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8" style:family="table">
      <style:table-properties style:width="9.144cm" fo:margin-top="0cm" fo:margin-bottom="0cm" table:align="left" fo:background-color="transparent" style:writing-mode="lr-tb">
        <style:background-image/>
      </style:table-properties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2.298cm"/>
    </style:style>
    <style:style style:name="Table8.C" style:family="table-column">
      <style:table-column-properties style:column-width="2.745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padding-left="0.199cm" fo:padding-right="0.191cm" fo:padding-top="0cm" fo:padding-bottom="0cm" fo:border-left="none" fo:border-right="0.5pt solid #000000" fo:border-top="none" fo:border-bottom="0.5pt solid #000000"/>
    </style:style>
    <style:style style:name="Table8.B1" style:family="table-cell">
      <style:table-cell-properties style:vertical-align="middle" fo:background-color="#1ca2b8" fo:padding-left="0.199cm" fo:padding-right="0.191cm" fo:padding-top="0cm" fo:padding-bottom="0cm" fo:border="0.5pt solid #000000">
        <style:background-image/>
      </style:table-cell-properties>
    </style:style>
    <style:style style:name="Table8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4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4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5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5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5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6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6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6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7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7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7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8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8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8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9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9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9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A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B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8.C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" style:family="table">
      <style:table-properties style:width="9.144cm" table:align="left"/>
    </style:style>
    <style:style style:name="Tableau1.A" style:family="table-column">
      <style:table-column-properties style:column-width="4.399cm"/>
    </style:style>
    <style:style style:name="Tableau1.B" style:family="table-column">
      <style:table-column-properties style:column-width="1.603cm"/>
    </style:style>
    <style:style style:name="Tableau1.C" style:family="table-column">
      <style:table-column-properties style:column-width="3.141cm"/>
    </style:style>
    <style:style style:name="Tableau1.A1" style:family="table-cell">
      <style:table-cell-properties style:vertical-align="middle" fo:padding="0cm" fo:border="none"/>
    </style:style>
    <style:style style:name="Tableau1.C1" style:family="table-cell">
      <style:table-cell-properties style:vertical-align="middle"/>
    </style:style>
    <style:style style:name="Tableau1.C2" style:family="table-cell">
      <style:table-cell-properties style:vertical-align="middle"/>
    </style:style>
    <style:style style:name="Tableau1.C3" style:family="table-cell">
      <style:table-cell-properties style:vertical-align="middle"/>
    </style:style>
    <style:style style:name="Tableau1.C4" style:family="table-cell">
      <style:table-cell-properties style:vertical-align="middle"/>
    </style:style>
    <style:style style:name="Tableau1.C5" style:family="table-cell">
      <style:table-cell-properties style:vertical-align="middle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Standard">
      <style:text-properties officeooo:paragraph-rsid="002f5f42"/>
    </style:style>
    <style:style style:name="P9" style:family="paragraph" style:parent-style-name="Standard">
      <style:text-properties officeooo:paragraph-rsid="002ebe1d"/>
    </style:style>
    <style:style style:name="P10" style:family="paragraph" style:parent-style-name="_5f_Paragraphe_5f_Réponse_5f_Pointillés_5f_Grisés">
      <style:text-properties officeooo:paragraph-rsid="002ebe1d"/>
    </style:style>
    <style:style style:name="P11" style:family="paragraph" style:parent-style-name="_5f_Tableau_5f_Pointillés_5f_Grisés">
      <style:text-properties fo:color="#000000" loext:opacity="100%" officeooo:paragraph-rsid="0025a05d" fo:background-color="#ffff00"/>
    </style:style>
    <style:style style:name="P12" style:family="paragraph" style:parent-style-name="_5f_Tableau_5f_Pointillés_5f_Grisés">
      <style:text-properties fo:color="#000000" loext:opacity="100%" officeooo:rsid="0026546e" officeooo:paragraph-rsid="0026546e" fo:background-color="#ffff00"/>
    </style:style>
    <style:style style:name="P13" style:family="paragraph" style:parent-style-name="Standard">
      <style:paragraph-properties fo:text-align="center" style:justify-single-word="false"/>
      <style:text-properties fo:font-size="2pt" officeooo:paragraph-rsid="00308bca" style:font-size-asian="1.75pt" style:font-size-complex="2pt"/>
    </style:style>
    <style:style style:name="P14" style:family="paragraph" style:parent-style-name="Standard">
      <style:text-properties officeooo:paragraph-rsid="00322d8a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/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5ac9e"/>
    </style:style>
    <style:style style:name="P26" style:family="paragraph" style:parent-style-name="_5f_Footer_20_page_20_paire_20__28_G_29_">
      <style:text-properties officeooo:paragraph-rsid="01336347"/>
    </style:style>
    <style:style style:name="P27" style:family="paragraph" style:parent-style-name="_5f_Footer_20_page_20_paire_20__28_G_29_">
      <style:text-properties officeooo:paragraph-rsid="01316a8b"/>
    </style:style>
    <style:style style:name="P28" style:family="paragraph" style:parent-style-name="_5f_Footer_20_page_20_paire_20__28_G_29_"/>
    <style:style style:name="P29" style:family="paragraph" style:parent-style-name="_5f_Header_20_D_20_page_20_paire_20__28_G_29_">
      <style:text-properties officeooo:rsid="0101821f" officeooo:paragraph-rsid="0101821f"/>
    </style:style>
    <style:style style:name="P30" style:family="paragraph" style:parent-style-name="_5f_Header_20_D_20_page_20_paire_20__28_G_29_">
      <style:text-properties officeooo:paragraph-rsid="00fe4814"/>
    </style:style>
    <style:style style:name="P3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2" style:family="paragraph" style:parent-style-name="_5f_Header_20_G_20_page_20_paire_20__28_G_29_">
      <style:text-properties officeooo:rsid="00ff3616" officeooo:paragraph-rsid="00ff3616"/>
    </style:style>
    <style:style style:name="P33" style:family="paragraph" style:parent-style-name="_5f_Header_20_M_20_page_20_impaire_20__28_D_29_">
      <style:text-properties officeooo:rsid="01035d0f" officeooo:paragraph-rsid="01035d0f"/>
    </style:style>
    <style:style style:name="P34" style:family="paragraph" style:parent-style-name="_5f_Header_20_M_20_page_20_paire_20__28_G_29_">
      <style:text-properties officeooo:rsid="0101a5c8" officeooo:paragraph-rsid="0101a5c8"/>
    </style:style>
    <style:style style:name="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6" style:family="paragraph" style:parent-style-name="_5f_Paragraphe_5f_Bullet" style:list-style-name=""/>
    <style:style style:name="P37" style:family="paragraph" style:parent-style-name="_5f_Paragraphe_5f_avec_5f_Num_5f_Question" style:list-style-name="_5f_Numérotation_20_des_20_exercices"/>
    <style:style style:name="P38" style:family="paragraph" style:parent-style-name="_5f_Paragraphe_5f_avec_5f_Num_5f_Question" style:list-style-name="_5f_Numérotation_20_des_20_exercices">
      <style:paragraph-properties fo:text-align="center" style:justify-single-word="false"/>
      <style:text-properties officeooo:paragraph-rsid="0025a05d"/>
    </style:style>
    <style:style style:name="P39" style:family="paragraph" style:parent-style-name="_5f_Paragraphe_5f_avec_5f_Num_5f_Question" style:list-style-name=""/>
    <style:style style:name="P40" style:family="paragraph" style:parent-style-name="_5f_Paragraphe_5f_avec_5f_Num_5f_Question" style:list-style-name="">
      <style:text-properties officeooo:paragraph-rsid="002f5f42"/>
    </style:style>
    <style:style style:name="P41" style:family="paragraph" style:parent-style-name="_5f_Premier_5f_Titre_5f_Exercices_5f_avec_5f_Num_20_Exo_5f_Avec_5f_Titre" style:list-style-name="_5f_Numérotation_20_des_20_exercices" style:master-page-name="SERIE_5f_Geometrie_5f_CLR_5f_1ca2b8_5f_2col">
      <style:paragraph-properties style:page-number="auto"/>
    </style:style>
    <style:style style:name="P42" style:family="paragraph" style:parent-style-name="_5f_Premier_5f_Titre_5f_Exercices_5f_avec_5f_Num_5f_Exo_5f_sans_5f_Titre" style:list-style-name="_5f_Numérotation_20_des_20_exercices"/>
    <style:style style:name="P43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44" style:family="paragraph" style:parent-style-name="_5f_Titre_5f_Exercices_5f_sans_5f_Titre" style:list-style-name="_5f_Numérotation_20_des_20_exercices"/>
    <style:style style:name="P45" style:family="paragraph" style:parent-style-name="_5f_Titre_5f_Exercices_5f_sans_5f_Titre" style:list-style-name="_5f_Numérotation_20_des_20_exercices">
      <style:paragraph-properties style:writing-mode="lr-tb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solid" draw:fill-color="#9d0f89"/>
    </style:style>
    <style:style style:name="P49" style:family="paragraph">
      <loext:graphic-properties draw:fill="solid" draw:fill-color="#1ca2b8"/>
    </style:style>
    <style:style style:name="P50" style:family="paragraph">
      <loext:graphic-properties draw:fill="solid" draw:fill-color="#d7e12c"/>
    </style:style>
    <style:style style:name="P5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indent="0cm" style:writing-mode="lr-tb"/>
    </style:style>
    <style:style style:name="P5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fo:background-color="#ffff00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/>
    </style:style>
    <style:style style:name="P6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7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7fb241"/>
    </style:style>
    <style:style style:name="P8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2c7ea5"/>
    </style:style>
    <style:style style:name="T8" style:family="text">
      <style:text-properties officeooo:rsid="0025a05d"/>
    </style:style>
    <style:style style:name="T9" style:family="text">
      <style:text-properties fo:color="#000000" loext:opacity="100%" fo:background-color="#ffff00" loext:char-shading-value="0"/>
    </style:style>
    <style:style style:name="T10" style:family="text">
      <style:text-properties officeooo:rsid="002f5f42"/>
    </style:style>
    <style:style style:name="T11" style:family="text">
      <style:text-properties officeooo:rsid="00317959"/>
    </style:style>
    <style:style style:name="T12" style:family="text">
      <style:text-properties officeooo:rsid="0036b567"/>
    </style:style>
    <style:style style:name="T1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fo:background-color="#ffff00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2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1" style:family="graphic">
      <style:graphic-properties draw:stroke="dash" draw:stroke-dash="Dashed_20__28_var_29__20_6796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dash" draw:stroke-dash="Dashed_20__28_var_29__20_6797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dash" draw:stroke-dash="Dashed_20__28_var_29__20_6798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6cm" fo:min-width="0.7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80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6cm" fo:min-width="0.79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1.25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7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79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dash" draw:stroke-dash="Dashed_20__28_var_29__20_67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4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" style:family="graphic">
      <style:graphic-properties draw:stroke="solid" draw:stroke-dash="Dashed_20__28_var_29__20_67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ed_20__28_var_29__20_67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ed_20__28_var_29__20_68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ed_20__28_var_29__20_6801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ed_20__28_var_29__20_6802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solid" draw:stroke-dash="Dashed_20__28_var_29__20_6803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" style:family="graphic">
      <style:graphic-properties draw:stroke="solid" draw:stroke-dash="Dashed_20__28_var_29__20_680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solid" draw:stroke-dash="Dashed_20__28_var_29__20_680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" style:family="graphic">
      <style:graphic-properties draw:stroke="solid" draw:stroke-dash="Dashed_20__28_var_29__20_6806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0" style:family="graphic">
      <style:graphic-properties loext:decorative="false" style:run-through="foreground"/>
    </style:style>
    <style:style style:name="gr41" style:family="graphic">
      <style:graphic-properties draw:stroke="solid" svg:stroke-width="0.019cm" svg:stroke-color="#ff3333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" style:family="graphic">
      <style:graphic-properties draw:stroke="solid" svg:stroke-width="0.019cm" svg:stroke-color="#ff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4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6" style:family="graphic">
      <style:graphic-properties draw:stroke="solid" svg:stroke-width="0.03cm" svg:stroke-color="#ff3333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4.022cm" fo:min-width="4.972cm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solid" svg:stroke-width="0.03cm" svg:stroke-color="#ff3333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9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solid" draw:fill-color="#c0c0c0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c0c0c0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svg:stroke-width="0.049cm" svg:stroke-color="#ff0000" draw:marker-start-width="0.42cm" draw:marker-end-width="0.42cm" draw:fill="none" loext:fill-use-slide-background="false" draw:textarea-horizontal-align="justify" draw:textarea-vertical-align="middle" draw:auto-grow-height="false" fo:min-height="2.835cm" fo:min-width="2.272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tyle:writing-mode="lr-tb" loext:decorative="false" fo:margin-top="0cm" fo:margin-bottom="0.199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9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0" style:family="graphic">
      <style:graphic-properties style:writing-mode="lr-tb" loext:decorative="false" style:run-through="foreground"/>
    </style:style>
    <style:style style:name="gr6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solid" draw:stroke-dash="Dashed_20__28_var_29__20_6788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3" style:family="graphic">
      <style:graphic-properties draw:stroke="solid" draw:stroke-dash="Dashed_20__28_var_29__20_6789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4" style:family="graphic">
      <style:graphic-properties draw:stroke="solid" draw:stroke-dash="Dashed_20__28_var_29__20_679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" style:family="graphic">
      <style:graphic-properties draw:stroke="solid" draw:stroke-dash="Dashed_20__28_var_29__20_6791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6" style:family="graphic">
      <style:graphic-properties draw:stroke="solid" draw:stroke-dash="Dashed_20__28_var_29__20_6792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7" style:family="graphic">
      <style:graphic-properties draw:stroke="solid" draw:stroke-dash="Dashed_20__28_var_29__20_6793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93cm" fo:min-width="0.46cm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3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fo:wrap-option="wrap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3.251cm" fo:min-width="2.9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middle" draw:auto-grow-height="false" fo:min-height="3.251cm" fo:min-width="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2" style:family="graphic">
      <style:graphic-properties style:writing-mode="lr-tb" loext:decorative="false"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solid" svg:stroke-width="0cm" svg:stroke-color="#c0c0c0" draw:marker-start="" draw:marker-start-width="0.199cm" draw:marker-start-center="false" draw:marker-end="" draw:marker-end-width="0.199cm" draw:marker-end-center="false" draw:fill="solid" draw:fill-color="#c0c0c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228cm" fo:min-width="0.954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8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281cm" fo:min-width="0.489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86" style:family="graphic">
      <style:graphic-properties draw:stroke="solid" draw:stroke-dash="Long_20_Dash" svg:stroke-width="0.049cm" svg:stroke-color="#ff0000" draw:marker-start="" draw:marker-start-width="0.199cm" draw:marker-start-center="false" draw:marker-end="" draw:marker-end-width="0.199cm" draw:marker-end-center="false" svg:stroke-linecap="butt" draw:fill="solid" draw:fill-color="#729fcf" draw:textarea-horizontal-align="center" draw:textarea-vertical-align="middle" fo:padding-top="0.025cm" fo:padding-bottom="0.025cm" fo:padding-left="0.025cm" fo:padding-right="0.025cm" fo:wrap-option="wrap" draw:shadow="hidden" draw:shadow-offset-x="0.199cm" draw:shadow-offset-y="0.199cm" draw:shadow-color="#808080" loext:decorative="false" style:run-through="foreground"/>
    </style:style>
    <style:style style:name="gr87" style:family="graphic">
      <style:graphic-properties draw:stroke="dash" draw:stroke-dash="Long_20_Dash" svg:stroke-width="0.049cm" svg:stroke-color="#ff0000" draw:marker-start="" draw:marker-start-width="0.199cm" draw:marker-start-center="false" draw:marker-end="" draw:marker-end-width="0.199cm" draw:marker-end-center="false" svg:stroke-linecap="butt" draw:fill="solid" draw:fill-color="#729fcf" draw:textarea-horizontal-align="center" draw:textarea-vertical-align="middle" fo:padding-top="0.025cm" fo:padding-bottom="0.025cm" fo:padding-left="0.025cm" fo:padding-right="0.025cm" fo:wrap-option="wrap" draw:shadow="hidden" draw:shadow-offset-x="0.199cm" draw:shadow-offset-y="0.199cm" draw:shadow-color="#808080" loext:decorative="false" style:run-through="foreground"/>
    </style:style>
    <style:style style:name="gr88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stroke="solid" svg:stroke-width="0cm" svg:stroke-color="#c0c0c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2" style:family="graphic">
      <style:graphic-properties draw:stroke="solid" svg:stroke-width="0.049cm" svg:stroke-color="#ff0000" draw:marker-start="" draw:marker-start-width="0.199cm" draw:marker-start-center="false" draw:marker-end="" draw:marker-end-width="0.199cm" draw:marker-end-center="false" draw:fill="solid" draw:fill-color="#ff0000" draw:textarea-horizontal-align="center" draw:textarea-vertical-align="middle" fo:padding-top="0.025cm" fo:padding-bottom="0.025cm" fo:padding-left="0.025cm" fo:padding-right="0.025cm" fo:wrap-option="wrap" draw:shadow="hidden" draw:shadow-offset-x="0.199cm" draw:shadow-offset-y="0.199cm" draw:shadow-color="#808080" loext:decorative="false" style:run-through="foreground"/>
    </style:style>
    <style:style style:name="gr93" style:family="graphic">
      <style:graphic-properties draw:stroke="solid" svg:stroke-width="0.049cm" svg:stroke-color="#ff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025cm" fo:padding-bottom="0.025cm" fo:padding-left="0.025cm" fo:padding-right="0.025cm" fo:wrap-option="wrap" draw:shadow="hidden" draw:shadow-offset-x="0.199cm" draw:shadow-offset-y="0.199cm" draw:shadow-color="#808080" loext:decorative="false" style:run-through="foreground"/>
    </style:style>
    <style:style style:name="gr94" style:family="graphic">
      <style:graphic-properties draw:stroke="dash" draw:stroke-dash="Long_20_Dash" svg:stroke-width="0.049cm" svg:stroke-color="#ff0000" draw:marker-start="" draw:marker-start-width="0.199cm" draw:marker-start-center="false" draw:marker-end="" draw:marker-end-width="0.199cm" draw:marker-end-center="false" svg:stroke-linecap="butt" draw:fill="solid" draw:fill-color="#ff0000" draw:textarea-horizontal-align="center" draw:textarea-vertical-align="middle" fo:padding-top="0.025cm" fo:padding-bottom="0.025cm" fo:padding-left="0.025cm" fo:padding-right="0.025cm" fo:wrap-option="wrap" draw:shadow="hidden" draw:shadow-offset-x="0.199cm" draw:shadow-offset-y="0.199cm" draw:shadow-color="#808080" loext:decorative="false" style:run-through="foreground"/>
    </style:style>
    <style:style style:name="gr95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0c0c0" draw:textarea-horizontal-align="justify" draw:textarea-vertical-align="middle" draw:auto-grow-height="false" fo:min-height="1.787cm" fo:min-width="1.30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82cm" fo:min-width="5.973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98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justify" draw:textarea-vertical-align="middle" draw:auto-grow-height="false" fo:min-height="1.789cm" fo:min-width="1.312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99" style:family="graphic">
      <style:graphic-properties draw:stroke="solid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justify" draw:textarea-vertical-align="middle" draw:auto-grow-height="false" fo:min-height="1.789cm" fo:min-width="1.312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961cm" fo:min-width="1.593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01" style:family="graphic">
      <style:graphic-properties draw:stroke="solid" draw:stroke-dash="Fine_20_Dashed" svg:stroke-width="0.053cm" svg:stroke-color="#000000" draw:marker-start="" draw:marker-start-width="0.279cm" draw:marker-start-center="false" draw:marker-end="" draw:marker-end-width="0.279cm" draw:marker-end-center="false" svg:stroke-linecap="butt" draw:fill="none" draw:fill-color="#729fcf" loext:fill-use-slide-background="false" draw:textarea-horizontal-align="center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102" style:family="graphic">
      <style:graphic-properties loext:decorative="fals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10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10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d9e0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loext:decorative="false" style:run-through="foreground"/>
    </style:style>
    <style:style style:name="gr10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fb2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loext:decorative="false" style:run-through="foreground"/>
    </style:style>
    <style:style style:name="gr10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loext:decorative="false" style:run-through="foreground"/>
    </style:style>
    <style:style style:name="gr1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0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12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13" style:family="graphic">
      <style:graphic-properties draw:stroke="solid" draw:stroke-dash="Ultrafine_20_Dashe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14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0.822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5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1.13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7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3176456" text:style-name="_5f_Numérotation_20_des_20_exercices">
        <text:list-item>
          <text:h text:style-name="P41" text:outline-level="1"><text:span text:style-name="_5f_Caractères_5f_gras">Apparence</text:span></text:h>
        </text:list-item>
      </text:list>
      <text:h text:style-name="_5f_Paragraphe" text:outline-level="1"><draw:g text:anchor-type="paragraph" draw:z-index="25" draw:name="Shape1" draw:style-name="gr102"><draw:line draw:style-name="gr103" draw:text-style-name="P76" svg:x1="7.075cm" svg:y1="0.481cm" svg:x2="7.075cm" svg:y2="1.481cm"><text:p/></draw:line><draw:line draw:style-name="gr104" draw:text-style-name="P76" svg:x1="6.075cm" svg:y1="1.081cm" svg:x2="8.075cm" svg:y2="1.081cm"><text:p/></draw:line><draw:line draw:style-name="gr104" draw:text-style-name="P76" svg:x1="6.075cm" svg:y1="2.083cm" svg:x2="8.075cm" svg:y2="2.083cm"><text:p/></draw:line><draw:line draw:style-name="gr104" draw:text-style-name="P76" svg:x1="6.075cm" svg:y1="1.081cm" svg:x2="7.075cm" svg:y2="0.481cm"><text:p/></draw:line><draw:line draw:style-name="gr104" draw:text-style-name="P76" svg:x1="7.075cm" svg:y1="0.481cm" svg:x2="9.075cm" svg:y2="0.481cm"><text:p/></draw:line><draw:line draw:style-name="gr103" draw:text-style-name="P76" svg:x1="7.075cm" svg:y1="1.481cm" svg:x2="9.075cm" svg:y2="1.481cm"><text:p/></draw:line><draw:line draw:style-name="gr103" draw:text-style-name="P76" svg:x1="7.075cm" svg:y1="1.481cm" svg:x2="6.075cm" svg:y2="2.081cm"><text:p/></draw:line><draw:line draw:style-name="gr104" draw:text-style-name="P76" svg:x1="6.075cm" svg:y1="1.081cm" svg:x2="6.075cm" svg:y2="2.081cm"><text:p/></draw:line><draw:line draw:style-name="gr104" draw:text-style-name="P76" svg:x1="8.075cm" svg:y1="1.081cm" svg:x2="8.075cm" svg:y2="2.081cm"><text:p/></draw:line><draw:line draw:style-name="gr104" draw:text-style-name="P76" svg:x1="8.075cm" svg:y1="1.081cm" svg:x2="9.075cm" svg:y2="0.481cm"><text:p/></draw:line><draw:line draw:style-name="gr104" draw:text-style-name="P76" svg:x1="8.075cm" svg:y1="2.081cm" svg:x2="9.075cm" svg:y2="1.481cm"><text:p/></draw:line><draw:line draw:style-name="gr104" draw:text-style-name="P76" svg:x1="9.075cm" svg:y1="0.481cm" svg:x2="9.075cm" svg:y2="1.481cm"><text:p/></draw:line><draw:polygon draw:style-name="gr105" draw:text-style-name="P77" svg:width="1.999cm" svg:height="0.999cm" svg:x="6.075cm" svg:y="1.081cm" svg:viewBox="0 0 2000 1000" draw:points="0,0 2000,0 2000,1000 0,1000"><text:p/></draw:polygon><draw:polygon draw:style-name="gr106" draw:text-style-name="P78" svg:width="2.999cm" svg:height="0.599cm" svg:x="6.075cm" svg:y="0.481cm" svg:viewBox="0 0 3000 600" draw:points="1000,0 3000,0 2000,600 0,600"><text:p/></draw:polygon><draw:polygon draw:style-name="gr107" draw:text-style-name="P79" svg:width="0.999cm" svg:height="1.599cm" svg:x="8.075cm" svg:y="0.481cm" svg:viewBox="0 0 1000 1600" draw:points="1000,0 1000,1000 0,1600 0,600"><text:p/></draw:polygon><draw:frame draw:style-name="gr108" draw:text-style-name="P80" svg:width="0.701cm" svg:height="0.671cm" svg:x="5.475cm" svg:y="0.619cm"><draw:text-box><text:p text:style-name="P58"><text:span text:style-name="T20">D</text:span></text:p></draw:text-box></draw:frame><draw:frame draw:style-name="gr108" draw:text-style-name="P80" svg:width="0.701cm" svg:height="0.671cm" svg:x="6.674cm" svg:y="-0.081cm"><draw:text-box><text:p text:style-name="P58"><text:span text:style-name="T20">A</text:span></text:p></draw:text-box></draw:frame><draw:frame draw:style-name="gr108" draw:text-style-name="P80" svg:width="0.701cm" svg:height="0.671cm" svg:x="8.775cm" svg:y="-0.081cm"><draw:text-box><text:p text:style-name="P58"><text:span text:style-name="T20">B</text:span></text:p></draw:text-box></draw:frame><draw:frame draw:style-name="gr109" draw:text-style-name="P80" svg:width="0.699cm" svg:height="0.673cm" svg:x="7.576cm" svg:y="0.58cm"><draw:text-box><text:p text:style-name="P58"><text:span text:style-name="T20">C</text:span></text:p></draw:text-box></draw:frame><draw:frame draw:style-name="gr109" draw:text-style-name="P80" svg:width="0.701cm" svg:height="0.673cm" svg:x="5.475cm" svg:y="1.819cm"><draw:text-box><text:p text:style-name="P58"><text:span text:style-name="T20">H</text:span></text:p></draw:text-box></draw:frame><draw:frame draw:style-name="gr108" draw:text-style-name="P80" svg:width="0.701cm" svg:height="0.671cm" svg:x="6.775cm" svg:y="1.381cm"><draw:text-box><text:p text:style-name="P58"><text:span text:style-name="T20">E</text:span></text:p></draw:text-box></draw:frame><draw:frame draw:style-name="gr108" draw:text-style-name="P80" svg:width="0.699cm" svg:height="0.671cm" svg:x="8.876cm" svg:y="1.219cm"><draw:text-box><text:p text:style-name="P58"><text:span text:style-name="T20">F</text:span></text:p></draw:text-box></draw:frame><draw:frame draw:style-name="gr108" draw:text-style-name="P80" svg:width="0.701cm" svg:height="0.671cm" svg:x="7.775cm" svg:y="1.981cm"><draw:text-box><text:p text:style-name="P58"><text:span text:style-name="T20">G</text:span></text:p></draw:text-box></draw:frame></draw:g><text:span text:style-name="_5f_Caractères">En regardant la représentation ci-contre d’un parallélépipède rectangle, </text:span><text:span text:style-name="_5f_Caractères"><text:span text:style-name="T12">Nina</text:span></text:span><text:span text:style-name="_5f_Caractères"> dit : « L’angle </text:span><text:span text:style-name="_5f_Caractères"><draw:frame draw:style-name="fr3" draw:name="Object1" text:anchor-type="as-char" svg:y="-0.376cm" svg:width="0.945cm" svg:height="0.459cm" draw:z-index="2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<text:s/>est obtus ». « Mais non, l’angle </text:span><text:span text:style-name="_5f_Caractères"><draw:frame draw:style-name="fr3" draw:name="Object2" text:anchor-type="as-char" svg:y="-0.376cm" svg:width="0.945cm" svg:height="0.459cm" draw:z-index="2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<text:s/>est droit. » lui répond Fadi. </text:span></text:h>
      <text:list text:style-name="_5f_Numérotation_20_des_20_exercices">
        <text:list-item>
          <text:list>
            <text:list-item>
              <text:h text:style-name="P37" text:outline-level="2"><text:span text:style-name="_5f_Caractères">Commente ces affirmations.</text:span></text:h>
            </text:list-item>
          </text:list>
        </text:list-item>
      </text:list>
      <text:p text:style-name="P10"><text:span text:style-name="_5f_Caractères_5f_correction">L’angle </text:span><text:span text:style-name="_5f_Caractères_5f_correction"><draw:frame draw:style-name="fr2" draw:name="Objet1" text:anchor-type="as-char" svg:y="-0.377cm" svg:width="0.951cm" svg:height="0.46cm" draw:z-index="3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_5f_correction"><text:s/></text:span><text:span text:style-name="_5f_Caractères_5f_correction"><text:span text:style-name="T8">apparait</text:span></text:span><text:span text:style-name="_5f_Caractères_5f_correction"> obtus </text:span><text:span text:style-name="_5f_Caractères_5f_correction"><text:span text:style-name="T8">sur la représentation en perspective cavlière mais, en réalité, </text:span></text:span><text:span text:style-name="_5f_Caractères_5f_correction">l’angle </text:span><text:span text:style-name="_5f_Caractères_5f_correction"><draw:frame draw:style-name="fr2" draw:name="Objet2" text:anchor-type="as-char" svg:y="-0.376cm" svg:width="0.945cm" svg:height="0.459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_5f_correction"><text:s/>est droit.</text:span></text:p>
      <text:list text:continue-numbering="true" text:style-name="_5f_Numérotation_20_des_20_exercices">
        <text:list-item>
          <text:list>
            <text:list-item>
              <text:h text:style-name="P37" text:outline-level="2"><text:span text:style-name="_5f_Caractères">A l’aide de la représentation du pavé droit, complète le tableau par VRAI ou FAUX.</text:span>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_5f_Tableau_5f_Centré" text:outline-level="1"><text:span text:style-name="_5f_Caractères"/></text:h>
          </table:table-cell>
          <table:table-cell table:style-name="Table8.B1" office:value-type="string">
            <text:h text:style-name="_5f_Tableau_5f_Centré_5f_Gras" text:outline-level="1"><text:span text:style-name="_5f_Caractères">D</text:span>ans la réalité</text:h>
          </table:table-cell>
          <table:table-cell table:style-name="Table8.B1" office:value-type="string">
            <text:h text:style-name="_5f_Tableau_5f_Centré_5f_Gras" text:outline-level="1"><text:span text:style-name="_5f_Caractères">S</text:span>ur la repré­sentation <text:s text:c="16"/></text:h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L</text:span>es six faces sont des rectangles.</text:h>
          </table:table-cell>
          <table:table-cell table:style-name="Table8.B2" office:value-type="string">
            <text:list text:continue-list="list1003176456" text:style-name="_5f_Numérotation_20_des_20_exercices">
              <text:list-item>
                <text:list>
                  <text:list-header>
                    <text:h text:style-name="P38" text:outline-level="2"><text:span text:style-name="_5f_Caractères"><text:span text:style-name="T9">VRAI</text:span></text:span></text:h>
                  </text:list-header>
                </text:list>
              </text:list-item>
            </text:list>
          </table:table-cell>
          <table:table-cell table:style-name="Table8.C2" office:value-type="string">
            <text:p text:style-name="P11"><text:span text:style-name="_5f_Caractères"><text:span text:style-name="T8">FAUX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B) et (AD) sont perpendiculaires.</text:h>
          </table:table-cell>
          <table:table-cell table:style-name="Table8.B2" office:value-type="string">
            <text:p text:style-name="P11"><text:span text:style-name="_5f_Caractères">VRAI</text:span></text:p>
          </table:table-cell>
          <table:table-cell table:style-name="Table8.C2" office:value-type="string">
            <text:p text:style-name="P11"><text:span text:style-name="_5f_Caractères"><text:span text:style-name="T8">FAUX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DC) et (DH) sont perpendiculaires.</text:h>
          </table:table-cell>
          <table:table-cell table:style-name="Table8.B2" office:value-type="string">
            <text:p text:style-name="P11"><text:span text:style-name="_5f_Caractères">VRAI</text:span></text:p>
          </table:table-cell>
          <table:table-cell table:style-name="Table8.C2" office:value-type="string">
            <text:p text:style-name="P11"><text:span text:style-name="_5f_Caractères">VRAI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E) et (EH) sont perpendiculaires.</text:h>
          </table:table-cell>
          <table:table-cell table:style-name="Table8.B2" office:value-type="string">
            <text:p text:style-name="P11"><text:span text:style-name="_5f_Caractères">VRAI</text:span></text:p>
          </table:table-cell>
          <table:table-cell table:style-name="Table8.C2" office:value-type="string">
            <text:p text:style-name="P11"><text:span text:style-name="_5f_Caractères"><text:span text:style-name="T8">FAUX</text:span>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B) et (DC) sont parallèles.</text:h>
          </table:table-cell>
          <table:table-cell table:style-name="Table8.B2" office:value-type="string">
            <text:p text:style-name="P11"><text:span text:style-name="_5f_Caractères">VRAI</text:span></text:p>
          </table:table-cell>
          <table:table-cell table:style-name="Table8.C2" office:value-type="string">
            <text:p text:style-name="P11"><text:span text:style-name="_5f_Caractères">VRAI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AB) et (HG) sont parallèles.</text:h>
          </table:table-cell>
          <table:table-cell table:style-name="Table8.B2" office:value-type="string">
            <text:p text:style-name="P11"><text:span text:style-name="_5f_Caractères">VRAI</text:span></text:p>
          </table:table-cell>
          <table:table-cell table:style-name="Table8.C2" office:value-type="string">
            <text:p text:style-name="P11"><text:span text:style-name="_5f_Caractères">VRAI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(</text:span>DH) et (BF) sont parallèles.</text:h>
          </table:table-cell>
          <table:table-cell table:style-name="Table8.B2" office:value-type="string">
            <text:p text:style-name="P11"><text:span text:style-name="_5f_Caractères">VRAI</text:span></text:p>
          </table:table-cell>
          <table:table-cell table:style-name="Table8.C2" office:value-type="string">
            <text:p text:style-name="P11"><text:span text:style-name="_5f_Caractères">VRAI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C</text:span>BFG est un parallélogramme.</text:h>
          </table:table-cell>
          <table:table-cell table:style-name="Table8.B2" office:value-type="string">
            <text:p text:style-name="P11"><text:span text:style-name="_5f_Caractères">VRAI </text:span><text:span text:style-name="_5f_Caractères"><text:span text:style-name="T11">mais rectangle</text:span></text:span></text:p>
          </table:table-cell>
          <table:table-cell table:style-name="Table8.C2" office:value-type="string">
            <text:p text:style-name="P11"><text:span text:style-name="_5f_Caractères">VRAI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L</text:span>es segments [DB] et [AC] se coupent.</text:h>
          </table:table-cell>
          <table:table-cell table:style-name="Table8.B2" office:value-type="string">
            <text:p text:style-name="P11"><text:span text:style-name="_5f_Caractères">VRAI</text:span></text:p>
          </table:table-cell>
          <table:table-cell table:style-name="Table8.C2" office:value-type="string">
            <text:p text:style-name="P11"><text:span text:style-name="_5f_Caractères">VRAI</text:span></text:p>
          </table:table-cell>
        </table:table-row>
        <table:table-row table:style-name="Table8.1">
          <table:table-cell table:style-name="Table8.A2" office:value-type="string">
            <text:h text:style-name="_5f_Tableau_5f_Centré" text:outline-level="1"><text:span text:style-name="_5f_Caractères">L</text:span>es segments [DB] et [AE] se coupent.</text:h>
          </table:table-cell>
          <table:table-cell table:style-name="Table8.B2" office:value-type="string">
            <text:p text:style-name="P11"><text:span text:style-name="_5f_Caractères"><text:span text:style-name="T8">FAUX</text:span></text:span></text:p>
          </table:table-cell>
          <table:table-cell table:style-name="Table8.C2" office:value-type="string">
            <text:p text:style-name="P11"><text:span text:style-name="_5f_Caractères">VRAI</text:span></text:p>
          </table:table-cell>
        </table:table-row>
      </table:table>
      <text:list text:continue-numbering="true" text:style-name="_5f_Numérotation_20_des_20_exercices">
        <text:list-header>
          <text:h text:style-name="P44" text:outline-level="1"><text:span text:style-name="_5f_Caractères"/></text:h>
        </text:list-header>
        <text:list-item>
          <text:h text:style-name="P43" text:outline-level="1"><text:span text:style-name="_5f_Caractères">Dans chacun des cas, complète le dessin de façon à obtenir la représentation en perspective cavalière d'un pavé droit.</text:span></text:h>
        </text:list-item>
      </text:list>
      <text:h text:style-name="P36" text:outline-level="1"><text:span text:style-name="_5f_Caractères">Sur quadrillage :</text:span></text:h>
      <text:p text:style-name="P9"><text:span text:style-name="_5f_Caractères"><draw:g text:anchor-type="as-char" draw:z-index="32" draw:name="Shape 1" draw:style-name="gr88"><draw:g draw:name="Forme 2" draw:style-name="gr60"><draw:g draw:style-name="gr40"><draw:line draw:style-name="gr89" draw:text-style-name="P60" svg:x1="0.001cm" svg:y1="0cm" svg:x2="0.001cm" svg:y2="4.891cm"><text:p/></draw:line><draw:line draw:style-name="gr89" draw:text-style-name="P60" svg:x1="0.477cm" svg:y1="0cm" svg:x2="0.477cm" svg:y2="4.891cm"><text:p/></draw:line><draw:line draw:style-name="gr89" draw:text-style-name="P60" svg:x1="0.953cm" svg:y1="0cm" svg:x2="0.953cm" svg:y2="4.891cm"><text:p/></draw:line><draw:line draw:style-name="gr89" draw:text-style-name="P60" svg:x1="1.428cm" svg:y1="0cm" svg:x2="1.428cm" svg:y2="4.891cm"><text:p/></draw:line><draw:line draw:style-name="gr89" draw:text-style-name="P60" svg:x1="1.906cm" svg:y1="0cm" svg:x2="1.906cm" svg:y2="4.891cm"><text:p/></draw:line><draw:line draw:style-name="gr89" draw:text-style-name="P60" svg:x1="2.381cm" svg:y1="0cm" svg:x2="2.381cm" svg:y2="4.891cm"><text:p/></draw:line><draw:line draw:style-name="gr89" draw:text-style-name="P60" svg:x1="2.856cm" svg:y1="0cm" svg:x2="2.856cm" svg:y2="4.891cm"><text:p/></draw:line><draw:line draw:style-name="gr89" draw:text-style-name="P60" svg:x1="3.332cm" svg:y1="0cm" svg:x2="3.332cm" svg:y2="4.891cm"><text:p/></draw:line><draw:line draw:style-name="gr89" draw:text-style-name="P60" svg:x1="3.808cm" svg:y1="0cm" svg:x2="3.808cm" svg:y2="4.891cm"><text:p/></draw:line><draw:line draw:style-name="gr89" draw:text-style-name="P60" svg:x1="4.282cm" svg:y1="0cm" svg:x2="4.282cm" svg:y2="4.891cm"><text:p/></draw:line><draw:line draw:style-name="gr89" draw:text-style-name="P60" svg:x1="4.759cm" svg:y1="0cm" svg:x2="4.759cm" svg:y2="4.891cm"><text:p/></draw:line><draw:line draw:style-name="gr89" draw:text-style-name="P60" svg:x1="5.236cm" svg:y1="0cm" svg:x2="5.236cm" svg:y2="4.891cm"><text:p/></draw:line><draw:line draw:style-name="gr89" draw:text-style-name="P60" svg:x1="5.711cm" svg:y1="0cm" svg:x2="5.711cm" svg:y2="4.891cm"><text:p/></draw:line><draw:line draw:style-name="gr89" draw:text-style-name="P60" svg:x1="6.186cm" svg:y1="0cm" svg:x2="6.186cm" svg:y2="4.891cm"><text:p/></draw:line><draw:line draw:style-name="gr89" draw:text-style-name="P60" svg:x1="6.662cm" svg:y1="0cm" svg:x2="6.662cm" svg:y2="4.891cm"><text:p/></draw:line><draw:line draw:style-name="gr89" draw:text-style-name="P60" svg:x1="7.139cm" svg:y1="0cm" svg:x2="7.139cm" svg:y2="4.891cm"><text:p/></draw:line><draw:line draw:style-name="gr89" draw:text-style-name="P60" svg:x1="7.615cm" svg:y1="0cm" svg:x2="7.615cm" svg:y2="4.891cm"><text:p/></draw:line><draw:line draw:style-name="gr89" draw:text-style-name="P60" svg:x1="8.09cm" svg:y1="0cm" svg:x2="8.09cm" svg:y2="4.891cm"><text:p/></draw:line><draw:line draw:style-name="gr89" draw:text-style-name="P60" svg:x1="8.567cm" svg:y1="0cm" svg:x2="8.567cm" svg:y2="4.891cm"><text:p/></draw:line><draw:line draw:style-name="gr89" draw:text-style-name="P60" svg:x1="9.041cm" svg:y1="0cm" svg:x2="9.041cm" svg:y2="4.891cm"><text:p/></draw:line><draw:line draw:style-name="gr89" draw:text-style-name="P60" svg:x1="0.001cm" svg:y1="0cm" svg:x2="9.041cm" svg:y2="0cm"><text:p/></draw:line><draw:line draw:style-name="gr89" draw:text-style-name="P60" svg:x1="0.001cm" svg:y1="0.489cm" svg:x2="9.041cm" svg:y2="0.489cm"><text:p/></draw:line><draw:line draw:style-name="gr89" draw:text-style-name="P60" svg:x1="0.001cm" svg:y1="0.974cm" svg:x2="9.041cm" svg:y2="0.974cm"><text:p/></draw:line><draw:line draw:style-name="gr89" draw:text-style-name="P60" svg:x1="0.001cm" svg:y1="1.467cm" svg:x2="9.041cm" svg:y2="1.467cm"><text:p/></draw:line><draw:line draw:style-name="gr89" draw:text-style-name="P60" svg:x1="0.001cm" svg:y1="1.953cm" svg:x2="9.041cm" svg:y2="1.953cm"><text:p/></draw:line><draw:line draw:style-name="gr89" draw:text-style-name="P60" svg:x1="0.001cm" svg:y1="2.446cm" svg:x2="9.041cm" svg:y2="2.446cm"><text:p/></draw:line><draw:line draw:style-name="gr89" draw:text-style-name="P60" svg:x1="0.001cm" svg:y1="2.932cm" svg:x2="9.041cm" svg:y2="2.932cm"><text:p/></draw:line><draw:line draw:style-name="gr89" draw:text-style-name="P60" svg:x1="0.001cm" svg:y1="3.423cm" svg:x2="9.041cm" svg:y2="3.423cm"><text:p/></draw:line><draw:line draw:style-name="gr89" draw:text-style-name="P60" svg:x1="0.001cm" svg:y1="3.911cm" svg:x2="9.041cm" svg:y2="3.911cm"><text:p/></draw:line><draw:line draw:style-name="gr89" draw:text-style-name="P60" svg:x1="0.001cm" svg:y1="4.402cm" svg:x2="9.041cm" svg:y2="4.402cm"><text:p/></draw:line><draw:line draw:style-name="gr89" draw:text-style-name="P60" svg:x1="0.001cm" svg:y1="4.89cm" svg:x2="9.041cm" svg:y2="4.89cm"><text:p/></draw:line></draw:g><draw:line draw:style-name="gr54" draw:text-style-name="P60" svg:x1="1.904cm" svg:y1="0cm" svg:x2="0.477cm" svg:y2="0.978cm"><text:p/></draw:line><draw:line draw:style-name="gr54" draw:text-style-name="P60" svg:x1="2.381cm" svg:y1="0.974cm" svg:x2="0.477cm" svg:y2="0.974cm"><text:p/></draw:line><draw:line draw:style-name="gr54" draw:text-style-name="P60" svg:x1="0.477cm" svg:y1="1.952cm" svg:x2="0.477cm" svg:y2="0.974cm"><text:p/></draw:line><draw:line draw:style-name="gr54" draw:text-style-name="P60" svg:x1="4.759cm" svg:y1="0.489cm" svg:x2="5.71cm" svg:y2="1.467cm"><text:p/></draw:line><draw:line draw:style-name="gr54" draw:text-style-name="P60" svg:x1="7.138cm" svg:y1="1.467cm" svg:x2="5.711cm" svg:y2="1.467cm"><text:p/></draw:line><draw:line draw:style-name="gr54" draw:text-style-name="P60" svg:x1="5.711cm" svg:y1="2.934cm" svg:x2="5.711cm" svg:y2="1.467cm"><text:p/></draw:line><draw:line draw:style-name="gr54" draw:text-style-name="P60" svg:x1="0.477cm" svg:y1="3.424cm" svg:x2="2.381cm" svg:y2="2.446cm"><text:p/></draw:line><draw:line draw:style-name="gr54" draw:text-style-name="P60" svg:x1="8.09cm" svg:y1="2.446cm" svg:x2="9.041cm" svg:y2="2.446cm"><text:p/></draw:line><draw:line draw:style-name="gr54" draw:text-style-name="P60" svg:x1="6.186cm" svg:y1="3.913cm" svg:x2="8.09cm" svg:y2="2.446cm"><text:p/></draw:line><draw:line draw:style-name="gr90" draw:text-style-name="P60" svg:x1="2.381cm" svg:y1="2.446cm" svg:x2="2.381cm" svg:y2="3.913cm"><text:p/></draw:line><draw:line draw:style-name="gr90" draw:text-style-name="P60" svg:x1="4.761cm" svg:y1="3.911cm" svg:x2="2.381cm" svg:y2="3.911cm"><text:p/></draw:line><draw:line draw:style-name="gr90" draw:text-style-name="P60" svg:x1="8.09cm" svg:y1="3.424cm" svg:x2="8.09cm" svg:y2="2.446cm"><text:p/></draw:line><draw:frame draw:style-name="gr91" draw:text-style-name="P72" svg:width="1.624cm" svg:height="0.932cm" svg:x="1.235cm" svg:y="0.356cm"><draw:text-box><text:p text:style-name="P52"><text:span text:style-name="T18">a.</text:span></text:p></draw:text-box></draw:frame><draw:frame draw:style-name="gr91" draw:text-style-name="P72" svg:width="1.622cm" svg:height="0.932cm" svg:x="5.525cm" svg:y="0.439cm"><draw:text-box><text:p text:style-name="P52"><text:span text:style-name="T18">b.</text:span></text:p></draw:text-box></draw:frame><draw:frame draw:style-name="gr91" draw:text-style-name="P72" svg:width="1.622cm" svg:height="0.932cm" svg:x="1.261cm" svg:y="2.815cm"><draw:text-box><text:p text:style-name="P52"><text:span text:style-name="T18">c.</text:span></text:p></draw:text-box></draw:frame><draw:frame draw:style-name="gr91" draw:text-style-name="P72" svg:width="1.116cm" svg:height="0.932cm" svg:x="7.927cm" svg:y="2.392cm"><draw:text-box><text:p text:style-name="P52"><text:span text:style-name="T18">d.</text:span></text:p></draw:text-box></draw:frame></draw:g><draw:line draw:name="Ligne horizontale 1" draw:style-name="gr92" draw:text-style-name="P74" svg:x1="1.906cm" svg:y1="0cm" svg:x2="3.809cm" svg:y2="0cm"><text:p/></draw:line><draw:line draw:name="Ligne 1" draw:style-name="gr92" draw:text-style-name="P74" svg:x1="2.381cm" svg:y1="0.979cm" svg:x2="3.808cm" svg:y2="0cm"><text:p/></draw:line><draw:line draw:name="Ligne horizontale 2" draw:style-name="gr93" draw:text-style-name="P73" svg:x1="0.477cm" svg:y1="1.953cm" svg:x2="2.38cm" svg:y2="1.953cm"><text:p/></draw:line><draw:line draw:name="Ligne verticale 1" draw:style-name="gr93" draw:text-style-name="P73" svg:x1="2.381cm" svg:y1="0.974cm" svg:x2="2.381cm" svg:y2="1.952cm"><text:p/></draw:line><draw:line draw:name="Ligne 2" draw:style-name="gr93" draw:text-style-name="P73" svg:x1="3.808cm" svg:y1="0.974cm" svg:x2="2.381cm" svg:y2="1.952cm"><text:p/></draw:line><draw:line draw:name="Ligne verticale 2" draw:style-name="gr93" draw:text-style-name="P73" svg:x1="3.808cm" svg:y1="0cm" svg:x2="3.808cm" svg:y2="0.979cm"><text:p/></draw:line><draw:line draw:name="Ligne verticale 3" draw:style-name="gr93" draw:text-style-name="P73" svg:x1="4.759cm" svg:y1="0.489cm" svg:x2="4.759cm" svg:y2="1.957cm"><text:p/></draw:line><draw:line draw:name="Ligne 3" draw:style-name="gr93" draw:text-style-name="P73" svg:x1="5.711cm" svg:y1="2.932cm" svg:x2="4.759cm" svg:y2="1.953cm"><text:p/></draw:line><draw:line draw:name="Ligne horizontale 3" draw:style-name="gr93" draw:text-style-name="P73" svg:x1="4.759cm" svg:y1="0.488cm" svg:x2="6.186cm" svg:y2="0.488cm"><text:p/></draw:line><draw:line draw:name="Ligne 4" draw:style-name="gr93" draw:text-style-name="P73" svg:x1="7.143cm" svg:y1="1.467cm" svg:x2="6.191cm" svg:y2="0.488cm"><text:p/></draw:line><draw:line draw:name="Ligne horizontale 4" draw:style-name="gr93" draw:text-style-name="P73" svg:x1="5.713cm" svg:y1="2.932cm" svg:x2="7.14cm" svg:y2="2.932cm"><text:p/></draw:line><draw:line draw:name="Ligne verticale 4" draw:style-name="gr93" draw:text-style-name="P73" svg:x1="7.139cm" svg:y1="1.465cm" svg:x2="7.139cm" svg:y2="2.933cm"><text:p/></draw:line><draw:line draw:name="Ligne horizontale 5" draw:style-name="gr93" draw:text-style-name="P73" svg:x1="2.382cm" svg:y1="2.447cm" svg:x2="4.762cm" svg:y2="2.447cm"><text:p/></draw:line><draw:line draw:name="Ligne verticale 5" draw:style-name="gr93" draw:text-style-name="P73" svg:x1="4.761cm" svg:y1="3.912cm" svg:x2="4.761cm" svg:y2="2.446cm"><text:p/></draw:line><draw:line draw:name="Ligne horizontale 6" draw:style-name="gr93" draw:text-style-name="P73" svg:x1="0.477cm" svg:y1="3.423cm" svg:x2="2.882cm" svg:y2="3.423cm"><text:p/></draw:line><draw:line draw:name="Ligne verticale 6" draw:style-name="gr93" draw:text-style-name="P73" svg:x1="0.477cm" svg:y1="4.891cm" svg:x2="0.477cm" svg:y2="3.379cm"><text:p/></draw:line><draw:line draw:name="Ligne 5" draw:style-name="gr93" draw:text-style-name="P73" svg:x1="2.856cm" svg:y1="4.847cm" svg:x2="2.856cm" svg:y2="3.379cm"><text:p/></draw:line><draw:line draw:name="Ligne horizontale 7" draw:style-name="gr93" draw:text-style-name="P73" svg:x1="0.477cm" svg:y1="4.89cm" svg:x2="2.882cm" svg:y2="4.89cm"><text:p/></draw:line><draw:line draw:name="Ligne 6" draw:style-name="gr93" draw:text-style-name="P73" svg:x1="4.697cm" svg:y1="3.911cm" svg:x2="2.794cm" svg:y2="4.89cm"><text:p/></draw:line><draw:line draw:name="Ligne 7" draw:style-name="gr93" draw:text-style-name="P73" svg:x1="4.759cm" svg:y1="2.447cm" svg:x2="2.856cm" svg:y2="3.425cm"><text:p/></draw:line><draw:line draw:name="Ligne verticale 7" draw:style-name="gr93" draw:text-style-name="P73" svg:x1="9.031cm" svg:y1="2.444cm" svg:x2="9.031cm" svg:y2="3.422cm"><text:p/></draw:line><draw:line draw:name="Ligne verticale 8" draw:style-name="gr93" draw:text-style-name="P73" svg:x1="6.186cm" svg:y1="3.911cm" svg:x2="6.186cm" svg:y2="4.89cm"><text:p/></draw:line><draw:line draw:name="Ligne verticale 9" draw:style-name="gr93" draw:text-style-name="P73" svg:x1="7.14cm" svg:y1="3.865cm" svg:x2="7.14cm" svg:y2="4.844cm"><text:p/></draw:line><draw:line draw:name="Ligne horizontale 8" draw:style-name="gr93" draw:text-style-name="P73" svg:x1="6.186cm" svg:y1="3.911cm" svg:x2="7.138cm" svg:y2="3.911cm"><text:p/></draw:line><draw:line draw:name="Ligne horizontale 9" draw:style-name="gr93" draw:text-style-name="P73" svg:x1="6.186cm" svg:y1="4.89cm" svg:x2="7.138cm" svg:y2="4.89cm"><text:p/></draw:line><draw:line draw:name="Ligne 8" draw:style-name="gr93" draw:text-style-name="P73" svg:x1="7.139cm" svg:y1="3.913cm" svg:x2="9.042cm" svg:y2="2.447cm"><text:p/></draw:line><draw:line draw:name="Ligne 9" draw:style-name="gr86" draw:text-style-name="P73" svg:x1="7.128cm" svg:y1="4.885cm" svg:x2="9.031cm" svg:y2="3.417cm"><text:p/></draw:line><draw:line draw:name="Ligne 10" draw:style-name="gr87" draw:text-style-name="P73" svg:x1="0.477cm" svg:y1="4.89cm" svg:x2="2.38cm" svg:y2="3.911cm"><text:p/></draw:line><draw:line draw:name="Ligne 11" draw:style-name="gr94" draw:text-style-name="P74" svg:x1="0.477cm" svg:y1="1.953cm" svg:x2="1.906cm" svg:y2="0.974cm"><text:p/></draw:line><draw:line draw:name="Ligne verticale 10" draw:style-name="gr87" draw:text-style-name="P73" svg:x1="1.906cm" svg:y1="0.101cm" svg:x2="1.906cm" svg:y2="1.079cm"><text:p/></draw:line><draw:line draw:name="Ligne horizontale 10" draw:style-name="gr87" draw:text-style-name="P73" svg:x1="3.807cm" svg:y1="0.974cm" svg:x2="2.454cm" svg:y2="0.974cm"><text:p/></draw:line><draw:line draw:name="Ligne 12" draw:style-name="gr87" draw:text-style-name="P73" svg:x1="4.835cm" svg:y1="1.953cm" svg:x2="6.262cm" svg:y2="1.955cm"><text:p/></draw:line><draw:line draw:name="Ligne 13" draw:style-name="gr87" draw:text-style-name="P73" svg:x1="6.186cm" svg:y1="0.488cm" svg:x2="6.181cm" svg:y2="1.956cm"><text:p/></draw:line><draw:line draw:name="Ligne horizontale 11" draw:style-name="gr87" draw:text-style-name="P73" svg:x1="8.091cm" svg:y1="3.423cm" svg:x2="9.041cm" svg:y2="3.423cm"><text:p/></draw:line><draw:line draw:name="Ligne 14" draw:style-name="gr87" draw:text-style-name="P73" svg:x1="6.186cm" svg:y1="4.891cm" svg:x2="8.09cm" svg:y2="3.423cm"><text:p/></draw:line><draw:line draw:name="Ligne 15" draw:style-name="gr87" draw:text-style-name="P73" svg:x1="6.186cm" svg:y1="1.953cm" svg:x2="7.198cm" svg:y2="2.985cm"><text:p/></draw:line></draw:g></text:span></text:p>
      <text:h text:style-name="P36" text:outline-level="1"><text:span text:style-name="_5f_Caractères">Sur papier pointé :</text:span></text:h>
      <text:h text:style-name="_5f_Paragraphe" text:outline-level="1"><text:span text:style-name="_5f_Caractères"><draw:g text:anchor-type="as-char" draw:z-index="33" draw:name="Shape 2" draw:style-name="gr82"><draw:g draw:name="Objet de groupe 1" draw:style-name="gr60"><draw:g draw:style-name="gr60"><draw:g draw:style-name="gr60"><draw:custom-shape draw:style-name="gr83" draw:text-style-name="P61" svg:width="0.082cm" svg:height="0.084cm" svg:x="0.093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0.594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1.094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1.596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2.094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2.595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3.094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3.595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4.096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4cm" svg:x="4.593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5.096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5.595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6.096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6.595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7.096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7.597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8.096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8.597cm" svg:y="2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2cm" svg:x="0.095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0.594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1.095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1.596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2.097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2.595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3.096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3.595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4.096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4.595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096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5.597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096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6.597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096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7.597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8.096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8.597cm" svg:y="2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2cm" svg:height="0.082cm" svg:x="0.095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0.596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1.095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1.596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2.097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2.596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3.096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3.598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4.096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4.597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096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597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6.098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597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7.098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597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8.098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8.599cm" svg:y="3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2cm" svg:x="0.097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0.596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1.097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1.596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2.097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2.596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3.097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3.598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4.099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4.597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098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597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098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597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098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7.599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8.098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8.599cm" svg:y="3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cm" svg:x="0.099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0.5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1.097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1.5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2.097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2.5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3.097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3.5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4.099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4.5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5.0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5.599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6.0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6.599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7.098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7.599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8.1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8.601cm" svg:y="4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cm" svg:x="0.0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0.6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1.0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1.6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2.0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2.598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3.0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3.598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4.0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4.598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5.0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5.5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6.103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6.5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7.101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7.599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8.103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8.602cm" svg:y="4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2cm" svg:x="0.102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0.6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1.101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1.6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2.101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2.6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3.099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3.6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4.099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4.6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5.099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5.602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103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6.602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101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7.602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8.103cm" svg:y="5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8.602cm" svg:y="5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2cm" svg:x="0.095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0.594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1.095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1.596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2.097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2.595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3.096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3.595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4.096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4.595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096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5.597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096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6.597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096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7.597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8.096cm" svg:y="5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8.597cm" svg:y="5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2cm" svg:height="0.084cm" svg:x="0.095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0.596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1.095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1.596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4cm" svg:x="2.097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2.596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4cm" svg:x="3.096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3.598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4.096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4.597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5.096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5.597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6.098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6.597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7.098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7.597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8.098cm" svg:y="6.0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8.599cm" svg:y="6.0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4cm" svg:x="0.097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0.596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1.097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4cm" svg:x="1.596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2.097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4cm" svg:x="2.596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3.097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4cm" svg:x="3.598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4.099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4cm" svg:x="4.597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5.098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5.597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6.098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6.597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7.098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7.599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8.098cm" svg:y="6.5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8.599cm" svg:y="6.5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2cm" svg:x="0.099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0.5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1.097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1.5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2.097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2.5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3.097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3.5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4.099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4.5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5.0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599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0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599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098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599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8.1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8.601cm" svg:y="7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cm" svg:x="0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0.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1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1.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2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2.5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3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3.5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4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4.5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5.0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5.5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6.103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6.5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7.101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7.599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8.103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8.602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cm" svg:x="0.10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0.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1.10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1.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2.10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2.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3.09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3.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4.09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4.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cm" svg:x="5.09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5.60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6.103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6.60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7.10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7.60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8.103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8.60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2cm" svg:height="0.082cm" svg:x="0.10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0.601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1.101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1.60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2.101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2.60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3.101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3.60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4.101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4cm" svg:height="0.082cm" svg:x="4.6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5.103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5.60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6.103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6.60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7.103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2cm" svg:x="7.602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2cm" svg:x="8.105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4cm" svg:x="8.604cm" svg:y="0.9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0"><draw:custom-shape draw:style-name="gr83" draw:text-style-name="P61" svg:width="0.08cm" svg:height="0.08cm" svg:x="0.102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0.601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1.102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1.602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2.104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2.602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3.103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3.602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4.103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4.604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5.103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5.604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6.103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6.604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7.103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cm" svg:height="0.08cm" svg:x="7.604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cm" svg:x="8.105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3" draw:text-style-name="P61" svg:width="0.082cm" svg:height="0.084cm" svg:x="8.604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style-name="gr84" draw:text-style-name="P60" svg:width="1.505cm" svg:height="1.532cm" svg:x="1.127cm" svg:y="1.536cm"><text:p/><draw:enhanced-geometry svg:viewBox="0 0 21600 21600" draw:type="rectangle" draw:enhanced-path="M 0 0 L 21600 0 21600 21600 0 21600 0 0 Z N"/></draw:custom-shape><draw:line draw:style-name="gr54" draw:text-style-name="P60" svg:x1="3.652cm" svg:y1="2.532cm" svg:x2="2.633cm" svg:y2="3.073cm"><text:p/></draw:line><draw:custom-shape draw:style-name="gr85" draw:text-style-name="P60" svg:width="1.04cm" svg:height="1.585cm" svg:x="6.112cm" svg:y="1.501cm"><text:p/><draw:enhanced-geometry svg:viewBox="0 0 21600 21600" draw:type="rectangle" draw:enhanced-path="M 0 0 L 21600 0 21600 21600 0 21600 0 0 Z N"/></draw:custom-shape><draw:line draw:style-name="gr54" draw:text-style-name="P60" svg:x1="7.181cm" svg:y1="0.496cm" svg:x2="6.103cm" svg:y2="1.501cm"><text:p/></draw:line><draw:line draw:style-name="gr54" draw:text-style-name="P60" svg:x1="1.102cm" svg:y1="5.557cm" svg:x2="2.645cm" svg:y2="5.557cm"><text:p/></draw:line><draw:line draw:style-name="gr54" draw:text-style-name="P60" svg:x1="2.643cm" svg:y1="6.595cm" svg:x2="2.641cm" svg:y2="5.557cm"><text:p/></draw:line><draw:line draw:style-name="gr54" draw:text-style-name="P60" svg:x1="3.65cm" svg:y1="6.052cm" svg:x2="2.649cm" svg:y2="6.565cm"><text:p/></draw:line><draw:line draw:style-name="gr54" draw:text-style-name="P60" svg:x1="7.183cm" svg:y1="4.011cm" svg:x2="6.138cm" svg:y2="5.068cm"><text:p/></draw:line><draw:line draw:style-name="gr54" draw:text-style-name="P60" svg:x1="6.138cm" svg:y1="5.068cm" svg:x2="7.138cm" svg:y2="5.068cm"><text:p/></draw:line><draw:line draw:style-name="gr54" draw:text-style-name="P60" svg:x1="7.14cm" svg:y1="7.058cm" svg:x2="7.14cm" svg:y2="5.052cm"><text:p/></draw:line><draw:frame draw:style-name="gr36" draw:text-style-name="P72" svg:width="0.897cm" svg:height="0.668cm" svg:x="0cm" svg:y="0.474cm"><draw:text-box><text:p text:style-name="P52"><text:span text:style-name="T18">e.</text:span></text:p></draw:text-box></draw:frame><draw:frame draw:style-name="gr36" draw:text-style-name="P72" svg:width="0.895cm" svg:height="0.668cm" svg:x="4.902cm" svg:y="0.474cm"><draw:text-box><text:p text:style-name="P52"><text:span text:style-name="T18">f.</text:span></text:p></draw:text-box></draw:frame><draw:frame draw:style-name="gr78" draw:text-style-name="P72" svg:width="0.897cm" svg:height="0.666cm" svg:x="0cm" svg:y="3.787cm"><draw:text-box><text:p text:style-name="P52"><text:span text:style-name="T18">g.</text:span></text:p></draw:text-box></draw:frame><draw:frame draw:style-name="gr78" draw:text-style-name="P72" svg:width="0.895cm" svg:height="0.666cm" svg:x="4.902cm" svg:y="3.787cm"><draw:text-box><text:p text:style-name="P52"><text:span text:style-name="T18">h.</text:span></text:p></draw:text-box></draw:frame></draw:g><draw:line draw:name="Ligne 16" draw:style-name="gr86" draw:text-style-name="P73" svg:x1="3.595cm" svg:y1="2.501cm" svg:x2="3.623cm" svg:y2="0.967cm"><text:p/></draw:line><draw:line draw:name="Ligne 17" draw:style-name="gr86" draw:text-style-name="P73" svg:x1="3.681cm" svg:y1="0.997cm" svg:x2="2.18cm" svg:y2="0.997cm"><text:p/></draw:line><draw:line draw:name="Ligne 18" draw:style-name="gr87" draw:text-style-name="P73" svg:x1="2.149cm" svg:y1="0.993cm" svg:x2="2.145cm" svg:y2="2.497cm"><text:p/></draw:line><draw:line draw:name="Ligne 19" draw:style-name="gr87" draw:text-style-name="P73" svg:x1="3.595cm" svg:y1="2.551cm" svg:x2="2.178cm" svg:y2="2.551cm"><text:p/></draw:line><draw:line draw:name="Ligne 20" draw:style-name="gr87" draw:text-style-name="P73" svg:x1="1.124cm" svg:y1="3.064cm" svg:x2="2.145cm" svg:y2="2.551cm"><text:p/></draw:line><draw:line draw:name="Ligne 21" draw:style-name="gr86" draw:text-style-name="P73" svg:x1="1.21cm" svg:y1="1.5cm" svg:x2="2.184cm" svg:y2="0.997cm"><text:p/></draw:line><draw:line draw:name="Ligne 22" draw:style-name="gr86" draw:text-style-name="P73" svg:x1="2.602cm" svg:y1="1.579cm" svg:x2="3.572cm" svg:y2="1.041cm"><text:p/></draw:line><draw:line draw:name="Ligne 23" draw:style-name="gr86" draw:text-style-name="P73" svg:x1="7.182cm" svg:y1="1.501cm" svg:x2="8.133cm" svg:y2="0.496cm"><text:p/></draw:line><draw:line draw:name="Ligne 24" draw:style-name="gr86" draw:text-style-name="P73" svg:x1="8.174cm" svg:y1="0.496cm" svg:x2="8.169cm" svg:y2="2.081cm"><text:p/></draw:line><draw:line draw:name="Ligne horizontale 12" draw:style-name="gr86" draw:text-style-name="P73" svg:x1="7.182cm" svg:y1="0.496cm" svg:x2="8.101cm" svg:y2="0.496cm"><text:p/></draw:line><draw:line draw:name="Ligne horizontale 13" draw:style-name="gr87" draw:text-style-name="P73" svg:x1="8.176cm" svg:y1="2.083cm" svg:x2="7.151cm" svg:y2="2.083cm"><text:p/></draw:line><draw:line draw:name="Ligne 25" draw:style-name="gr87" draw:text-style-name="P73" svg:x1="7.175cm" svg:y1="0.496cm" svg:x2="7.17cm" svg:y2="2.081cm"><text:p/></draw:line><draw:line draw:name="Ligne 26" draw:style-name="gr87" draw:text-style-name="P73" svg:x1="6.113cm" svg:y1="3.085cm" svg:x2="7.151cm" svg:y2="2.083cm"><text:p/></draw:line><draw:line draw:name="Ligne 27" draw:style-name="gr86" draw:text-style-name="P73" svg:x1="7.151cm" svg:y1="3.083cm" svg:x2="8.176cm" svg:y2="2.08cm"><text:p/></draw:line><draw:line draw:name="Ligne 28" draw:style-name="gr86" draw:text-style-name="P73" svg:x1="1.107cm" svg:y1="5.557cm" svg:x2="1.097cm" svg:y2="6.565cm"><text:p/></draw:line><draw:line draw:name="Ligne 29" draw:style-name="gr86" draw:text-style-name="P73" svg:x1="2.596cm" svg:y1="6.565cm" svg:x2="1.097cm" svg:y2="6.565cm"><text:p/></draw:line><draw:line draw:name="Ligne 30" draw:style-name="gr86" draw:text-style-name="P73" svg:x1="1.102cm" svg:y1="5.557cm" svg:x2="2.18cm" svg:y2="5.054cm"><text:p/></draw:line><draw:line draw:name="Ligne 31" draw:style-name="gr86" draw:text-style-name="P73" svg:x1="3.65cm" svg:y1="6.05cm" svg:x2="3.679cm" svg:y2="5.008cm"><text:p/></draw:line><draw:line draw:name="Ligne 32" draw:style-name="gr86" draw:text-style-name="P73" svg:x1="2.641cm" svg:y1="5.558cm" svg:x2="3.675cm" svg:y2="5.091cm"><text:p/></draw:line><draw:line draw:name="Ligne horizontale 14" draw:style-name="gr86" draw:text-style-name="P73" svg:x1="2.18cm" svg:y1="5.054cm" svg:x2="3.679cm" svg:y2="5.054cm"><text:p/></draw:line><draw:line draw:name="Ligne 33" draw:style-name="gr86" draw:text-style-name="P73" svg:x1="6.149cm" svg:y1="5.068cm" svg:x2="6.145cm" svg:y2="7.099cm"><text:p/></draw:line><draw:line draw:name="Ligne 34" draw:style-name="gr86" draw:text-style-name="P73" svg:x1="7.187cm" svg:y1="7.114cm" svg:x2="6.145cm" svg:y2="7.093cm"><text:p/></draw:line><draw:line draw:name="Ligne 35" draw:style-name="gr86" draw:text-style-name="P73" svg:x1="7.1cm" svg:y1="5.052cm" svg:x2="8.181cm" svg:y2="4.011cm"><text:p/></draw:line><draw:line draw:name="Ligne horizontale 15" draw:style-name="gr86" draw:text-style-name="P73" svg:x1="7.099cm" svg:y1="4.063cm" svg:x2="8.099cm" svg:y2="4.063cm"><text:p/></draw:line><draw:line draw:name="Ligne 36" draw:style-name="gr86" draw:text-style-name="P73" svg:x1="7.189cm" svg:y1="7.091cm" svg:x2="8.182cm" svg:y2="6.084cm"><text:p/></draw:line><draw:line draw:name="Ligne 37" draw:style-name="gr86" draw:text-style-name="P73" svg:x1="8.15cm" svg:y1="4.089cm" svg:x2="8.148cm" svg:y2="6.092cm"><text:p/></draw:line><draw:line draw:name="Ligne 38" draw:style-name="gr87" draw:text-style-name="P73" svg:x1="7.179cm" svg:y1="4.063cm" svg:x2="7.145cm" svg:y2="6.186cm"><text:p/></draw:line><draw:line draw:name="Ligne 39" draw:style-name="gr87" draw:text-style-name="P73" svg:x1="8.139cm" svg:y1="6.107cm" svg:x2="7.146cm" svg:y2="6.109cm"><text:p/></draw:line><draw:line draw:name="Ligne 40" draw:style-name="gr87" draw:text-style-name="P73" svg:x1="6.145cm" svg:y1="7.049cm" svg:x2="7.14cm" svg:y2="6.107cm"><text:p/></draw:line><draw:line draw:name="Ligne 41" draw:style-name="gr87" draw:text-style-name="P73" svg:x1="2.149cm" svg:y1="5.024cm" svg:x2="2.179cm" svg:y2="6.093cm"><text:p/></draw:line><draw:line draw:name="Ligne horizontale 16" draw:style-name="gr87" draw:text-style-name="P73" svg:x1="3.556cm" svg:y1="6.052cm" svg:x2="2.179cm" svg:y2="6.052cm"><text:p/></draw:line><draw:line draw:name="Ligne horizontale 17" draw:style-name="gr87" draw:text-style-name="P73" svg:x1="1.145cm" svg:y1="6.51cm" svg:x2="2.181cm" svg:y2="6.052cm"><text:p/></draw:line></draw:g></text:span></text:h>
      <text:list text:continue-numbering="true" text:style-name="_5f_Numérotation_20_des_20_exercices">
        <text:list-item>
          <text:h text:style-name="P44" text:outline-level="1"><draw:custom-shape text:anchor-type="paragraph" draw:z-index="38" draw:name="Forme 3" draw:style-name="gr56" draw:text-style-name="P63" svg:width="2.625cm" svg:height="3.188cm" svg:x="-0.161cm" svg:y="1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Parmi les figures suivantes, entoure celles qui sont des patrons de prismes droits.</text:span></text:h>
        </text:list-item>
      </text:list>
      <text:p text:style-name="P14"><text:span text:style-name="_5f_Caractères"><draw:g text:anchor-type="as-char" draw:z-index="37" draw:name="DrawObject1" draw:style-name="gr57"><draw:g draw:name="Forme 6" draw:style-name="gr40"><draw:polygon draw:style-name="gr58" draw:text-style-name="P64" svg:width="0.799cm" svg:height="1.596cm" draw:transform="rotate (-1.55822995618054) translate (4.76190100394477cm -0.01509824151271cm)" svg:viewBox="0 0 800 1597" draw:points="800,1597 399,1597 0,1196 399,0 800,0"><text:p/></draw:polygon><draw:polygon draw:style-name="gr58" draw:text-style-name="P64" svg:width="0.797cm" svg:height="1.596cm" draw:transform="rotate (-1.55822995618054) translate (4.77951234045399cm 1.38429361746355cm)" svg:viewBox="0 0 798 1597" draw:points="0,0 401,0 798,399 401,1597 0,1597"><text:p/></draw:polygon><draw:line draw:style-name="gr59" draw:text-style-name="P65" svg:x1="3.175cm" svg:y1="0.793cm" svg:x2="3.183cm" svg:y2="1.394cm"><text:p/></draw:line><draw:line draw:style-name="gr59" draw:text-style-name="P65" svg:x1="5.168cm" svg:y1="0.769cm" svg:x2="6.431cm" svg:y2="0.753cm"><text:p/></draw:line><draw:line draw:style-name="gr59" draw:text-style-name="P65" svg:x1="5.177cm" svg:y1="1.369cm" svg:x2="6.44cm" svg:y2="1.353cm"><text:p/></draw:line><draw:rect draw:style-name="gr58" draw:text-style-name="P64" svg:width="0.401cm" svg:height="0.604cm" draw:transform="rotate (0.0125663706143592) translate (4.77308333333333cm 0.772736111111111cm)"><text:p/></draw:rect><draw:rect draw:style-name="gr58" draw:text-style-name="P64" svg:width="0.401cm" svg:height="0.604cm" draw:transform="rotate (0.0125663706143592) translate (6.43290277777778cm 0.751569444444444cm)"><text:p/></draw:rect></draw:g><draw:g draw:name="Forme 7" draw:style-name="gr60"><draw:g draw:style-name="gr40"><draw:line draw:style-name="gr61" draw:text-style-name="P66" svg:x1="6.095cm" svg:y1="2.826cm" svg:x2="5.646cm" svg:y2="3.803cm"><text:p/></draw:line><draw:line draw:style-name="gr61" draw:text-style-name="P66" svg:x1="7.519cm" svg:y1="2.826cm" svg:x2="7.07cm" svg:y2="3.803cm"><text:p/></draw:line><draw:line draw:style-name="gr61" draw:text-style-name="P66" svg:x1="6.098cm" svg:y1="2.826cm" svg:x2="7.521cm" svg:y2="2.826cm"><text:p/></draw:line><draw:line draw:style-name="gr61" draw:text-style-name="P66" svg:x1="5.65cm" svg:y1="3.796cm" svg:x2="7.073cm" svg:y2="3.796cm"><text:p/></draw:line><draw:line draw:style-name="gr61" draw:text-style-name="P66" svg:x1="5.641cm" svg:y1="3.803cm" svg:x2="5.629cm" svg:y2="4.673cm"><text:p/></draw:line><draw:line draw:style-name="gr61" draw:text-style-name="P66" svg:x1="7.074cm" svg:y1="3.803cm" svg:x2="7.062cm" svg:y2="4.673cm"><text:p/></draw:line><draw:line draw:style-name="gr61" draw:text-style-name="P66" svg:x1="5.634cm" svg:y1="4.669cm" svg:x2="7.057cm" svg:y2="4.669cm"><text:p/></draw:line><draw:line draw:style-name="gr61" draw:text-style-name="P66" svg:x1="5.627cm" svg:y1="4.671cm" svg:x2="5.178cm" svg:y2="5.648cm"><text:p/></draw:line><draw:line draw:style-name="gr61" draw:text-style-name="P66" svg:x1="7.055cm" svg:y1="4.677cm" svg:x2="6.606cm" svg:y2="5.654cm"><text:p/></draw:line><draw:line draw:style-name="gr61" draw:text-style-name="P66" svg:x1="5.64cm" svg:y1="4.662cm" svg:x2="7.063cm" svg:y2="4.662cm"><text:p/></draw:line><draw:line draw:style-name="gr61" draw:text-style-name="P66" svg:x1="5.179cm" svg:y1="5.67cm" svg:x2="6.602cm" svg:y2="5.67cm"><text:p/></draw:line><draw:line draw:style-name="gr61" draw:text-style-name="P66" svg:x1="7.068cm" svg:y1="4.662cm" svg:x2="8.144cm" svg:y2="4.662cm"><text:p/></draw:line><draw:line draw:style-name="gr61" draw:text-style-name="P66" svg:x1="7.07cm" svg:y1="3.796cm" svg:x2="8.146cm" svg:y2="3.796cm"><text:p/></draw:line><draw:line draw:style-name="gr61" draw:text-style-name="P66" svg:x1="8.15cm" svg:y1="3.795cm" svg:x2="8.138cm" svg:y2="4.665cm"><text:p/></draw:line><draw:line draw:style-name="gr61" draw:text-style-name="P66" svg:x1="4.564cm" svg:y1="3.796cm" svg:x2="5.64cm" svg:y2="3.796cm"><text:p/></draw:line><draw:line draw:style-name="gr61" draw:text-style-name="P66" svg:x1="4.549cm" svg:y1="4.655cm" svg:x2="5.625cm" svg:y2="4.655cm"><text:p/></draw:line><draw:line draw:style-name="gr61" draw:text-style-name="P66" svg:x1="4.57cm" svg:y1="3.794cm" svg:x2="4.558cm" svg:y2="4.664cm"><text:p/></draw:line><draw:line draw:style-name="gr61" draw:text-style-name="P66" svg:x1="6.11cm" svg:y1="1.95cm" svg:x2="6.098cm" svg:y2="2.82cm"><text:p/></draw:line><draw:line draw:style-name="gr61" draw:text-style-name="P66" svg:x1="7.527cm" svg:y1="1.958cm" svg:x2="7.515cm" svg:y2="2.828cm"><text:p/></draw:line><draw:line draw:style-name="gr61" draw:text-style-name="P66" svg:x1="6.112cm" svg:y1="1.958cm" svg:x2="7.535cm" svg:y2="1.958cm"><text:p/></draw:line></draw:g></draw:g><draw:g draw:name="Forme 8" draw:style-name="gr40"><draw:polygon draw:style-name="gr62" draw:text-style-name="P67" svg:width="0.857cm" svg:height="1.279cm" svg:x="2.667cm" svg:y="6.269cm" svg:viewBox="0 0 858 1280" draw:points="0,0 858,0 858,1280 0,1280"><text:p/></draw:polygon><draw:polygon draw:style-name="gr63" draw:text-style-name="P67" svg:width="0.857cm" svg:height="1.279cm" svg:x="0.529cm" svg:y="6.269cm" svg:viewBox="0 0 858 1280" draw:points="0,0 858,0 858,1280 0,1280"><text:p/></draw:polygon><draw:line draw:style-name="gr64" draw:text-style-name="P68" svg:x1="2.673cm" svg:y1="7.553cm" svg:x2="1.388cm" svg:y2="7.553cm"><text:p/></draw:line><draw:rect draw:style-name="gr65" draw:text-style-name="P67" svg:width="1.29cm" svg:height="0.424cm" draw:transform="rotate (-3.14159265358979) translate (2.67052777777778cm 6.27077777777778cm)"><text:p/></draw:rect><draw:rect draw:style-name="gr66" draw:text-style-name="P67" svg:width="1.29cm" svg:height="1.274cm" draw:transform="rotate (-3.14159265358979) translate (2.67052777777778cm 5.84568055555556cm)"><text:p/></draw:rect><draw:rect draw:style-name="gr67" draw:text-style-name="P67" svg:width="1.29cm" svg:height="0.86cm" draw:transform="rotate (-3.14159265358979) translate (2.67052777777778cm 4.57215277777778cm)"><text:p/></draw:rect></draw:g><draw:g draw:name="Forme 9" draw:style-name="gr40"><draw:polygon draw:style-name="gr68" draw:text-style-name="P64" svg:width="1.148cm" svg:height="1.15cm" svg:x="7.719cm" svg:y="5.781cm" svg:viewBox="0 0 1149 1151" draw:points="1149,1151 0,1151 0,767 383,767 383,384 767,384 767,0 1149,0"><text:p/></draw:polygon><draw:rect draw:style-name="gr68" draw:text-style-name="P64" svg:width="1.156cm" svg:height="1.151cm" draw:transform="rotate (-3.14159265358979) translate (5.42219444444444cm 8.08052777777778cm)"><text:p/></draw:rect><draw:polygon draw:style-name="gr68" draw:text-style-name="P64" svg:width="1.148cm" svg:height="1.15cm" svg:x="4.269cm" svg:y="5.781cm" svg:viewBox="0 0 1149 1151" draw:points="0,1151 1149,1151 1149,767 767,767 767,384 383,384 383,0 0,0"><text:p/></draw:polygon><draw:rect draw:style-name="gr68" draw:text-style-name="P64" svg:width="1.154cm" svg:height="1.151cm" draw:transform="rotate (-3.14159265358979) translate (8.86883333333334cm 8.08052777777778cm)"><text:p/></draw:rect><draw:rect draw:style-name="gr68" draw:text-style-name="P64" svg:width="0.384cm" svg:height="1.151cm" draw:transform="rotate (-3.14159265358979) translate (7.71701388888889cm 8.08052777777778cm)"><text:p/></draw:rect><draw:rect draw:style-name="gr68" draw:text-style-name="P64" svg:width="0.391cm" svg:height="1.151cm" draw:transform="rotate (-3.14159265358979) translate (7.33777777777778cm 8.08052777777778cm)"><text:p/></draw:rect><draw:rect draw:style-name="gr68" draw:text-style-name="P64" svg:width="0.389cm" svg:height="1.151cm" draw:transform="rotate (-3.14159265358979) translate (6.95501388888889cm 8.08052777777778cm)"><text:p/></draw:rect><draw:rect draw:style-name="gr68" draw:text-style-name="P64" svg:width="0.389cm" svg:height="1.151cm" draw:transform="rotate (-3.14159265358979) translate (6.56695833333333cm 8.08052777777778cm)"><text:p/></draw:rect><draw:rect draw:style-name="gr68" draw:text-style-name="P64" svg:width="0.387cm" svg:height="1.151cm" draw:transform="rotate (-3.14159265358979) translate (6.18419444444444cm 8.08052777777778cm)"><text:p/></draw:rect><draw:rect draw:style-name="gr68" draw:text-style-name="P64" svg:width="0.38cm" svg:height="1.151cm" draw:transform="rotate (-3.14159265358979) translate (5.80143055555556cm 8.08052777777778cm)"><text:p/></draw:rect></draw:g><draw:g draw:name="Forme 10" draw:style-name="gr60"><draw:line draw:style-name="gr69" draw:text-style-name="P69" svg:x1="0.663cm" svg:y1="0.042cm" svg:x2="0.663cm" svg:y2="1.022cm"><text:p/></draw:line><draw:line draw:style-name="gr69" draw:text-style-name="P69" svg:x1="0.658cm" svg:y1="1.023cm" svg:x2="0.001cm" svg:y2="1.023cm"><text:p/></draw:line><draw:line draw:style-name="gr69" draw:text-style-name="P69" svg:x1="0.001cm" svg:y1="1.022cm" svg:x2="0.658cm" svg:y2="0.042cm"><text:p/></draw:line><draw:line draw:style-name="gr69" draw:text-style-name="P69" svg:x1="0.663cm" svg:y1="0.042cm" svg:x2="1.648cm" svg:y2="0.042cm"><text:p/></draw:line><draw:line draw:style-name="gr69" draw:text-style-name="P69" svg:x1="1.642cm" svg:y1="0.042cm" svg:x2="1.642cm" svg:y2="1.732cm"><text:p/></draw:line><draw:line draw:style-name="gr69" draw:text-style-name="P69" svg:x1="1.648cm" svg:y1="1.023cm" svg:x2="0.663cm" svg:y2="1.023cm"><text:p/></draw:line><draw:line draw:style-name="gr69" draw:text-style-name="P69" svg:x1="0.663cm" svg:y1="1.023cm" svg:x2="0.663cm" svg:y2="1.676cm"><text:p/></draw:line><draw:line draw:style-name="gr69" draw:text-style-name="P69" svg:x1="1.642cm" svg:y1="1.023cm" svg:x2="2.299cm" svg:y2="1.023cm"><text:p/></draw:line><draw:line draw:style-name="gr69" draw:text-style-name="P69" svg:x1="2.299cm" svg:y1="1.022cm" svg:x2="1.642cm" svg:y2="0.042cm"><text:p/></draw:line><draw:custom-shape draw:style-name="gr70" draw:text-style-name="P70" svg:width="0.98cm" svg:height="1.202cm" svg:x="0.665cm" svg:y="1.681cm"><text:p/><draw:enhanced-geometry svg:viewBox="0 0 21600 21600" draw:type="rectangle" draw:enhanced-path="M 0 0 L 21600 0 21600 21600 0 21600 0 0 Z N"/></draw:custom-shape></draw:g></draw:g></text:span></text:p>
      <text:list text:continue-numbering="true" text:style-name="_5f_Numérotation_20_des_20_exercices">
        <text:list-item>
          <text:h text:style-name="P42" text:outline-level="1"><text:soft-page-break/><text:span text:style-name="_5f_Caractères">Pour le prisme droit ci-dessous, dans la réalité, les affirmations suivantes sont-elles vraies ou fausses ?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_5f_Tableau_5f_Centré" text:outline-level="1"><draw:g text:anchor-type="paragraph" draw:z-index="26" draw:name="Forme2" draw:style-name="gr43"><draw:custom-shape draw:style-name="gr100" draw:text-style-name="P60" svg:width="2.144cm" svg:height="2.266cm" svg:x="6.497cm" svg:y="1.701cm"><text:p/><draw:enhanced-geometry svg:viewBox="0 0 21600 21600" draw:type="rectangle" draw:enhanced-path="M 0 0 L 21600 0 21600 21600 0 21600 0 0 Z N"/></draw:custom-shape><draw:line draw:style-name="gr50" draw:text-style-name="P60" svg:x1="8.091cm" svg:y1="1.248cm" svg:x2="8.649cm" svg:y2="1.701cm"><text:p/></draw:line><draw:line draw:style-name="gr55" draw:text-style-name="P60" svg:x1="8.649cm" svg:y1="3.969cm" svg:x2="8.091cm" svg:y2="3.527cm"><text:p/></draw:line><draw:line draw:style-name="gr55" draw:text-style-name="P60" svg:x1="8.084cm" svg:y1="3.514cm" svg:x2="8.084cm" svg:y2="1.248cm"><text:p/></draw:line><draw:line draw:style-name="gr101" draw:text-style-name="P60" svg:x1="6.5cm" svg:y1="1.677cm" svg:x2="8.111cm" svg:y2="1.248cm"><text:p/></draw:line><draw:line draw:style-name="gr55" draw:text-style-name="P60" svg:x1="8.092cm" svg:y1="3.527cm" svg:x2="6.5cm" svg:y2="3.946cm"><text:p/></draw:line><draw:frame draw:style-name="gr79" draw:text-style-name="P62" svg:width="0.408cm" svg:height="0.664cm" svg:x="6.017cm" svg:y="1.401cm"><draw:text-box><text:p text:style-name="P58"><text:span text:style-name="T17">A</text:span></text:p></draw:text-box></draw:frame><draw:frame draw:style-name="gr79" draw:text-style-name="P62" svg:width="0.406cm" svg:height="0.664cm" svg:x="8.612cm" svg:y="1.496cm"><draw:text-box><text:p text:style-name="P58"><text:span text:style-name="T17">B</text:span></text:p></draw:text-box></draw:frame><draw:frame draw:style-name="gr79" draw:text-style-name="P62" svg:width="0.408cm" svg:height="0.664cm" svg:x="7.488cm" svg:y="0.796cm"><draw:text-box><text:p text:style-name="P58"><text:span text:style-name="T17">C</text:span></text:p></draw:text-box></draw:frame><draw:frame draw:style-name="gr79" draw:text-style-name="P62" svg:width="0.408cm" svg:height="0.664cm" svg:x="6.017cm" svg:y="3.666cm"><draw:text-box><text:p text:style-name="P58"><text:span text:style-name="T17">D</text:span></text:p></draw:text-box></draw:frame><draw:frame draw:style-name="gr79" draw:text-style-name="P62" svg:width="0.406cm" svg:height="0.664cm" svg:x="8.612cm" svg:y="3.761cm"><draw:text-box><text:p text:style-name="P58"><text:span text:style-name="T17">E</text:span></text:p></draw:text-box></draw:frame><draw:frame draw:style-name="gr79" draw:text-style-name="P62" svg:width="0.408cm" svg:height="0.664cm" svg:x="7.546cm" svg:y="3.004cm"><draw:text-box><text:p text:style-name="P58"><text:span text:style-name="T17">F</text:span></text:p></draw:text-box></draw:frame></draw:g><text:span text:style-name="_5f_Caractères">Les faces ABC et DEF sont parallèles.</text:span></text:h>
          </table:table-cell>
          <table:table-cell table:style-name="Tableau1.A1" office:value-type="string">
            <text:p text:style-name="P12"><text:span text:style-name="T10">V</text:span>rai</text:p>
          </table:table-cell>
          <table:table-cell table:style-name="Tableau1.C1" table:number-rows-spanned="5" office:value-type="string">
            <text:p text:style-name="_5f_Tableau_5f_Pointillés_5f_Grisés"/>
          </table:table-cell>
        </table:table-row>
        <table:table-row>
          <table:table-cell table:style-name="Tableau1.A1" office:value-type="string">
            <text:h text:style-name="_5f_Tableau_5f_Centré" text:outline-level="1"><text:span text:style-name="_5f_Caractères">Les arêtes [AC] et [DF] sont parallèles.</text:span></text:h>
          </table:table-cell>
          <table:table-cell table:style-name="Tableau1.A1" office:value-type="string">
            <text:p text:style-name="P12"><text:span text:style-name="T10">V</text:span>rai</text:p>
          </table:table-cell>
          <table:covered-table-cell table:style-name="Tableau1.C1"/>
        </table:table-row>
        <table:table-row>
          <table:table-cell table:style-name="Tableau1.A1" office:value-type="string">
            <text:h text:style-name="_5f_Tableau_5f_Centré" text:outline-level="1"><text:span text:style-name="_5f_Caractères">Les arêtes [CF] et [AB] sont sécantes.</text:span></text:h>
          </table:table-cell>
          <table:table-cell table:style-name="Tableau1.A1" office:value-type="string">
            <text:p text:style-name="P12"><text:span text:style-name="T10">F</text:span>aux</text:p>
          </table:table-cell>
          <table:covered-table-cell table:style-name="Tableau1.C1"/>
        </table:table-row>
        <table:table-row>
          <table:table-cell table:style-name="Tableau1.A1" office:value-type="string">
            <text:h text:style-name="_5f_Tableau_5f_Centré" text:outline-level="1"><text:span text:style-name="_5f_Caractères">F appartient à la face ABED.</text:span></text:h>
          </table:table-cell>
          <table:table-cell table:style-name="Tableau1.A1" office:value-type="string">
            <text:p text:style-name="P12"><text:span text:style-name="T10">F</text:span>aux</text:p>
          </table:table-cell>
          <table:covered-table-cell table:style-name="Tableau1.C1"/>
        </table:table-row>
        <table:table-row>
          <table:table-cell table:style-name="Tableau1.A1" office:value-type="string">
            <text:h text:style-name="_5f_Tableau_5f_Centré" text:outline-level="1"><text:span text:style-name="_5f_Caractères">La face CBEF est un rectangle.</text:span></text:h>
          </table:table-cell>
          <table:table-cell table:style-name="Tableau1.A1" office:value-type="string">
            <text:p text:style-name="P12"><text:span text:style-name="T10">V</text:span>rai</text:p>
          </table:table-cell>
          <table:covered-table-cell table:style-name="Tableau1.C1"/>
        </table:table-row>
      </table:table>
      <text:list text:continue-numbering="true" text:style-name="_5f_Numérotation_20_des_20_exercices">
        <text:list-item>
          <text:h text:style-name="P42" text:outline-level="1"><text:span text:style-name="_5f_Caractères">Voici la représentation d’un prisme droit en perspective cavalière. Le triangle ABC est rectangle en A.</text:span></text:h>
        </text:list-item>
      </text:list>
      <text:p text:style-name="P13"><draw:g text:anchor-type="paragraph" draw:z-index="39" draw:name="Objet de groupe 4" draw:style-name="gr49"><draw:line draw:style-name="gr50" draw:text-style-name="P60" svg:x1="2.578cm" svg:y1="0.53cm" svg:x2="6.686cm" svg:y2="0.539cm"><text:p/></draw:line><draw:line draw:style-name="gr50" draw:text-style-name="P60" svg:x1="6.427cm" svg:y1="3.134cm" svg:x2="2.341cm" svg:y2="3.135cm"><text:p/></draw:line><draw:polygon draw:style-name="gr51" draw:text-style-name="P61" svg:width="0.576cm" svg:height="2.602cm" svg:x="6.106cm" svg:y="0.53cm" svg:viewBox="0 0 577 2603" draw:points="577,9 0,1262 0,1262 318,2602 318,2603 577,0"><text:p/></draw:polygon><draw:polygon draw:style-name="gr52" draw:text-style-name="P61" svg:width="0.589cm" svg:height="2.603cm" svg:x="2.017cm" svg:y="0.53cm" svg:viewBox="0 0 590 2604" draw:points="561,0 0,1262 0,1262 324,2603 331,2604 590,1"><text:p/></draw:polygon><draw:frame draw:style-name="gr35" draw:text-style-name="P62" svg:width="0.703cm" svg:height="0.675cm" svg:x="1.454cm" svg:y="1.529cm"><draw:text-box><text:p text:style-name="P58"><text:span text:style-name="T17">A</text:span></text:p></draw:text-box></draw:frame><draw:frame draw:style-name="gr35" draw:text-style-name="P62" svg:width="0.703cm" svg:height="0.675cm" svg:x="2.253cm" svg:y="-0.071cm"><draw:text-box><text:p text:style-name="P58"><text:span text:style-name="T17">B</text:span></text:p></draw:text-box></draw:frame><draw:frame draw:style-name="gr35" draw:text-style-name="P62" svg:width="0.701cm" svg:height="0.675cm" svg:x="1.955cm" svg:y="3.028cm"><draw:text-box><text:p text:style-name="P58"><text:span text:style-name="T17">C</text:span></text:p></draw:text-box></draw:frame><draw:frame draw:style-name="gr35" draw:text-style-name="P62" svg:width="0.701cm" svg:height="0.675cm" svg:x="5.555cm" svg:y="1.728cm"><draw:text-box><text:p text:style-name="P58"><text:span text:style-name="T17">D</text:span></text:p></draw:text-box></draw:frame><draw:frame draw:style-name="gr35" draw:text-style-name="P62" svg:width="0.703cm" svg:height="0.675cm" svg:x="6.354cm" svg:y="-0.071cm"><draw:text-box><text:p text:style-name="P58"><text:span text:style-name="T17">E</text:span></text:p></draw:text-box></draw:frame><draw:frame draw:style-name="gr35" draw:text-style-name="P62" svg:width="0.701cm" svg:height="0.675cm" svg:x="6.056cm" svg:y="3.028cm"><draw:text-box><text:p text:style-name="P58"><text:span text:style-name="T17">F</text:span></text:p></draw:text-box></draw:frame><draw:frame draw:style-name="gr35" draw:text-style-name="P62" svg:width="1.504cm" svg:height="0.675cm" svg:x="3.852cm" svg:y="2.591cm"><draw:text-box><text:p text:style-name="P58"><text:span text:style-name="T17">4 cm</text:span></text:p></draw:text-box></draw:frame><draw:frame draw:style-name="gr35" draw:text-style-name="P62" svg:width="1.452cm" svg:height="0.675cm" draw:transform="rotate (1.13428948087111) translate (1.38288888888889cm 1.62983333333333cm)"><draw:text-box><text:p text:style-name="P58"><text:span text:style-name="T17">3 cm</text:span></text:p></draw:text-box></draw:frame><draw:line draw:style-name="gr53" draw:text-style-name="P60" svg:x1="2.057cm" svg:y1="2.398cm" svg:x2="2.251cm" svg:y2="2.286cm"><text:p/></draw:line><draw:line draw:style-name="gr53" draw:text-style-name="P60" svg:x1="2.351cm" svg:y1="1.299cm" svg:x2="2.157cm" svg:y2="1.187cm"><text:p/></draw:line><draw:line draw:style-name="gr53" draw:text-style-name="P60" svg:x1="2.095cm" svg:y1="1.644cm" svg:x2="2.19cm" svg:y2="1.913cm"><text:p/></draw:line><draw:line draw:style-name="gr53" draw:text-style-name="P60" svg:x1="2.093cm" svg:y1="2.042cm" svg:x2="2.19cm" svg:y2="1.912cm"><text:p/></draw:line><draw:line draw:style-name="gr54" draw:text-style-name="P60" svg:x1="6.686cm" svg:y1="0.539cm" svg:x2="6.427cm" svg:y2="3.132cm"><text:p/></draw:line><draw:line draw:style-name="gr55" draw:text-style-name="P60" svg:x1="6.109cm" svg:y1="1.792cm" svg:x2="2.017cm" svg:y2="1.792cm"><text:p/></draw:line></draw:g></text:p>
      <text:list text:continue-numbering="true" text:style-name="_5f_Numérotation_20_des_20_exercices">
        <text:list-item>
          <text:list>
            <text:list-item>
              <text:h text:style-name="P37" text:outline-level="2"><draw:g text:anchor-type="paragraph" draw:z-index="34" draw:name="Shape 4" draw:style-name="gr77"><draw:line draw:style-name="gr71" draw:text-style-name="P60" svg:x1="6.469cm" svg:y1="1.362cm" svg:x2="3.468cm" svg:y2="1.362cm"><text:p/></draw:line><draw:line draw:style-name="gr71" draw:text-style-name="P60" svg:x1="3.468cm" svg:y1="4.291cm" svg:x2="3.468cm" svg:y2="1.362cm"><text:p/></draw:line><draw:line draw:style-name="gr71" draw:text-style-name="P60" svg:x1="3.468cm" svg:y1="4.291cm" svg:x2="6.469cm" svg:y2="1.362cm"><text:p/></draw:line><draw:line draw:style-name="gr54" draw:text-style-name="P60" svg:x1="3.468cm" svg:y1="1.653cm" svg:x2="3.768cm" svg:y2="1.653cm"><text:p/></draw:line><draw:line draw:style-name="gr54" draw:text-style-name="P60" svg:x1="3.768cm" svg:y1="1.362cm" svg:x2="3.768cm" svg:y2="1.655cm"><text:p/></draw:line><draw:frame draw:style-name="gr79" draw:text-style-name="P56" svg:width="0.884cm" svg:height="0.664cm" svg:x="2.868cm" svg:y="0.811cm"><draw:text-box><text:p text:style-name="P52"><text:span text:style-name="T15">A <text:s/></text:span></text:p></draw:text-box></draw:frame><draw:frame draw:style-name="gr80" draw:text-style-name="P56" svg:width="1.902cm" svg:height="0.683cm" svg:x="4.168cm" svg:y="0.776cm"><draw:text-box><text:p text:style-name="P52"><text:span text:style-name="T15">3 cm</text:span></text:p></draw:text-box></draw:frame><draw:frame draw:style-name="gr81" draw:text-style-name="P56" svg:width="1.83cm" svg:height="0.685cm" svg:x="2.168cm" svg:y="2.533cm"><draw:text-box><text:p text:style-name="P52"><text:span text:style-name="T15">3 cm</text:span></text:p></draw:text-box></draw:frame><draw:line draw:style-name="gr54" draw:text-style-name="P60" svg:x1="3.368cm" svg:y1="2.729cm" svg:x2="3.568cm" svg:y2="2.631cm"><text:p/></draw:line><draw:line draw:style-name="gr54" draw:text-style-name="P60" svg:x1="4.768cm" svg:y1="1.46cm" svg:x2="4.968cm" svg:y2="1.265cm"><text:p/></draw:line><draw:frame draw:style-name="gr79" draw:text-style-name="P56" svg:width="0.884cm" svg:height="0.664cm" svg:x="6.285cm" svg:y="0.811cm"><draw:text-box><text:p text:style-name="P52"><text:span text:style-name="T15">B <text:s/></text:span></text:p></draw:text-box></draw:frame><draw:frame draw:style-name="gr79" draw:text-style-name="P56" svg:width="0.886cm" svg:height="0.664cm" svg:x="2.784cm" svg:y="4.193cm"><draw:text-box><text:p text:style-name="P52"><text:span text:style-name="T15">C <text:s/></text:span></text:p></draw:text-box></draw:frame></draw:g><text:span text:style-name="_5f_Caractères">Construis en vraie grandeur la base ABC de ce prisme droit.</text:span></text:h>
            </text:list-item>
          </text:list>
        </text:list-item>
      </text:list>
      <text:h text:style-name="P40" text:outline-level="2"><text:span text:style-name="_5f_Caractères"/></text:h>
      <text:h text:style-name="P40" text:outline-level="2"><text:span text:style-name="_5f_Caractères"/></text:h>
      <text:h text:style-name="P40" text:outline-level="2"><text:span text:style-name="_5f_Caractères"/></text:h>
      <text:h text:style-name="P40" text:outline-level="2"><text:span text:style-name="_5f_Caractères"/></text:h>
      <text:h text:style-name="P40" text:outline-level="2"><text:span text:style-name="_5f_Caractères"/></text:h>
      <text:list text:continue-numbering="true" text:style-name="_5f_Numérotation_20_des_20_exercices">
        <text:list-item>
          <text:list>
            <text:list-item>
              <text:h text:style-name="P37" text:outline-level="2"><text:span text:style-name="_5f_Caractères">Quelle est la forme de la face avant de ce prisme droit ?</text:span></text:h>
            </text:list-item>
          </text:list>
        </text:list-item>
      </text:list>
      <text:h text:style-name="_5f_Paragraphe_5f_Correction" text:outline-level="1"><text:span text:style-name="_5f_Caractères">La face avant de ce prisme droit est un rectangle.</text:span></text:h>
      <text:list text:continue-numbering="true" text:style-name="_5f_Numérotation_20_des_20_exercices">
        <text:list-item>
          <text:list>
            <text:list-item>
              <text:h text:style-name="P37" text:outline-level="2"><text:span text:style-name="_5f_Caractères">Quelle longueur doit-on reporter au compas pour construire la face avant de ce prisme droit ?</text:span></text:h>
            </text:list-item>
          </text:list>
        </text:list-item>
      </text:list>
      <text:h text:style-name="_5f_Paragraphe_5f_Correction" text:outline-level="1"><text:span text:style-name="_5f_Caractères">La longueur de l’hypoténuse du triangle rectangle.</text:span></text:h>
      <text:list text:continue-numbering="true" text:style-name="_5f_Numérotation_20_des_20_exercices">
        <text:list-item>
          <text:list>
            <text:list-item>
              <text:h text:style-name="P37" text:outline-level="2"><draw:g text:anchor-type="paragraph" draw:z-index="35" draw:name="Group object 2" draw:style-name="gr77"><draw:line draw:style-name="gr71" draw:text-style-name="P60" svg:x1="2.187cm" svg:y1="5.223cm" svg:x2="2.187cm" svg:y2="0.98cm"><text:p/></draw:line><draw:line draw:style-name="gr71" draw:text-style-name="P60" svg:x1="6.187cm" svg:y1="5.222cm" svg:x2="2.187cm" svg:y2="5.222cm"><text:p/></draw:line><draw:line draw:style-name="gr71" draw:text-style-name="P60" svg:x1="6.187cm" svg:y1="0.98cm" svg:x2="2.187cm" svg:y2="0.98cm"><text:p/></draw:line><draw:line draw:style-name="gr71" draw:text-style-name="P60" svg:x1="6.187cm" svg:y1="5.223cm" svg:x2="6.187cm" svg:y2="0.98cm"><text:p/></draw:line><draw:frame draw:style-name="gr78" draw:text-style-name="P56" svg:width="0.884cm" svg:height="0.666cm" svg:x="1.487cm" svg:y="5.119cm"><draw:text-box><text:p text:style-name="P52"><text:span text:style-name="T15">C <text:s/></text:span></text:p></draw:text-box></draw:frame><draw:frame draw:style-name="gr79" draw:text-style-name="P56" svg:width="0.884cm" svg:height="0.664cm" svg:x="1.487cm" svg:y="0.482cm"><draw:text-box><text:p text:style-name="P52"><text:span text:style-name="T15">B <text:s/></text:span></text:p></draw:text-box></draw:frame><draw:frame draw:style-name="gr79" draw:text-style-name="P56" svg:width="0.884cm" svg:height="0.664cm" svg:x="6.103cm" svg:y="0.482cm"><draw:text-box><text:p text:style-name="P52"><text:span text:style-name="T15">E <text:s/></text:span></text:p></draw:text-box></draw:frame><draw:frame draw:style-name="gr78" draw:text-style-name="P56" svg:width="0.884cm" svg:height="0.666cm" svg:x="6.003cm" svg:y="5.119cm"><draw:text-box><text:p text:style-name="P52"><text:span text:style-name="T15">F <text:s/></text:span></text:p></draw:text-box></draw:frame></draw:g><text:span text:style-name="_5f_Caractères">Construis en vraie grandeur la face avant :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45" text:outline-level="1"><draw:g text:anchor-type="paragraph" draw:z-index="27" draw:name="DrawObject3" draw:style-name="gr95"><draw:custom-shape draw:name="Shape2" draw:style-name="gr96" draw:text-style-name="P61" svg:width="3.2cm" svg:height="3.601cm" draw:transform="rotate (1.5707963267949) translate (0.488597222222222cm 5.89138888888889cm)"><text:p/><draw:enhanced-geometry svg:viewBox="0 0 21600 21600" draw:mirror-horizontal="true" draw:glue-points="?f6 0 10800 ?f8 ?f11 10800 ?f9 21600 10800 ?f10 ?f5 10800" draw:text-areas="?f3 ?f3 ?f4 ?f4" draw:type="parallelogram" draw:modifiers="7053.862465919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3" draw:style-name="gr97" draw:text-style-name="P60" svg:width="7.601cm" svg:height="3.2cm" svg:x="0.548cm" svg:y="2.692cm"><text:p/><draw:enhanced-geometry svg:viewBox="0 0 21600 21600" draw:glue-points="?f7 0 ?f6 ?f1 0 ?f10 ?f6 21600 ?f4 ?f10 21600 ?f9" draw:path-stretchpoint-x="10800" draw:path-stretchpoint-y="10800" draw:text-areas="0 ?f1 ?f4 ?f12" draw:type="cube" draw:modifiers="7274.2268041237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name="Shape4" draw:style-name="gr90" draw:text-style-name="P60" svg:x1="1.648cm" svg:y1="4.794cm" svg:x2="8.148cm" svg:y2="4.794cm"><text:p/></draw:line><draw:line draw:name="Shape5" draw:style-name="gr90" draw:text-style-name="P60" svg:x1="1.647cm" svg:y1="4.794cm" svg:x2="0.547cm" svg:y2="5.894cm"><text:p/></draw:line><draw:line draw:name="Shape6" draw:style-name="gr90" draw:text-style-name="P60" svg:x1="1.648cm" svg:y1="2.692cm" svg:x2="1.648cm" svg:y2="4.792cm"><text:p/></draw:line><draw:line draw:name="Shape7" draw:style-name="gr98" draw:text-style-name="P60" svg:x1="4.101cm" svg:y1="4.847cm" svg:x2="4.101cm" svg:y2="2.691cm"><text:p/></draw:line><draw:line draw:name="Shape8" draw:style-name="gr99" draw:text-style-name="P60" svg:x1="4.147cm" svg:y1="2.691cm" svg:x2="0.547cm" svg:y2="3.737cm"><text:p/></draw:line><draw:line draw:name="Shape9" draw:style-name="gr98" draw:text-style-name="P60" svg:x1="0.547cm" svg:y1="5.892cm" svg:x2="4.147cm" svg:y2="4.847cm"><text:p/></draw:line><draw:frame draw:name="Shape10" draw:style-name="gr79" draw:text-style-name="P75" svg:width="1.2cm" svg:height="0.664cm" svg:x="-0.152cm" svg:y="3.392cm"><draw:text-box><text:p text:style-name="P58"><text:span text:style-name="T19">A</text:span></text:p></draw:text-box></draw:frame><draw:frame draw:name="Shape11" draw:style-name="gr79" draw:text-style-name="P75" svg:width="1.2cm" svg:height="0.664cm" svg:x="-0.152cm" svg:y="5.592cm"><draw:text-box><text:p text:style-name="P58"><text:span text:style-name="T19">B</text:span></text:p></draw:text-box></draw:frame><draw:frame draw:name="Shape12" draw:style-name="gr79" draw:text-style-name="P75" svg:width="1.2cm" svg:height="0.664cm" svg:x="1.249cm" svg:y="2.092cm"><draw:text-box><text:p text:style-name="P58"><text:span text:style-name="T19">E</text:span></text:p></draw:text-box></draw:frame><draw:frame draw:name="Shape13" draw:style-name="gr79" draw:text-style-name="P75" svg:width="1.2cm" svg:height="0.664cm" svg:x="3.748cm" svg:y="2.092cm"><draw:text-box><text:p text:style-name="P58"><text:span text:style-name="T19">I</text:span></text:p></draw:text-box></draw:frame><draw:frame draw:name="Shape14" draw:style-name="gr79" draw:text-style-name="P75" svg:width="1.2cm" svg:height="0.664cm" svg:x="3.748cm" svg:y="4.793cm"><draw:text-box><text:p text:style-name="P58"><text:span text:style-name="T19">J</text:span></text:p></draw:text-box></draw:frame><draw:frame draw:name="Shape15" draw:style-name="gr79" draw:text-style-name="P75" svg:width="1.202cm" svg:height="0.664cm" svg:x="1.047cm" svg:y="4.392cm"><draw:text-box><text:p text:style-name="P58"><text:span text:style-name="T19">F</text:span></text:p></draw:text-box></draw:frame><draw:frame draw:name="Shape16" draw:style-name="gr79" draw:text-style-name="P75" svg:width="1.202cm" svg:height="0.664cm" svg:x="6.547cm" svg:y="5.793cm"><draw:text-box><text:p text:style-name="P58"><text:span text:style-name="T19">C</text:span></text:p></draw:text-box></draw:frame><draw:frame draw:name="Shape17" draw:style-name="gr79" draw:text-style-name="P75" svg:width="1.2cm" svg:height="0.664cm" svg:x="6.849cm" svg:y="3.692cm"><draw:text-box><text:p text:style-name="P58"><text:span text:style-name="T19">D</text:span></text:p></draw:text-box></draw:frame><draw:frame draw:name="Shape18" draw:style-name="gr79" draw:text-style-name="P75" svg:width="1.2cm" svg:height="0.664cm" svg:x="7.948cm" svg:y="2.193cm"><draw:text-box><text:p text:style-name="P58"><text:span text:style-name="T19">H</text:span></text:p></draw:text-box></draw:frame><draw:frame draw:name="Shape19" draw:style-name="gr79" draw:text-style-name="P75" svg:width="1.2cm" svg:height="0.664cm" svg:x="7.948cm" svg:y="4.493cm"><draw:text-box><text:p text:style-name="P58"><text:span text:style-name="T19">G</text:span></text:p></draw:text-box></draw:frame></draw:g><text:span text:style-name="_5f_Caractères">ABCDEFGH est un parallélépipède rectangle. On coupe ce parallélépipède pour obtenir un prisme droit AEIBFJ. On donne AE = 4,3 cm ; EI = 2,5 cm ; EF = 3,2 cm et EH = 5,4 cm</text:span></text:h>
          <text:list>
            <text:list-item>
              <text:h text:style-name="P37" text:outline-level="2"><text:span text:style-name="_5f_Caractères">Nomme les bases de ce prisme droit :</text:span></text:h>
            </text:list-item>
          </text:list>
        </text:list-item>
      </text:list>
      <text:h text:style-name="_5f_Paragraphe_5f_Correction" text:outline-level="1"><text:span text:style-name="_5f_Caractères">Les bases de ce prisme droit sont BFJ et AEI.</text:span></text:h>
      <text:list text:continue-numbering="true" text:style-name="_5f_Numérotation_20_des_20_exercices">
        <text:list-item>
          <text:list>
            <text:list-item>
              <text:h text:style-name="P37" text:outline-level="2"><text:span text:style-name="_5f_Caractères">Quelle est leur nature ?</text:span></text:h>
            </text:list-item>
          </text:list>
        </text:list-item>
      </text:list>
      <text:h text:style-name="_5f_Paragraphe_5f_Correction" text:outline-level="1"><text:span text:style-name="_5f_Caractères">Ce sont des triangles rectangles.</text:span></text:h>
      <text:list text:continue-numbering="true" text:style-name="_5f_Numérotation_20_des_20_exercices">
        <text:list-item>
          <text:list>
            <text:list-item>
              <text:h text:style-name="P37" text:outline-level="2"><text:span text:style-name="_5f_Caractères">Sur la même figure, construis en vraie grandeur les faces AIJB et AEHD.</text:span></text:h>
            </text:list-item>
          </text:list>
        </text:list-item>
      </text:list>
      <text:h text:style-name="P39" text:outline-level="2"><draw:g text:anchor-type="paragraph" draw:z-index="40" draw:name="Objet de groupe 2" draw:style-name="gr43"><draw:frame draw:style-name="gr35" draw:text-style-name="P56" svg:width="0.701cm" svg:height="0.675cm" svg:x="1.623cm" svg:y="4.53cm"><draw:text-box><text:p text:style-name="P58"><text:span text:style-name="T15">A</text:span></text:p></draw:text-box></draw:frame><draw:frame draw:style-name="gr44" draw:text-style-name="P56" svg:width="0.701cm" svg:height="0.676cm" svg:x="4.672cm" svg:y="6.348cm"><draw:text-box><text:p text:style-name="P58"><text:span text:style-name="T15">B</text:span></text:p></draw:text-box></draw:frame><draw:frame draw:style-name="gr35" draw:text-style-name="P56" svg:width="0.648cm" svg:height="0.675cm" svg:x="4.429cm" svg:y="0.002cm"><draw:text-box><text:p text:style-name="P58"><text:span text:style-name="T15">I</text:span></text:p></draw:text-box></draw:frame><draw:frame draw:style-name="gr35" draw:text-style-name="P56" svg:width="0.703cm" svg:height="0.675cm" svg:x="7.583cm" svg:y="4.65cm"><draw:text-box><text:p text:style-name="P58"><text:span text:style-name="T15">D</text:span></text:p></draw:text-box></draw:frame><draw:frame draw:style-name="gr35" draw:text-style-name="P56" svg:width="0.701cm" svg:height="0.675cm" svg:x="1.661cm" svg:y="0.099cm"><draw:text-box><text:p text:style-name="P58"><text:span text:style-name="T15">E</text:span></text:p></draw:text-box></draw:frame><draw:frame draw:style-name="gr35" draw:text-style-name="P56" svg:width="0.701cm" svg:height="0.675cm" svg:x="7.604cm" svg:y="0.129cm"><draw:text-box><text:p text:style-name="P58"><text:span text:style-name="T15">H</text:span></text:p></draw:text-box></draw:frame><draw:frame draw:style-name="gr45" draw:text-style-name="P56" svg:width="1.826cm" svg:height="0.757cm" svg:x="2.893cm" svg:y="0cm"><draw:text-box><text:p text:style-name="P58"><text:span text:style-name="T15">2,5 cm</text:span></text:p></draw:text-box></draw:frame><draw:custom-shape draw:style-name="gr46" draw:text-style-name="P59" svg:width="5.502cm" svg:height="4.301cm" svg:x="2.222cm" svg:y="0.533cm"><text:p/><draw:enhanced-geometry svg:viewBox="0 0 21600 21600" draw:type="rectangle" draw:enhanced-path="M 0 0 L 21600 0 21600 21600 0 21600 0 0 Z N"/></draw:custom-shape><draw:line draw:style-name="gr47" draw:text-style-name="P59" svg:x1="2.221cm" svg:y1="4.833cm" svg:x2="4.721cm" svg:y2="0.533cm"><text:p/></draw:line><draw:line draw:style-name="gr47" draw:text-style-name="P59" svg:x1="2.212cm" svg:y1="4.838cm" svg:x2="4.978cm" svg:y2="6.447cm"><text:p/></draw:line><draw:line draw:style-name="gr47" draw:text-style-name="P59" svg:x1="4.718cm" svg:y1="0.529cm" svg:x2="7.484cm" svg:y2="2.138cm"><text:p/></draw:line><draw:line draw:style-name="gr47" draw:text-style-name="P59" svg:x1="4.973cm" svg:y1="6.428cm" svg:x2="7.473cm" svg:y2="2.128cm"><text:p/></draw:line><draw:frame draw:style-name="gr35" draw:text-style-name="P56" svg:width="0.703cm" svg:height="0.675cm" svg:x="7.306cm" svg:y="1.586cm"><draw:text-box><text:p text:style-name="P58"><text:span text:style-name="T15">J</text:span></text:p></draw:text-box></draw:frame><draw:frame draw:style-name="gr45" draw:text-style-name="P56" svg:width="1.828cm" svg:height="0.757cm" draw:transform="rotate (1.5707963267949) translate (1.58926388888889cm 3.30376388888889cm)"><draw:text-box><text:p text:style-name="P58"><text:span text:style-name="T15">4,3 cm</text:span></text:p></draw:text-box></draw:frame><draw:frame draw:style-name="gr45" draw:text-style-name="P56" svg:width="1.828cm" svg:height="0.757cm" draw:transform="rotate (-0.553967504583) translate (2.95275cm 5.11880555555556cm)"><draw:text-box><text:p text:style-name="P58"><text:span text:style-name="T15">3,2 cm</text:span></text:p></draw:text-box></draw:frame><draw:frame draw:style-name="gr48" draw:text-style-name="P56" svg:width="1.828cm" svg:height="0.756cm" svg:x="4.304cm" svg:y="4.246cm"><draw:text-box><text:p text:style-name="P58"><text:span text:style-name="T15">5,4 cm</text:span></text:p></draw:text-box></draw:frame></draw:g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h text:style-name="P39" text:outline-level="2"><text:span text:style-name="_5f_Caractères"/></text:h>
      <text:list text:continue-numbering="true" text:style-name="_5f_Numérotation_20_des_20_exercices">
        <text:list-item>
          <text:h text:style-name="P43" text:outline-level="1"><text:soft-page-break/><text:span text:style-name="_5f_Caractères">À l’aide des représentations en perspective cavalière, indique les longueurs que tu connais et code les segments de même longueur sur les patrons.</text:span></text:h>
        </text:list-item>
      </text:list>
      <text:p text:style-name="P8"><draw:g text:anchor-type="paragraph" draw:z-index="41" draw:name="Objet de groupe 3" draw:style-name="gr9"><draw:path draw:name="Forme 88" draw:style-name="gr10" draw:text-style-name="P51" svg:width="0.329cm" svg:height="1.154cm" svg:x="0.414cm" svg:y="5.641cm" svg:viewBox="0 0 330 1155" svg:d="M330 0c-19 54-13 118-39 171-27 52-36 116-56 175-18 54-37 107-42 166-7 58-36 107-48 165s-32 114-52 169c-18 55-31 113-54 166l-14 55-13 55-12 33"><text:p/></draw:path><draw:path draw:name="Forme 89" draw:style-name="gr10" draw:text-style-name="P51" svg:width="0.33cm" svg:height="1.154cm" svg:x="2.014cm" svg:y="5.671cm" svg:viewBox="0 0 331 1155" svg:d="M331 0c-20 53-14 118-41 170-26 53-36 117-55 175-17 55-37 108-42 167-7 58-35 107-47 165s-33 114-52 169c-18 55-31 113-55 166l-13 55-14 54-12 34"><text:p/></draw:path><draw:path draw:name="Forme 90" draw:style-name="gr10" draw:text-style-name="P51" svg:width="1.595cm" svg:height="0.05cm" svg:x="0.74cm" svg:y="5.641cm" svg:viewBox="0 0 1596 51" svg:d="M0 0c43 1 88 4 132 5 43 1 85 8 129 5 46-2 94 0 141 0 44 0 89 0 133 0 47 0 95 0 141 0 45 0 92 6 137 0 45-5 85 17 129 17 43 0 88-6 133 11 43 17 90 7 136 11 44 5 88-2 133-11 44-10 91 0 137 0h42 44 29"><text:p/></draw:path><draw:path draw:name="Forme 91" draw:style-name="gr10" draw:text-style-name="P51" svg:width="1.595cm" svg:height="0.05cm" svg:x="0.424cm" svg:y="6.798cm" svg:viewBox="0 0 1596 51" svg:d="M0 0c43 1 88 4 132 5 43 1 85 8 129 5 46-2 94 0 141 0 44 0 89 0 133 0 47 0 95 0 141 0 45 0 92 6 137 0 45-5 85 17 129 17 43 0 88-6 133 11 43 17 90 7 136 11 44 5 88-2 133-11 44-10 91 0 137 0h42 44 29"><text:p/></draw:path><draw:path draw:name="Forme 92" draw:style-name="gr11" draw:text-style-name="P51" svg:width="0.33cm" svg:height="1.154cm" svg:x="0.976cm" svg:y="4.863cm" svg:viewBox="0 0 331 1155" svg:d="M331 0c-21 53-14 118-41 170-26 53-35 117-54 175-18 55-38 108-43 167-7 58-35 107-47 165s-33 114-52 169-32 113-55 166l-14 55-13 55-12 33"><text:p/></draw:path><draw:path draw:name="Forme 93" draw:style-name="gr10" draw:text-style-name="P51" svg:width="0.329cm" svg:height="1.154cm" svg:x="2.578cm" svg:y="4.894cm" svg:viewBox="0 0 330 1155" svg:d="M330 0c-20 53-13 118-40 170-26 53-36 117-55 175-17 55-37 109-42 167-7 58-36 107-47 165-12 58-33 114-52 169s-31 113-55 166l-13 55-14 55-12 33"><text:p/></draw:path><draw:path draw:name="Forme 94" draw:style-name="gr10" draw:text-style-name="P51" svg:width="1.595cm" svg:height="0.05cm" svg:x="1.302cm" svg:y="4.864cm" svg:viewBox="0 0 1596 51" svg:d="M0 0c43 1 88 4 132 5 43 1 85 8 129 5 46-2 94 0 141 0 44 0 89 0 133 0 47 0 95 0 141 0 45 0 92 6 137 0 45-5 85 17 129 17 43 0 88-6 133 11 43 17 90 7 136 11 44 5 88-2 133-11 44-10 91 0 137 0h42 44 29"><text:p/></draw:path><draw:path draw:name="Forme 95" draw:style-name="gr12" draw:text-style-name="P51" svg:width="1.595cm" svg:height="0.05cm" svg:x="0.987cm" svg:y="6.015cm" svg:viewBox="0 0 1596 51" svg:d="M0 0c43 1 88 4 132 5 43 1 85 8 129 5 46-2 94 0 141 0 44 0 89 0 133 0 47 0 95 0 141 0 45 0 92 6 137 0 45-5 85 17 129 17 43 0 88-6 133 11 43 17 90 7 136 11 44 5 88-2 133-11 44-10 91 0 137 0h42 44 29"><text:p/></draw:path><draw:path draw:name="Forme 96" draw:style-name="gr13" draw:text-style-name="P51" svg:width="0.563cm" svg:height="0.77cm" svg:x="0.744cm" svg:y="4.864cm" svg:viewBox="0 0 564 771" svg:d="M0 771c24-66 70-113 116-149 47-40 70-112 115-155 46-43 66-116 108-160 41-45 57-116 111-148 52-30 78-105 114-159"><text:p/></draw:path><draw:path draw:name="Forme 97" draw:style-name="gr13" draw:text-style-name="P51" svg:width="0.564cm" svg:height="0.769cm" svg:x="2.34cm" svg:y="4.907cm" svg:viewBox="0 0 565 770" svg:d="M0 770c25-66 70-112 116-149 48-40 70-112 115-154 46-43 66-116 107-160 42-46 57-117 112-149 52-30 77-105 115-158"><text:p/></draw:path><draw:path draw:name="Forme 98" draw:style-name="gr13" draw:text-style-name="P51" svg:width="0.564cm" svg:height="0.769cm" svg:x="2.021cm" svg:y="6.052cm" svg:viewBox="0 0 565 770" svg:d="M0 770c25-66 70-112 116-148 48-40 70-113 115-154 46-44 66-117 107-161 42-46 57-116 112-149 52-30 78-104 115-158"><text:p/></draw:path><draw:path draw:name="Forme 99" draw:style-name="gr14" draw:text-style-name="P51" svg:width="0.563cm" svg:height="0.77cm" svg:x="0.423cm" svg:y="6.013cm" svg:viewBox="0 0 564 771" svg:d="M0 771c24-67 70-113 116-149 48-40 70-112 115-154 47-43 66-116 107-161 42-45 57-116 112-149 52-29 78-104 114-158"><text:p/></draw:path><draw:path draw:name="Forme 100" draw:style-name="gr15" draw:text-style-name="P51" svg:width="0.33cm" svg:height="1.154cm" svg:x="0.287cm" svg:y="5.603cm" svg:viewBox="0 0 331 1155" svg:d="M331 0c-21 53-14 118-41 170-26 53-35 117-55 175-17 55-37 108-42 167-7 58-35 107-47 165s-34 114-52 169c-19 55-32 113-55 165l-14 56-13 54-12 34"><text:p/></draw:path><draw:path draw:name="Forme 101" draw:style-name="gr15" draw:text-style-name="P51" svg:width="1.595cm" svg:height="0.05cm" svg:x="0.413cm" svg:y="6.978cm" svg:viewBox="0 0 1596 51" svg:d="M0 0c43 1 88 4 132 5 43 1 85 8 129 5 46-2 94 0 141 0 44 0 89 0 133 0 47 0 95 0 141 0 45 0 92 6 137 0 45-5 85 17 129 17 43 0 88-6 133 11 43 17 90 7 136 11 44 5 88-2 133-11 44-10 91 0 137 0h42 44 29"><text:p/></draw:path><draw:path draw:name="Forme 102" draw:style-name="gr15" draw:text-style-name="P51" svg:width="0.563cm" svg:height="0.77cm" svg:x="2.148cm" svg:y="6.17cm" svg:viewBox="0 0 564 771" svg:d="M0 771c24-67 70-113 115-149 48-40 70-113 116-155 45-43 66-116 106-160 43-45 58-116 113-149 52-30 77-105 114-158"><text:p/></draw:path><draw:frame draw:name="Forme 103" draw:style-name="gr16" draw:text-style-name="P53" svg:width="0.791cm" svg:height="0.376cm" svg:x="0.889cm" svg:y="7.07cm"><draw:text-box><text:p text:style-name="P52"><text:span text:style-name="T14">4 cm</text:span></text:p></draw:text-box></draw:frame><draw:frame draw:name="Forme 104" draw:style-name="gr17" draw:text-style-name="P53" svg:width="0.802cm" svg:height="0.375cm" draw:transform="rotate (1.26641090524709) translate (0cm 6.32177777777778cm)"><draw:text-box><text:p text:style-name="P52"><text:span text:style-name="T14">3 cm</text:span></text:p></draw:text-box></draw:frame><draw:frame draw:name="Forme 105" draw:style-name="gr16" draw:text-style-name="P53" svg:width="0.791cm" svg:height="0.376cm" svg:x="2.367cm" svg:y="6.477cm"><draw:text-box><text:p text:style-name="P52"><text:span text:style-name="T14">2 cm</text:span></text:p></draw:text-box></draw:frame><draw:polyline draw:name="Forme 106" draw:style-name="gr13" draw:text-style-name="P51" svg:width="0.029cm" svg:height="0.156cm" svg:x="1.413cm" svg:y="5.58cm" svg:viewBox="0 0 30 157" draw:points="30,0 20,63 5,125 0,157"><text:p/></draw:polyline><draw:polyline draw:name="Forme 107" draw:style-name="gr13" draw:text-style-name="P51" svg:width="0.029cm" svg:height="0.156cm" svg:x="1.488cm" svg:y="5.587cm" svg:viewBox="0 0 30 157" draw:points="30,0 20,63 5,125 0,157"><text:p/></draw:polyline><draw:polyline draw:name="Forme 108" draw:style-name="gr13" draw:text-style-name="P51" svg:width="0.029cm" svg:height="0.156cm" svg:x="1.174cm" svg:y="6.729cm" svg:viewBox="0 0 30 157" draw:points="30,0 20,63 5,125 0,157"><text:p/></draw:polyline><draw:polyline draw:name="Forme 109" draw:style-name="gr13" draw:text-style-name="P51" svg:width="0.029cm" svg:height="0.156cm" svg:x="1.25cm" svg:y="6.729cm" svg:viewBox="0 0 30 157" draw:points="30,0 20,63 5,125 0,157"><text:p/></draw:polyline><draw:polyline draw:name="Forme 110" draw:style-name="gr13" draw:text-style-name="P51" svg:width="0.111cm" svg:height="0.143cm" svg:x="0.554cm" svg:y="6.104cm" svg:viewBox="0 0 112 144" draw:points="0,0 49,38 83,101 112,144"><text:p/></draw:polyline><draw:polyline draw:name="Forme 111" draw:style-name="gr13" draw:text-style-name="P51" svg:width="0.111cm" svg:height="0.142cm" svg:x="2.131cm" svg:y="6.207cm" svg:viewBox="0 0 112 143" draw:points="0,0 49,38 83,101 112,143"><text:p/></draw:polyline><draw:frame draw:name="Forme 112" draw:style-name="gr18" draw:text-style-name="P53" svg:width="0.793cm" svg:height="0.376cm" svg:x="1.191cm" svg:y="0.3cm"><draw:text-box><text:p text:style-name="P52"><text:span text:style-name="T14">5 cm</text:span></text:p></draw:text-box></draw:frame><draw:frame draw:name="Forme 113" draw:style-name="gr19" draw:text-style-name="P53" svg:width="1.251cm" svg:height="0.375cm" draw:transform="rotate (1.5707963267949) translate (0.00881944444444444cm 2.25248611111111cm)"><draw:text-box><text:p text:style-name="P52"><text:span text:style-name="T14">2,5 cm </text:span></text:p></draw:text-box></draw:frame><draw:frame draw:name="Forme 114" draw:style-name="gr20" draw:text-style-name="P53" svg:width="0.791cm" svg:height="0.375cm" draw:transform="rotate (0.350636646725661) translate (1.61395833333333cm 2.97668055555556cm)"><draw:text-box><text:p text:style-name="P52"><text:span text:style-name="T14">4 cm</text:span></text:p></draw:text-box></draw:frame><draw:frame draw:name="Forme 115" draw:style-name="gr21" draw:text-style-name="P53" svg:width="0.793cm" svg:height="0.375cm" draw:transform="rotate (-0.744382925975582) translate (0.465666666666667cm 2.413cm)"><draw:text-box><text:p text:style-name="P52"><text:span text:style-name="T14">3 cm</text:span></text:p></draw:text-box></draw:frame><draw:path draw:name="Forme 116" draw:style-name="gr22" draw:text-style-name="P54" svg:width="0.841cm" svg:height="0.024cm" svg:x="0.605cm" svg:y="0.862cm" svg:viewBox="0 0 842 25" svg:d="M0 0c488-2 850 25 842 25"><text:p/></draw:path><draw:path draw:name="Forme 117" draw:style-name="gr22" draw:text-style-name="P54" svg:width="0.45cm" svg:height="0.024cm" svg:x="1.445cm" svg:y="0.867cm" svg:viewBox="0 0 451 25" svg:d="M0 25c-2 0 478-25 450-25"><text:p/></draw:path><draw:path draw:name="Forme 118" draw:style-name="gr22" draw:text-style-name="P54" svg:width="0.655cm" svg:height="0.036cm" svg:x="1.892cm" svg:y="0.867cm" svg:viewBox="0 0 656 37" svg:d="M0 0c-2 0 656 37 656 37"><text:p/></draw:path><draw:path draw:name="Forme 119" draw:style-name="gr22" draw:text-style-name="P54" svg:width="0.009cm" svg:height="0.629cm" svg:x="2.542cm" svg:y="0.904cm" svg:viewBox="0 0 10 630" svg:d="M10 0c0 0 0 630-10 630"><text:p/></draw:path><draw:path draw:name="Forme 120" draw:style-name="gr22" draw:text-style-name="P54" svg:width="0.039cm" svg:height="0.464cm" svg:x="2.537cm" svg:y="1.532cm" svg:viewBox="0 0 40 465" svg:d="M0 0c-2 0 40 465 40 465"><text:p/></draw:path><draw:path draw:name="Forme 121" draw:style-name="gr22" draw:text-style-name="P54" svg:width="0.028cm" svg:height="0.325cm" svg:x="2.544cm" svg:y="2.002cm" svg:viewBox="0 0 29 326" svg:d="M29 0c0 0-30 313-29 326"><text:p/></draw:path><draw:path draw:name="Forme 122" draw:style-name="gr22" draw:text-style-name="P54" svg:width="0.008cm" svg:height="0.427cm" svg:x="0.594cm" svg:y="1.883cm" svg:viewBox="0 0 9 428" svg:d="M0 428c0 0 0-430 9-428"><text:p/></draw:path><draw:path draw:name="Forme 123" draw:style-name="gr22" draw:text-style-name="P54" svg:width="0.018cm" svg:height="0.514cm" svg:x="0.605cm" svg:y="1.374cm" svg:viewBox="0 0 19 515" svg:d="M0 515c10 14 19-515 19-515"><text:p/></draw:path><draw:path draw:name="Forme 124" draw:style-name="gr22" draw:text-style-name="P54" svg:width="0.018cm" svg:height="0.489cm" svg:x="0.605cm" svg:y="0.881cm" svg:viewBox="0 0 19 490" svg:d="M19 490c0 11-19-490-19-490"><text:p/></draw:path><draw:line draw:name="Forme 125" draw:style-name="gr22" draw:text-style-name="P54" svg:x1="0.605cm" svg:y1="0.881cm" svg:x2="1.006cm" svg:y2="1.194cm"><text:p/></draw:line><draw:path draw:name="Forme 126" draw:style-name="gr22" draw:text-style-name="P54" svg:width="0.214cm" svg:height="0.175cm" svg:x="1.005cm" svg:y="1.196cm" svg:viewBox="0 0 215 176" svg:d="M0 0c0 0 224 176 215 176"><text:p/></draw:path><draw:path draw:name="Forme 127" draw:style-name="gr22" draw:text-style-name="P54" svg:width="0.449cm" svg:height="0.161cm" svg:x="1.221cm" svg:y="1.21cm" svg:viewBox="0 0 450 162" svg:d="M0 162c-2 0 450-162 450-162"><text:p/></draw:path><draw:path draw:name="Forme 128" draw:style-name="gr22" draw:text-style-name="P54" svg:width="0.429cm" svg:height="0.163cm" svg:x="1.671cm" svg:y="1.046cm" svg:viewBox="0 0 430 164" svg:d="M0 164c0 0 439-164 430-164"><text:p/></draw:path><draw:path draw:name="Forme 129" draw:style-name="gr22" draw:text-style-name="P54" svg:width="0.449cm" svg:height="0.15cm" svg:x="2.101cm" svg:y="0.896cm" svg:viewBox="0 0 450 151" svg:d="M0 151c-2 0 450-151 450-151"><text:p/></draw:path><draw:path draw:name="Forme 130" draw:style-name="gr22" draw:text-style-name="P54" svg:width="1.945cm" svg:height="0.515cm" svg:x="0.616cm" svg:y="2.331cm" svg:viewBox="0 0 1946 516" svg:d="M0 0c244 201 420 351 401 351-20 0 224 165 224 165 0 0 509-214 498-214-9 0 500-151 500-151l323-138"><text:p/></draw:path><draw:path draw:name="Forme 131" draw:style-name="gr22" draw:text-style-name="P54" svg:width="0.008cm" svg:height="1.482cm" svg:x="1.23cm" svg:y="1.36cm" svg:viewBox="0 0 9 1483" svg:d="M0 0c0 288 9 803 9 803l-9 466v214"><text:p/></draw:path><draw:path draw:name="Forme 132" draw:style-name="gr23" draw:text-style-name="P54" svg:width="1.945cm" svg:height="0.024cm" svg:x="0.601cm" svg:y="2.331cm" svg:viewBox="0 0 1946 25" svg:d="M0 0c420 0 811 13 802 13s557 12 557 0c0-11 450 12 441 12-10 0 146 0 146 0"><text:p/></draw:path><draw:path draw:name="Forme 133" draw:style-name="gr24" draw:text-style-name="P54" svg:width="0.02cm" svg:height="1.459cm" svg:x="0.427cm" svg:y="0.889cm" svg:viewBox="0 0 21 1460" svg:d="M10 0c11 214 11 592 11 580s-21 514-21 514v366"><text:p/></draw:path><draw:path draw:name="Forme 134" draw:style-name="gr24" draw:text-style-name="P55" svg:width="1.974cm" svg:height="0.036cm" svg:x="0.572cm" svg:y="0.695cm" svg:viewBox="0 0 1975 37" svg:d="M0 0c606 13 958 37 948 37-11 0 675-12 675-12h352"><text:p/></draw:path><draw:path draw:name="Forme 135" draw:style-name="gr24" draw:text-style-name="P55" svg:width="0.625cm" svg:height="0.552cm" svg:x="0.512cm" svg:y="2.376cm" svg:viewBox="0 0 626 553" svg:d="M0 0c207 213 363 326 343 326-19 0 283 227 283 227"><text:p/></draw:path><draw:path draw:name="Forme 136" draw:style-name="gr24" draw:text-style-name="P55" svg:width="1.349cm" svg:height="0.515cm" svg:x="1.256cm" svg:y="2.488cm" svg:viewBox="0 0 1350 516" svg:d="M0 516c422-201 880-339 880-339l392-127 78-50"><text:p/></draw:path><draw:path draw:name="Forme 137" draw:style-name="gr22" draw:text-style-name="P55" svg:width="0.156cm" svg:height="0.292cm" svg:x="0.549cm" svg:y="1.532cm" svg:viewBox="0 0 157 293" svg:d="M13 0c72 0 111 25 111 25l33 34-7 50c0 0-39 42-26 42s-59 0-53 0c7 0-71 16-71 16v59l19 42 59 25 66-8v-9"><text:p/></draw:path><draw:path draw:name="Forme 138" draw:style-name="gr22" draw:text-style-name="P55" svg:width="0.129cm" svg:height="0.101cm" svg:x="0.891cm" svg:y="1.113cm" svg:viewBox="0 0 130 102" svg:d="M0 102c130-102 130-102 130-102"><text:p/></draw:path><draw:path draw:name="Forme 139" draw:style-name="gr22" draw:text-style-name="P55" svg:width="0.097cm" svg:height="0.141cm" svg:x="1.385cm" svg:y="0.825cm" svg:viewBox="0 0 98 142" svg:d="M0 142c78-142 98-142 98-142"><text:p/></draw:path><draw:path draw:name="Forme 140" draw:style-name="gr22" draw:text-style-name="P55" svg:width="0.106cm" svg:height="0.15cm" svg:x="1.431cm" svg:y="0.838cm" svg:viewBox="0 0 107 151" svg:d="M0 151c85-151 107-151 107-151"><text:p/></draw:path><draw:path draw:name="Forme 141" draw:style-name="gr25" draw:text-style-name="P55" svg:width="3.582cm" svg:height="3.074cm" svg:x="4.621cm" svg:y="0.1cm" svg:viewBox="0 0 3583 3075" svg:d="M2408 2159c9 221-17 516-17 506 0-11 17 410 17 410 0 0 297-243 289-243s345-241 345-241c0 0 320-253 310-242-9 10 231-199 231-199l-509 20-689-20c0 0-708 20-700 20s-592-11-592-20c0-8-656 31-656 31l-437-11c0 0 18-402 18-390s-18-454-18-443 0-399 0-399c0 0 584 0 576 0s559 10 551 10 657-10 657-10h607 453l624 10c0 0 99-21 107-21s-353-273-353-273l-370-308-288-198c0 0-156-126-156-147s25 410 25 410l-25 505 9 484-26 495 26 286z"><text:p/></draw:path><draw:path draw:name="Forme 142" draw:style-name="gr26" draw:text-style-name="P55" svg:width="0.023cm" svg:height="1.21cm" svg:x="8.183cm" svg:y="1.054cm" svg:viewBox="0 0 24 1211" svg:d="M24 1211c0-391-24-811-24-811l16-400"><text:p/></draw:path><draw:path draw:name="Forme 143" draw:style-name="gr27" draw:text-style-name="P55" svg:width="0.024cm" svg:height="1.21cm" svg:x="6.257cm" svg:y="1.054cm" svg:viewBox="0 0 25 1211" svg:d="M25 1211c0-391-25-811-25-811l17-400"><text:p/></draw:path><draw:path draw:name="Forme 144" draw:style-name="gr28" draw:text-style-name="P55" svg:width="0.008cm" svg:height="0.935cm" svg:x="6.95cm" svg:y="2.256cm" svg:viewBox="0 0 9 936" svg:d="M9 936c0-199 0-494 0-473s-9-359-9-359v-104"><text:p/></draw:path><draw:path draw:name="Forme 145" draw:style-name="gr29" draw:text-style-name="P55" svg:width="0.008cm" svg:height="0.937cm" svg:x="6.95cm" svg:y="0.105cm" svg:viewBox="0 0 9 938" svg:d="M9 938c0-200 0-495 0-474s-9-358-9-358v-106"><text:p/></draw:path><draw:path draw:name="Forme 146" draw:style-name="gr30" draw:text-style-name="P55" svg:width="1.163cm" svg:height="0.013cm" svg:x="7.027cm" svg:y="2.077cm" svg:viewBox="0 0 1164 14" svg:d="M1164 0c-249 0-615 0-589 0 27 0-445 14-445 14h-130"><text:p/></draw:path><draw:path draw:name="Forme 147" draw:style-name="gr31" draw:text-style-name="P55" svg:width="0.721cm" svg:height="0.024cm" svg:x="6.292cm" svg:y="2.077cm" svg:viewBox="0 0 722 25" svg:d="M722 0c-154 0-381 0-364 0s-276 25-276 25h-82"><text:p/></draw:path><draw:path draw:name="Forme 148" draw:style-name="gr32" draw:text-style-name="P55" svg:width="1.599cm" svg:height="0.045cm" svg:x="4.643cm" svg:y="2.084cm" svg:viewBox="0 0 1600 46" svg:d="M1600 0c-342 0-300 9-450 9-120 0-397-9-358-9 38 0-613 46-613 46h-179"><text:p/></draw:path><draw:path draw:name="Forme 149" draw:style-name="gr33" draw:text-style-name="P55" svg:width="0.008cm" svg:height="1.211cm" svg:x="4.51cm" svg:y="1.062cm" svg:viewBox="0 0 9 1212" svg:d="M9 1212c0-258 0-640 0-613 0 26-9-464-9-464v-135"><text:p/></draw:path><draw:path draw:name="Forme 150" draw:style-name="gr10" draw:text-style-name="P51" svg:width="0.355cm" svg:height="1.238cm" svg:x="5.524cm" svg:y="4.669cm" svg:viewBox="0 0 356 1239" svg:d="M356 0c-22 58-15 126-42 182-29 57-40 125-60 189-20 58-41 116-46 178-7 63-38 115-50 177-14 63-37 123-57 182-19 58-34 122-59 178l-14 58-14 61-14 34"><text:p/></draw:path><draw:path draw:name="Forme 151" draw:style-name="gr10" draw:text-style-name="P51" svg:width="1.366cm" svg:height="0.043cm" svg:x="5.868cm" svg:y="4.685cm" svg:viewBox="0 0 1367 44" svg:d="M0 0c38 1 75 3 113 4 37 1 73 7 111 5s80 0 121 0c36 0 76 0 113 0 40 0 82 0 122 0 38 0 78 5 116 0s73 14 111 14c37 0 76-5 112 9 38 14 78 6 118 11 38 3 76-2 114-11 38-7 78 0 117 0h37 37 25"><text:p/></draw:path><draw:path draw:name="Forme 152" draw:style-name="gr10" draw:text-style-name="P51" svg:width="1.366cm" svg:height="0.043cm" svg:x="5.524cm" svg:y="5.917cm" svg:viewBox="0 0 1367 44" svg:d="M0 0c38 1 75 3 113 4 37 1 73 7 111 5s80 0 121 0c36 0 76 0 113 0 40 0 82 0 122 0 38 0 78 5 116 0s73 14 111 14c37 0 76-5 112 9 38 14 78 6 118 11 38 3 76-2 114-11 38-7 78 0 117 0h37 37 25"><text:p/></draw:path><draw:path draw:name="Forme 153" draw:style-name="gr10" draw:text-style-name="P51" svg:width="1.341cm" svg:height="0.039cm" svg:x="5.873cm" svg:y="3.818cm" svg:viewBox="0 0 1342 40" svg:d="M0 0c37 1 74 3 111 4 36 1 71 6 109 5 38-3 78 0 118 0 37 0 74 0 112 0s80 0 118 0 77 3 115 0c37-5 71 12 109 12 36 0 74-5 111 8 36 14 76 6 115 10 36 3 74-2 112-10 37-7 76 0 115 0h35 37 25"><text:p/></draw:path><draw:path draw:name="Forme 154" draw:style-name="gr13" draw:text-style-name="P51" svg:width="0.015cm" svg:height="0.837cm" svg:x="5.866cm" svg:y="3.833cm" svg:viewBox="0 0 16 838" svg:d="M10 838c-14-51-7-112 2-166 12-61-7-112 1-170 9-59-11-110-7-166 6-58-17-104 1-164 18-58 0-115-1-172"><text:p/></draw:path><draw:path draw:name="Forme 155" draw:style-name="gr13" draw:text-style-name="P51" svg:width="0.015cm" svg:height="0.837cm" svg:x="7.219cm" svg:y="3.855cm" svg:viewBox="0 0 16 838" svg:d="M9 838c-14-51-7-112 3-167 11-60-7-112 1-170 10-59-11-109-7-165 6-58-17-104 1-164 18-59 0-116-2-172"><text:p/></draw:path><draw:path draw:name="Forme 156" draw:style-name="gr10" draw:text-style-name="P51" svg:width="1.341cm" svg:height="0.039cm" svg:x="5.542cm" svg:y="6.753cm" svg:viewBox="0 0 1342 40" svg:d="M1342 40c-37-1-74-3-111-4-36-1-72-7-109-5-38 3-79 0-118 0-37 0-75 0-112 0-39 0-80 0-119 0-38 0-77-4-115 0-37 5-70-12-108-12-36 0-75 5-111-9-36-13-76-5-115-9-37-3-74 2-112 9-37 7-76 0-114 0h-37-36-25"><text:p/></draw:path><draw:path draw:name="Forme 157" draw:style-name="gr13" draw:text-style-name="P51" svg:width="0.015cm" svg:height="0.838cm" svg:x="6.871cm" svg:y="5.946cm" svg:viewBox="0 0 16 839" svg:d="M7 0c14 51 7 113-3 168-12 59 7 111-1 168-8 61 12 111 7 167-5 57 17 103-1 163-18 59 0 115 1 173"><text:p/></draw:path><draw:path draw:name="Forme 158" draw:style-name="gr13" draw:text-style-name="P51" svg:width="0.014cm" svg:height="0.837cm" svg:x="5.524cm" svg:y="5.917cm" svg:viewBox="0 0 15 838" svg:d="M5 0c15 51 8 112-1 167-12 60 8 112-2 169-8 61 13 111 7 167-4 56 17 103-1 163-17 59 1 114 1 172"><text:p/></draw:path><draw:path draw:name="Forme 159" draw:style-name="gr10" draw:text-style-name="P51" svg:width="0.355cm" svg:height="1.238cm" svg:x="6.884cm" svg:y="4.699cm" svg:viewBox="0 0 356 1239" svg:d="M356 0c-22 58-14 126-42 182-29 57-40 125-60 189-20 58-40 116-47 178-6 63-37 115-50 177-13 63-37 123-56 182s-34 122-60 178l-13 58-15 60-13 35"><text:p/></draw:path><draw:path draw:name="Forme 160" draw:style-name="gr10" draw:text-style-name="P51" svg:width="1.025cm" svg:height="0.069cm" svg:x="4.838cm" svg:y="4.61cm" svg:viewBox="0 0 1026 70" svg:d="M0 8c50 10 99-20 148-3 51 18 105 10 158 17 48 5 98 14 146 2 49-10 97 12 146 9 51-4 103 7 152 13 50 7 101 5 150 19l48-1h48l30 6"><text:p/></draw:path><draw:path draw:name="Forme 161" draw:style-name="gr10" draw:text-style-name="P51" svg:width="1.025cm" svg:height="0.07cm" svg:x="4.839cm" svg:y="3.75cm" svg:viewBox="0 0 1026 71" svg:d="M0 9c50 9 99-21 148-4 51 18 105 11 158 17 48 5 98 14 146 3 49-11 97 11 146 8 51-3 103 7 152 13 50 7 101 6 150 20l48-1 48-1 30 7"><text:p/></draw:path><draw:path draw:name="Forme 162" draw:style-name="gr13" draw:text-style-name="P51" svg:width="0.015cm" svg:height="0.838cm" svg:x="4.822cm" svg:y="3.773cm" svg:viewBox="0 0 16 839" svg:d="M6 0c15 51 8 112-2 167-12 60 7 113-1 170-9 60 13 109 7 166-5 58 17 103-1 163-17 59 0 116 2 173"><text:p/></draw:path><draw:path draw:name="Forme 163" draw:style-name="gr10" draw:text-style-name="P51" svg:width="1.025cm" svg:height="0.07cm" svg:x="6.884cm" svg:y="5.946cm" svg:viewBox="0 0 1026 71" svg:d="M1026 62c-49-9-98 21-148 3-51-18-105-10-158-16-48-5-97-14-145-3-49 11-98-11-147-8-51 3-103-7-152-13-50-7-101-6-149-20l-49 1-48 1-30-7"><text:p/></draw:path><draw:path draw:name="Forme 164" draw:style-name="gr10" draw:text-style-name="P51" svg:width="1.025cm" svg:height="0.069cm" svg:x="6.884cm" svg:y="6.798cm" svg:viewBox="0 0 1026 70" svg:d="M1026 62c-49-10-98 20-148 3-51-18-105-10-158-17-48-5-97-14-145-2-49 10-98-12-147-9-51 4-103-7-152-13-50-7-101-5-149-19l-49 1h-48l-30-6"><text:p/></draw:path><draw:path draw:name="Forme 165" draw:style-name="gr13" draw:text-style-name="P51" svg:width="0.015cm" svg:height="0.837cm" svg:x="7.909cm" svg:y="6.007cm" svg:viewBox="0 0 16 838" svg:d="M10 838c-14-51-7-113 3-167 10-60-9-113 0-169 9-60-11-110-7-167 5-58-17-104 1-163s0-115-1-172"><text:p/></draw:path><draw:path draw:name="Forme 166" draw:style-name="gr15" draw:text-style-name="P51" svg:width="1.341cm" svg:height="0.039cm" svg:x="5.874cm" svg:y="3.646cm" svg:viewBox="0 0 1342 40" svg:d="M0 0c37 1 74 3 111 4 36 1 71 6 109 5 38-3 78 0 118 0 37 0 74 0 112 0s80 0 118 0 77 3 115 0c37-5 71 12 109 12 36 0 74-5 111 8 36 14 76 6 115 10 36 3 74-2 112-10 37-7 76 0 115 0h35 37 25"><text:p/></draw:path><draw:path draw:name="Forme 167" draw:style-name="gr15" draw:text-style-name="P51" svg:width="1.025cm" svg:height="0.07cm" svg:x="4.839cm" svg:y="3.579cm" svg:viewBox="0 0 1026 71" svg:d="M0 9c50 9 99-21 148-4 51 18 105 11 158 18 48 5 98 13 146 2 49-11 97 12 146 8 51-3 103 7 152 13 50 7 101 6 150 20l48-1 48-1 30 7"><text:p/></draw:path><draw:path draw:name="Forme 168" draw:style-name="gr15" draw:text-style-name="P51" svg:width="0.015cm" svg:height="0.838cm" svg:x="5.387cm" svg:y="5.917cm" svg:viewBox="0 0 16 839" svg:d="M6 0c15 51 7 113-2 167-12 61 7 113-2 169-8 62 12 112 7 167-4 57 18 103 0 163s0 116 1 173"><text:p/></draw:path><draw:path draw:name="Forme 169" draw:style-name="gr15" draw:text-style-name="P51" svg:width="1.025cm" svg:height="0.07cm" svg:x="6.884cm" svg:y="6.993cm" svg:viewBox="0 0 1026 71" svg:d="M1026 62c-49-9-98 21-148 3-51-18-105-10-158-16-48-5-97-14-145-3-49 11-98-11-147-8-51 3-103-7-152-13-50-7-101-6-149-20l-49 2h-48l-30-7"><text:p/></draw:path><draw:path draw:name="Forme 170" draw:style-name="gr15" draw:text-style-name="P51" svg:width="0.015cm" svg:height="0.837cm" svg:x="7.354cm" svg:y="3.855cm" svg:viewBox="0 0 16 838" svg:d="M11 838c-16-50-8-112 2-166 11-61-8-112 0-171 9-58-12-109-7-166 5-55-17-103 2-162 18-59 0-115-3-173"><text:p/></draw:path><draw:path draw:name="Forme 171" draw:style-name="gr15" draw:text-style-name="P51" svg:width="0.355cm" svg:height="1.238cm" svg:x="7.02cm" svg:y="4.699cm" svg:viewBox="0 0 356 1239" svg:d="M356 0c-22 58-14 126-42 182-28 57-39 125-61 188-19 59-39 117-45 179-7 63-38 115-50 177-14 63-37 123-56 182-20 59-34 122-60 178l-14 58-14 61-14 34"><text:p/></draw:path><draw:path draw:name="Forme 172" draw:style-name="gr10" draw:text-style-name="P51" svg:width="0.321cm" svg:height="1.254cm" svg:x="5.521cm" svg:y="6.761cm" svg:viewBox="0 0 322 1255" svg:d="M322 1255c-20-59-11-129-36-186-28-58-37-127-55-191-17-58-38-117-42-180-4-62-34-115-45-178-13-64-34-125-52-186-18-59-31-122-55-179l-12-61-13-59-12-35"><text:p/></draw:path><draw:path draw:name="Forme 173" draw:style-name="gr10" draw:text-style-name="P51" svg:width="1.366cm" svg:height="0.027cm" svg:x="5.832cm" svg:y="8.009cm" svg:viewBox="0 0 1367 28" svg:d="M0 1c38 0 75 0 113 1 37 1 74-5 111 0 38 4 80 4 121 6 36 1 76 2 113 4 40 2 82 4 122 6 38 1 78-2 116 5 38 6 73-12 111-10 37 2 76 9 112-4 38-13 78-2 119-4 37-2 75 4 113 14 38 9 78 4 117 6l37 1 37 2h25"><text:p/></draw:path><draw:path draw:name="Forme 174" draw:style-name="gr10" draw:text-style-name="P51" svg:width="0.321cm" svg:height="1.253cm" svg:x="6.882cm" svg:y="6.789cm" svg:viewBox="0 0 322 1254" svg:d="M322 1254c-20-59-11-128-37-185-27-58-36-127-54-191-17-58-38-117-42-180-5-62-34-116-45-178-12-64-33-125-52-186-18-59-31-122-54-180l-13-60-12-59-13-35"><text:p/></draw:path><draw:frame draw:style-name="gr34" draw:text-style-name="P56" svg:width="1.504cm" svg:height="1.075cm" svg:x="4.763cm" svg:y="1.54cm"><draw:text-box><text:p text:style-name="P52"><text:span text:style-name="T15">5 cm</text:span></text:p></draw:text-box></draw:frame><draw:frame draw:style-name="gr35" draw:text-style-name="P56" svg:width="1.705cm" svg:height="1.075cm" draw:transform="rotate (1.5707963267949) translate (3.83293055555556cm 2.48808333333333cm)"><draw:text-box><text:p text:style-name="P52"><text:span text:style-name="T15">2,5 cm</text:span></text:p></draw:text-box></draw:frame><draw:frame draw:style-name="gr35" draw:text-style-name="P56" svg:width="1.398cm" svg:height="0.675cm" svg:x="5.824cm" svg:y="2.429cm"><draw:text-box><text:p text:style-name="P52"><text:span text:style-name="T15">3 cm</text:span></text:p></draw:text-box></draw:frame><draw:frame draw:style-name="gr36" draw:text-style-name="P57" svg:width="1.267cm" svg:height="0.668cm" svg:x="6.064cm" svg:y="1.512cm"><draw:text-box><text:p text:style-name="P52"><text:span text:style-name="T16">3 cm</text:span></text:p></draw:text-box></draw:frame><draw:frame draw:style-name="gr37" draw:text-style-name="P56" svg:width="1.4cm" svg:height="0.722cm" svg:x="7.041cm" svg:y="1.482cm"><draw:text-box><text:p text:style-name="P52"><text:span text:style-name="T15">4 cm</text:span></text:p></draw:text-box></draw:frame><draw:frame draw:style-name="gr35" draw:text-style-name="P56" svg:width="1.4cm" svg:height="0.675cm" svg:x="5.779cm" svg:y="0.2cm"><draw:text-box><text:p text:style-name="P52"><text:span text:style-name="T15">3 cm</text:span></text:p></draw:text-box></draw:frame><draw:frame draw:style-name="gr34" draw:text-style-name="P56" svg:width="1.405cm" svg:height="1.075cm" draw:transform="rotate (1.293463508653) translate (6.95854166666667cm 5.96823611111111cm)"><draw:text-box><text:p text:style-name="P52"><text:span text:style-name="T15">3 cm</text:span></text:p></draw:text-box></draw:frame><draw:frame draw:style-name="gr38" draw:text-style-name="P56" svg:width="1.405cm" svg:height="0.983cm" svg:x="6.886cm" svg:y="7.037cm"><draw:text-box><text:p text:style-name="P52"><text:span text:style-name="T15">3 cm</text:span></text:p></draw:text-box></draw:frame><draw:frame draw:style-name="gr34" draw:text-style-name="P56" svg:width="1.426cm" svg:height="1.075cm" svg:x="7.197cm" svg:y="3.906cm"><draw:text-box><text:p text:style-name="P52"><text:span text:style-name="T15">2 cm</text:span></text:p></draw:text-box></draw:frame><draw:frame draw:style-name="gr34" draw:text-style-name="P56" svg:width="1.442cm" svg:height="1.075cm" draw:transform="rotate (1.5707963267949) translate (4.79777777777778cm 7.04673611111111cm)"><draw:text-box><text:p text:style-name="P52"><text:span text:style-name="T15">2 cm</text:span></text:p></draw:text-box></draw:frame><draw:frame draw:style-name="gr34" draw:text-style-name="P56" svg:width="1.412cm" svg:height="1.075cm" svg:x="4.785cm" svg:y="3.04cm"><draw:text-box><text:p text:style-name="P52"><text:span text:style-name="T15">3 cm</text:span></text:p></draw:text-box></draw:frame><draw:frame draw:style-name="gr39" draw:text-style-name="P56" svg:width="1.454cm" svg:height="1.077cm" svg:x="6.033cm" svg:y="3.103cm"><draw:text-box><text:p text:style-name="P52"><text:span text:style-name="T15">4 cm</text:span></text:p></draw:text-box></draw:frame><draw:g draw:style-name="gr40"><draw:path draw:name="Forme 1" draw:style-name="gr41" draw:text-style-name="P55" svg:width="0.097cm" svg:height="0.141cm" svg:x="1.437cm" svg:y="2.272cm" svg:viewBox="0 0 98 142" svg:d="M0 142c78-142 98-142 98-142"><text:p/></draw:path><draw:path draw:name="Forme 2" draw:style-name="gr41" draw:text-style-name="P55" svg:width="0.106cm" svg:height="0.15cm" svg:x="1.483cm" svg:y="2.284cm" svg:viewBox="0 0 107 151" svg:d="M0 151c85-151 107-151 107-151"><text:p/></draw:path></draw:g><draw:path draw:name="Forme 4" draw:style-name="gr41" draw:text-style-name="P55" svg:width="0.129cm" svg:height="0.101cm" svg:x="0.852cm" svg:y="2.533cm" svg:viewBox="0 0 130 102" svg:d="M0 102c130-102 130-102 130-102"><text:p/></draw:path><draw:path draw:name="Forme 5" draw:style-name="gr41" draw:text-style-name="P55" svg:width="0.156cm" svg:height="0.292cm" svg:x="1.151cm" svg:y="1.878cm" svg:viewBox="0 0 157 293" svg:d="M13 0c72 0 111 25 111 25l33 34-7 50c0 0-39 42-26 42s-59 0-53 0c7 0-71 16-71 16v59l19 42 59 25 66-8v-9"><text:p/></draw:path><draw:path draw:name="Forme 11" draw:style-name="gr41" draw:text-style-name="P55" svg:width="0.156cm" svg:height="0.292cm" svg:x="2.448cm" svg:y="1.442cm" svg:viewBox="0 0 157 293" svg:d="M13 0c72 0 111 25 111 25l33 34-7 50c0 0-39 42-26 42s-59 0-53 0c7 0-71 16-71 16v59l19 42 59 25 66-8v-9"><text:p/></draw:path><draw:polyline draw:name="Forme 12" draw:style-name="gr42" draw:text-style-name="P51" svg:width="0.029cm" svg:height="0.156cm" svg:x="1.933cm" svg:y="4.799cm" svg:viewBox="0 0 30 157" draw:points="30,0 20,63 5,125 0,157"><text:p/></draw:polyline><draw:polyline draw:name="Forme 13" draw:style-name="gr42" draw:text-style-name="P51" svg:width="0.029cm" svg:height="0.156cm" svg:x="2.008cm" svg:y="4.806cm" svg:viewBox="0 0 30 157" draw:points="30,0 20,63 5,125 0,157"><text:p/></draw:polyline><draw:polyline draw:name="Forme 14" draw:style-name="gr42" draw:text-style-name="P51" svg:width="0.029cm" svg:height="0.156cm" svg:x="1.642cm" svg:y="5.924cm" svg:viewBox="0 0 30 157" draw:points="30,0 20,63 5,125 0,157"><text:p/></draw:polyline><draw:polyline draw:name="Forme 15" draw:style-name="gr42" draw:text-style-name="P51" svg:width="0.029cm" svg:height="0.156cm" svg:x="1.717cm" svg:y="5.931cm" svg:viewBox="0 0 30 157" draw:points="30,0 20,63 5,125 0,157"><text:p/></draw:polyline><draw:polyline draw:name="Forme 16" draw:style-name="gr42" draw:text-style-name="P51" svg:width="0.111cm" svg:height="0.143cm" svg:x="1.096cm" svg:y="5.382cm" svg:viewBox="0 0 112 144" draw:points="0,0 49,38 83,101 112,144"><text:p/></draw:polyline><draw:polyline draw:name="Forme 17" draw:style-name="gr42" draw:text-style-name="P51" svg:width="0.111cm" svg:height="0.143cm" svg:x="2.661cm" svg:y="5.546cm" svg:viewBox="0 0 112 144" draw:points="0,0 49,38 83,101 112,144"><text:p/></draw:polyline><draw:path draw:name="Forme 18" draw:style-name="gr41" draw:text-style-name="P55" svg:width="0.156cm" svg:height="0.292cm" svg:x="4.559cm" svg:y="1.46cm" svg:viewBox="0 0 157 293" svg:d="M13 0c72 0 111 25 111 25l33 34-7 50c0 0-39 42-26 42s-59 0-53 0c7 0-71 16-71 16v59l19 42 59 25 66-8v-9"><text:p/></draw:path><draw:path draw:name="Forme 19" draw:style-name="gr41" draw:text-style-name="P55" svg:width="0.156cm" svg:height="0.292cm" svg:x="6.173cm" svg:y="1.443cm" svg:viewBox="0 0 157 293" svg:d="M13 0c72 0 111 25 111 25l33 34-7 50c0 0-39 42-26 42s-59 0-53 0c7 0-71 16-71 16v59l19 42 59 25 66-8v-9"><text:p/></draw:path><draw:path draw:name="Forme 20" draw:style-name="gr41" draw:text-style-name="P55" svg:width="0.156cm" svg:height="0.292cm" svg:x="6.949cm" svg:y="1.392cm" svg:viewBox="0 0 157 293" svg:d="M13 0c72 0 111 25 111 25l33 34-7 50c0 0-39 42-26 42s-59 0-53 0c7 0-71 16-71 16v59l19 42 59 25 66-8v-9"><text:p/></draw:path><draw:path draw:name="Forme 21" draw:style-name="gr41" draw:text-style-name="P55" svg:width="0.156cm" svg:height="0.292cm" svg:x="8.115cm" svg:y="1.395cm" svg:viewBox="0 0 157 293" svg:d="M13 0c72 0 111 25 111 25l33 34-7 50c0 0-39 42-26 42s-59 0-53 0c7 0-71 16-71 16v59l19 42 59 25 66-8v-9"><text:p/></draw:path><draw:g draw:style-name="gr40"><draw:path draw:name="Forme 1" draw:style-name="gr41" draw:text-style-name="P55" svg:width="0.097cm" svg:height="0.141cm" svg:x="5.401cm" svg:y="0.973cm" svg:viewBox="0 0 98 142" svg:d="M0 142c78-142 98-142 98-142"><text:p/></draw:path><draw:path draw:name="Forme 2" draw:style-name="gr41" draw:text-style-name="P55" svg:width="0.106cm" svg:height="0.15cm" svg:x="5.447cm" svg:y="0.986cm" svg:viewBox="0 0 107 151" svg:d="M0 151c85-151 107-151 107-151"><text:p/></draw:path></draw:g><draw:g draw:style-name="gr40"><draw:path draw:name="Forme 1" draw:style-name="gr41" draw:text-style-name="P55" svg:width="0.097cm" svg:height="0.141cm" svg:x="5.383cm" svg:y="2.177cm" svg:viewBox="0 0 98 142" svg:d="M0 142c78-142 98-142 98-142"><text:p/></draw:path><draw:path draw:name="Forme 2" draw:style-name="gr41" draw:text-style-name="P55" svg:width="0.106cm" svg:height="0.15cm" svg:x="5.429cm" svg:y="2.189cm" svg:viewBox="0 0 107 151" svg:d="M0 151c85-151 107-151 107-151"><text:p/></draw:path></draw:g><draw:g draw:style-name="gr40"><draw:path draw:name="Forme 1" draw:style-name="gr41" draw:text-style-name="P55" svg:width="0.097cm" svg:height="0.141cm" svg:x="7.507cm" svg:y="0.471cm" svg:viewBox="0 0 98 142" svg:d="M0 142c78-142 98-142 98-142"><text:p/></draw:path><draw:path draw:name="Forme 2" draw:style-name="gr41" draw:text-style-name="P55" svg:width="0.106cm" svg:height="0.15cm" svg:x="7.553cm" svg:y="0.485cm" svg:viewBox="0 0 107 151" svg:d="M0 151c85-151 107-151 107-151"><text:p/></draw:path></draw:g><draw:g draw:style-name="gr40"><draw:path draw:name="Forme 1" draw:style-name="gr41" draw:text-style-name="P55" svg:width="0.097cm" svg:height="0.141cm" svg:x="7.59cm" svg:y="2.608cm" svg:viewBox="0 0 98 142" svg:d="M0 142c78-142 98-142 98-142"><text:p/></draw:path><draw:path draw:name="Forme 2" draw:style-name="gr41" draw:text-style-name="P55" svg:width="0.106cm" svg:height="0.15cm" svg:x="7.636cm" svg:y="2.622cm" svg:viewBox="0 0 107 151" svg:d="M0 151c85-151 107-151 107-151"><text:p/></draw:path></draw:g><draw:path draw:name="Forme 22" draw:style-name="gr41" draw:text-style-name="P55" svg:width="0.129cm" svg:height="0.101cm" svg:x="6.59cm" svg:y="2.192cm" svg:viewBox="0 0 130 102" svg:d="M0 102c130-102 130-102 130-102"><text:p/></draw:path><draw:path draw:name="Forme 23" draw:style-name="gr41" draw:text-style-name="P55" svg:width="0.129cm" svg:height="0.101cm" svg:x="6.565cm" svg:y="0.989cm" svg:viewBox="0 0 130 102" svg:d="M0 102c130-102 130-102 130-102"><text:p/></draw:path><draw:path draw:name="Forme 24" draw:style-name="gr41" draw:text-style-name="P55" svg:width="0.129cm" svg:height="0.101cm" svg:x="6.983cm" svg:y="0.509cm" svg:viewBox="0 0 130 102" svg:d="M0 102c130-102 130-102 130-102"><text:p/></draw:path><draw:path draw:name="Forme 25" draw:style-name="gr41" draw:text-style-name="P55" svg:width="0.129cm" svg:height="0.101cm" svg:x="6.954cm" svg:y="2.624cm" svg:viewBox="0 0 130 102" svg:d="M0 102c130-102 130-102 130-102"><text:p/></draw:path><draw:polyline draw:name="Forme 26" draw:style-name="gr42" draw:text-style-name="P51" svg:width="0.029cm" svg:height="0.156cm" svg:x="6.532cm" svg:y="3.744cm" svg:viewBox="0 0 30 157" draw:points="30,0 20,63 5,125 0,157"><text:p/></draw:polyline><draw:polyline draw:name="Forme 27" draw:style-name="gr42" draw:text-style-name="P51" svg:width="0.029cm" svg:height="0.156cm" svg:x="6.607cm" svg:y="3.751cm" svg:viewBox="0 0 30 157" draw:points="30,0 20,63 5,125 0,157"><text:p/></draw:polyline><draw:polyline draw:name="Forme 28" draw:style-name="gr42" draw:text-style-name="P51" svg:width="0.029cm" svg:height="0.156cm" svg:x="6.488cm" svg:y="4.61cm" svg:viewBox="0 0 30 157" draw:points="30,0 20,63 5,125 0,157"><text:p/></draw:polyline><draw:polyline draw:name="Forme 29" draw:style-name="gr42" draw:text-style-name="P51" svg:width="0.029cm" svg:height="0.156cm" svg:x="6.563cm" svg:y="4.618cm" svg:viewBox="0 0 30 157" draw:points="30,0 20,63 5,125 0,157"><text:p/></draw:polyline><draw:polyline draw:name="Forme 30" draw:style-name="gr42" draw:text-style-name="P51" svg:width="0.029cm" svg:height="0.156cm" svg:x="6.129cm" svg:y="5.829cm" svg:viewBox="0 0 30 157" draw:points="30,0 20,63 5,125 0,157"><text:p/></draw:polyline><draw:polyline draw:name="Forme 31" draw:style-name="gr42" draw:text-style-name="P51" svg:width="0.029cm" svg:height="0.156cm" svg:x="6.204cm" svg:y="5.836cm" svg:viewBox="0 0 30 157" draw:points="30,0 20,63 5,125 0,157"><text:p/></draw:polyline><draw:polyline draw:name="Forme 32" draw:style-name="gr42" draw:text-style-name="P51" svg:width="0.029cm" svg:height="0.156cm" svg:x="6.186cm" svg:y="6.687cm" svg:viewBox="0 0 30 157" draw:points="30,0 20,63 5,125 0,157"><text:p/></draw:polyline><draw:polyline draw:name="Forme 33" draw:style-name="gr42" draw:text-style-name="P51" svg:width="0.029cm" svg:height="0.156cm" svg:x="6.261cm" svg:y="6.694cm" svg:viewBox="0 0 30 157" draw:points="30,0 20,63 5,125 0,157"><text:p/></draw:polyline><draw:polyline draw:name="Forme 34" draw:style-name="gr42" draw:text-style-name="P51" svg:width="0.029cm" svg:height="0.156cm" svg:x="6.495cm" svg:y="7.938cm" svg:viewBox="0 0 30 157" draw:points="30,0 20,63 5,125 0,157"><text:p/></draw:polyline><draw:polyline draw:name="Forme 35" draw:style-name="gr42" draw:text-style-name="P51" svg:width="0.029cm" svg:height="0.156cm" svg:x="6.57cm" svg:y="7.945cm" svg:viewBox="0 0 30 157" draw:points="30,0 20,63 5,125 0,157"><text:p/></draw:polyline><draw:polyline draw:name="Forme 36" draw:style-name="gr42" draw:text-style-name="P51" svg:width="0.111cm" svg:height="0.143cm" svg:x="6.995cm" svg:y="5.281cm" svg:viewBox="0 0 112 144" draw:points="0,0 49,38 83,101 112,144"><text:p/></draw:polyline><draw:polyline draw:name="Forme 37" draw:style-name="gr42" draw:text-style-name="P51" svg:width="0.111cm" svg:height="0.143cm" svg:x="5.675cm" svg:y="5.185cm" svg:viewBox="0 0 112 144" draw:points="0,0 49,38 83,101 112,144"><text:p/></draw:polyline><draw:polyline draw:name="Forme 38" draw:style-name="gr42" draw:text-style-name="P51" svg:width="0.111cm" svg:height="0.143cm" svg:x="7.267cm" svg:y="5.919cm" svg:viewBox="0 0 112 144" draw:points="0,0 49,38 83,101 112,144"><text:p/></draw:polyline><draw:polyline draw:name="Forme 39" draw:style-name="gr42" draw:text-style-name="P51" svg:width="0.111cm" svg:height="0.143cm" svg:x="7.353cm" svg:y="6.752cm" svg:viewBox="0 0 112 144" draw:points="0,0 49,38 83,101 112,144"><text:p/></draw:polyline><draw:polyline draw:name="Forme 40" draw:style-name="gr42" draw:text-style-name="P51" svg:width="0.111cm" svg:height="0.143cm" svg:x="7.01cm" svg:y="7.375cm" svg:viewBox="0 0 112 144" draw:points="0,0 49,38 83,101 112,144"><text:p/></draw:polyline><draw:polyline draw:name="Forme 41" draw:style-name="gr42" draw:text-style-name="P51" svg:width="0.111cm" svg:height="0.143cm" svg:x="5.659cm" svg:y="7.387cm" svg:viewBox="0 0 112 144" draw:points="0,0 49,38 83,101 112,144"><text:p/></draw:polyline><draw:polyline draw:name="Forme 42" draw:style-name="gr42" draw:text-style-name="P51" svg:width="0.111cm" svg:height="0.143cm" svg:x="5.302cm" svg:y="4.573cm" svg:viewBox="0 0 112 144" draw:points="0,0 49,38 83,101 112,144"><text:p/></draw:polyline><draw:polyline draw:name="Forme 43" draw:style-name="gr42" draw:text-style-name="P51" svg:width="0.111cm" svg:height="0.143cm" svg:x="5.271cm" svg:y="3.713cm" svg:viewBox="0 0 112 144" draw:points="0,0 49,38 83,101 112,144"><text:p/></draw:polyline></draw:g><text:span text:style-name="_5f_Caractères"/></text:p>
      <text:list text:continue-numbering="true" text:style-name="_5f_Numérotation_20_des_20_exercices">
        <text:list-item>
          <text:h text:style-name="P42" text:outline-level="1"><text:span text:style-name="_5f_Caractères">Le prisme droit ci-dessous est représenté en perspective cavalière. </text:span><text:span text:style-name="_5f_Caractères"><text:span text:style-name="T7">Sur une feuille, c</text:span></text:span><text:span text:style-name="_5f_Caractères">onstruis-en le patron en vraie grandeur</text:span><text:span text:style-name="_5f_Caractères"><text:span text:style-name="T7">.</text:span></text:span></text:h>
        </text:list-item>
      </text:list>
      <text:h text:style-name="_5f_Paragraphe" text:outline-level="1"><draw:g text:anchor-type="as-char" draw:z-index="24" draw:name="Forme 1" draw:style-name="gr110"><draw:line draw:style-name="gr111" draw:text-style-name="P81" svg:x1="0.487cm" svg:y1="2.124cm" svg:x2="3.49cm" svg:y2="2.124cm"><text:p/></draw:line><draw:line draw:style-name="gr111" draw:text-style-name="P81" svg:x1="0.487cm" svg:y1="2.127cm" svg:x2="1.984cm" svg:y2="0.63cm"><text:p/></draw:line><draw:line draw:style-name="gr111" draw:text-style-name="P81" svg:x1="1.984cm" svg:y1="0.616cm" svg:x2="3.5cm" svg:y2="2.132cm"><text:p/></draw:line><draw:line draw:style-name="gr112" draw:text-style-name="P81" svg:x1="1.871cm" svg:y1="1.505cm" svg:x2="4.874cm" svg:y2="1.505cm"><text:p/></draw:line><draw:line draw:style-name="gr112" draw:text-style-name="P81" svg:x1="1.871cm" svg:y1="1.508cm" svg:x2="3.368cm" svg:y2="0.011cm"><text:p/></draw:line><draw:line draw:style-name="gr111" draw:text-style-name="P81" svg:x1="3.366cm" svg:y1="0cm" svg:x2="4.882cm" svg:y2="1.516cm"><text:p/></draw:line><draw:line draw:style-name="gr111" draw:text-style-name="P81" svg:x1="1.981cm" svg:y1="0.632cm" svg:x2="3.375cm" svg:y2="0cm"><text:p/></draw:line><draw:line draw:style-name="gr112" draw:text-style-name="P81" svg:x1="0.494cm" svg:y1="2.13cm" svg:x2="1.888cm" svg:y2="1.498cm"><text:p/></draw:line><draw:line draw:style-name="gr111" draw:text-style-name="P81" svg:x1="3.485cm" svg:y1="2.13cm" svg:x2="4.879cm" svg:y2="1.498cm"><text:p/></draw:line><draw:line draw:style-name="gr113" draw:text-style-name="P81" svg:x1="0.487cm" svg:y1="2.327cm" svg:x2="3.49cm" svg:y2="2.327cm"><text:p/></draw:line><draw:frame draw:style-name="gr114" draw:text-style-name="P82" svg:width="0.823cm" svg:height="0.376cm" svg:x="1.489cm" svg:y="2.378cm"><draw:text-box><text:p text:style-name="P52"><text:span text:style-name="T21">3 cm</text:span></text:p></draw:text-box></draw:frame><draw:line draw:style-name="gr113" draw:text-style-name="P81" svg:x1="3.683cm" svg:y1="2.324cm" svg:x2="5.077cm" svg:y2="1.692cm"><text:p/></draw:line><draw:frame draw:style-name="gr114" draw:text-style-name="P82" svg:width="0.823cm" svg:height="0.376cm" svg:x="4.283cm" svg:y="2.083cm"><draw:text-box><text:p text:style-name="P52"><text:span text:style-name="T21">4 cm</text:span></text:p></draw:text-box></draw:frame><draw:line draw:style-name="gr111" draw:text-style-name="P81" svg:x1="1.042cm" svg:y1="1.385cm" svg:x2="1.189cm" svg:y2="1.52cm"><text:p/></draw:line><draw:line draw:style-name="gr111" draw:text-style-name="P81" svg:x1="1.141cm" svg:y1="1.385cm" svg:x2="1.288cm" svg:y2="1.52cm"><text:p/></draw:line><draw:line draw:style-name="gr111" draw:text-style-name="P81" svg:x1="3.011cm" svg:y1="1.445cm" svg:x2="2.864cm" svg:y2="1.58cm"><text:p/></draw:line><draw:line draw:style-name="gr111" draw:text-style-name="P81" svg:x1="2.907cm" svg:y1="1.445cm" svg:x2="2.76cm" svg:y2="1.58cm"><text:p/></draw:line><draw:line draw:style-name="gr113" draw:text-style-name="P81" svg:x1="0.288cm" svg:y1="2.023cm" svg:x2="1.785cm" svg:y2="0.526cm"><text:p/></draw:line><draw:frame draw:style-name="gr115" draw:text-style-name="P82" svg:width="1.14cm" svg:height="0.376cm" svg:x="0cm" svg:y="0.877cm"><draw:text-box><text:p text:style-name="P52"><text:span text:style-name="T21">2,5 cm</text:span></text:p></draw:text-box></draw:frame></draw:g></text:h>
      <text:p text:style-name="P8"><draw:g text:anchor-type="paragraph" draw:z-index="36" draw:name="Group object 8" draw:style-name="gr43"><draw:line draw:style-name="gr71" draw:text-style-name="P60" svg:x1="3.579cm" svg:y1="2.835cm" svg:x2="6.579cm" svg:y2="2.835cm"><text:p/></draw:line><draw:line draw:style-name="gr71" draw:text-style-name="P60" svg:x1="3.579cm" svg:y1="6.835cm" svg:x2="6.579cm" svg:y2="6.835cm"><text:p/></draw:line><draw:line draw:style-name="gr71" draw:text-style-name="P60" svg:x1="3.579cm" svg:y1="6.835cm" svg:x2="3.579cm" svg:y2="2.835cm"><text:p/></draw:line><draw:line draw:style-name="gr71" draw:text-style-name="P60" svg:x1="6.577cm" svg:y1="6.835cm" svg:x2="6.577cm" svg:y2="2.835cm"><text:p/></draw:line><draw:line draw:style-name="gr71" draw:text-style-name="P60" svg:x1="6.577cm" svg:y1="2.835cm" svg:x2="9.077cm" svg:y2="2.835cm"><text:p/></draw:line><draw:line draw:style-name="gr71" draw:text-style-name="P60" svg:x1="6.577cm" svg:y1="6.835cm" svg:x2="9.077cm" svg:y2="6.835cm"><text:p/></draw:line><draw:line draw:style-name="gr71" draw:text-style-name="P60" svg:x1="9.077cm" svg:y1="6.835cm" svg:x2="9.077cm" svg:y2="2.835cm"><text:p/></draw:line><draw:line draw:style-name="gr71" draw:text-style-name="P60" svg:x1="1.077cm" svg:y1="2.835cm" svg:x2="3.577cm" svg:y2="2.835cm"><text:p/></draw:line><draw:line draw:style-name="gr71" draw:text-style-name="P60" svg:x1="1.077cm" svg:y1="6.835cm" svg:x2="3.577cm" svg:y2="6.835cm"><text:p/></draw:line><draw:line draw:style-name="gr71" draw:text-style-name="P60" svg:x1="1.077cm" svg:y1="6.835cm" svg:x2="1.077cm" svg:y2="2.835cm"><text:p/></draw:line><draw:frame draw:style-name="gr72" draw:text-style-name="P56" svg:width="1.9cm" svg:height="0.701cm" svg:x="4.177cm" svg:y="2.235cm"><draw:text-box><text:p text:style-name="P52"><text:span text:style-name="T15">3 cm <text:s/></text:span></text:p></draw:text-box></draw:frame><draw:frame draw:style-name="gr72" draw:text-style-name="P56" svg:width="1.9cm" svg:height="0.701cm" svg:x="1.477cm" svg:y="2.235cm"><draw:text-box><text:p text:style-name="P52"><text:span text:style-name="T15">2,5 cm <text:s/></text:span></text:p></draw:text-box></draw:frame><draw:frame draw:style-name="gr72" draw:text-style-name="P56" svg:width="1.9cm" svg:height="0.701cm" svg:x="6.777cm" svg:y="2.235cm"><draw:text-box><text:p text:style-name="P52"><text:span text:style-name="T15">2,5 cm <text:s/></text:span></text:p></draw:text-box></draw:frame><draw:frame draw:style-name="gr72" draw:text-style-name="P56" svg:width="1.9cm" svg:height="0.701cm" svg:x="-0.423cm" svg:y="4.235cm"><draw:text-box><text:p text:style-name="P52"><text:span text:style-name="T15">4 cm <text:s/></text:span></text:p></draw:text-box></draw:frame><draw:line draw:style-name="gr73" draw:text-style-name="P71" svg:x1="2.077cm" svg:y1="2.935cm" svg:x2="2.177cm" svg:y2="2.735cm"><text:p/></draw:line><draw:line draw:style-name="gr73" draw:text-style-name="P71" svg:x1="2.177cm" svg:y1="2.935cm" svg:x2="2.277cm" svg:y2="2.735cm"><text:p/></draw:line><draw:line draw:style-name="gr73" draw:text-style-name="P71" svg:x1="7.577cm" svg:y1="2.935cm" svg:x2="7.677cm" svg:y2="2.735cm"><text:p/></draw:line><draw:line draw:style-name="gr73" draw:text-style-name="P71" svg:x1="7.68cm" svg:y1="2.935cm" svg:x2="7.78cm" svg:y2="2.735cm"><text:p/></draw:line><draw:line draw:style-name="gr73" draw:text-style-name="P71" svg:x1="2.177cm" svg:y1="6.935cm" svg:x2="2.277cm" svg:y2="6.735cm"><text:p/></draw:line><draw:line draw:style-name="gr73" draw:text-style-name="P71" svg:x1="2.279cm" svg:y1="6.935cm" svg:x2="2.379cm" svg:y2="6.735cm"><text:p/></draw:line><draw:line draw:style-name="gr73" draw:text-style-name="P71" svg:x1="4.777cm" svg:y1="2.935cm" svg:x2="4.877cm" svg:y2="2.735cm"><text:p/></draw:line><draw:line draw:style-name="gr73" draw:text-style-name="P71" svg:x1="4.877cm" svg:y1="2.935cm" svg:x2="4.977cm" svg:y2="2.735cm"><text:p/></draw:line><draw:line draw:style-name="gr73" draw:text-style-name="P71" svg:x1="4.777cm" svg:y1="2.936cm" svg:x2="4.877cm" svg:y2="2.736cm"><text:p/></draw:line><draw:line draw:style-name="gr73" draw:text-style-name="P71" svg:x1="4.877cm" svg:y1="2.936cm" svg:x2="4.977cm" svg:y2="2.736cm"><text:p/></draw:line><draw:line draw:style-name="gr73" draw:text-style-name="P71" svg:x1="0.979cm" svg:y1="4.736cm" svg:x2="1.179cm" svg:y2="4.736cm"><text:p/></draw:line><draw:line draw:style-name="gr73" draw:text-style-name="P71" svg:x1="3.477cm" svg:y1="4.835cm" svg:x2="3.677cm" svg:y2="4.835cm"><text:p/></draw:line><draw:line draw:style-name="gr73" draw:text-style-name="P71" svg:x1="6.477cm" svg:y1="4.835cm" svg:x2="6.677cm" svg:y2="4.835cm"><text:p/></draw:line><draw:line draw:style-name="gr73" draw:text-style-name="P71" svg:x1="8.98cm" svg:y1="4.835cm" svg:x2="9.18cm" svg:y2="4.835cm"><text:p/></draw:line><draw:line draw:style-name="gr73" draw:text-style-name="P71" svg:x1="4.977cm" svg:y1="2.935cm" svg:x2="5.077cm" svg:y2="2.735cm"><text:p/></draw:line><draw:line draw:style-name="gr73" draw:text-style-name="P71" svg:x1="4.977cm" svg:y1="6.935cm" svg:x2="5.077cm" svg:y2="6.735cm"><text:p/></draw:line><draw:line draw:style-name="gr73" draw:text-style-name="P71" svg:x1="5.08cm" svg:y1="6.935cm" svg:x2="5.18cm" svg:y2="6.735cm"><text:p/></draw:line><draw:line draw:style-name="gr73" draw:text-style-name="P71" svg:x1="4.977cm" svg:y1="6.938cm" svg:x2="5.077cm" svg:y2="6.738cm"><text:p/></draw:line><draw:line draw:style-name="gr73" draw:text-style-name="P71" svg:x1="5.08cm" svg:y1="6.938cm" svg:x2="5.18cm" svg:y2="6.738cm"><text:p/></draw:line><draw:line draw:style-name="gr73" draw:text-style-name="P71" svg:x1="5.177cm" svg:y1="6.935cm" svg:x2="5.277cm" svg:y2="6.735cm"><text:p/></draw:line><draw:line draw:style-name="gr73" draw:text-style-name="P71" svg:x1="3.579cm" svg:y1="3.035cm" svg:x2="3.779cm" svg:y2="3.035cm"><text:p/></draw:line><draw:line draw:style-name="gr73" draw:text-style-name="P71" svg:x1="3.78cm" svg:y1="2.835cm" svg:x2="3.78cm" svg:y2="3.035cm"><text:p/></draw:line><draw:line draw:style-name="gr73" draw:text-style-name="P71" svg:x1="6.577cm" svg:y1="3.035cm" svg:x2="6.777cm" svg:y2="3.035cm"><text:p/></draw:line><draw:line draw:style-name="gr73" draw:text-style-name="P71" svg:x1="6.777cm" svg:y1="2.835cm" svg:x2="6.777cm" svg:y2="3.035cm"><text:p/></draw:line><draw:line draw:style-name="gr73" draw:text-style-name="P71" svg:x1="1.077cm" svg:y1="3.035cm" svg:x2="1.277cm" svg:y2="3.035cm"><text:p/></draw:line><draw:line draw:style-name="gr73" draw:text-style-name="P71" svg:x1="1.277cm" svg:y1="2.835cm" svg:x2="1.277cm" svg:y2="3.035cm"><text:p/></draw:line><draw:line draw:style-name="gr73" draw:text-style-name="P71" svg:x1="1.077cm" svg:y1="3.035cm" svg:x2="1.277cm" svg:y2="3.035cm"><text:p/></draw:line><draw:line draw:style-name="gr73" draw:text-style-name="P71" svg:x1="1.277cm" svg:y1="2.835cm" svg:x2="1.277cm" svg:y2="3.035cm"><text:p/></draw:line><draw:line draw:style-name="gr73" draw:text-style-name="P71" svg:x1="7.577cm" svg:y1="6.935cm" svg:x2="7.677cm" svg:y2="6.735cm"><text:p/></draw:line><draw:line draw:style-name="gr73" draw:text-style-name="P71" svg:x1="7.68cm" svg:y1="6.935cm" svg:x2="7.78cm" svg:y2="6.735cm"><text:p/></draw:line><draw:line draw:style-name="gr73" draw:text-style-name="P71" svg:x1="1.077cm" svg:y1="3.035cm" svg:x2="1.277cm" svg:y2="3.035cm"><text:p/></draw:line><draw:line draw:style-name="gr74" draw:text-style-name="P71" svg:x1="3.577cm" svg:y1="2.635cm" svg:x2="3.558cm" svg:y2="4.849cm"><text:p/></draw:line><draw:line draw:style-name="gr74" draw:text-style-name="P71" svg:x1="1.605cm" svg:y1="2.826cm" svg:x2="5.581cm" svg:y2="2.826cm"><text:p/></draw:line><draw:custom-shape draw:style-name="gr75" draw:text-style-name="P71" svg:width="4.95cm" svg:height="4.948cm" svg:x="1.083cm" svg:y="0.3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4" draw:text-style-name="P71" svg:x1="6.58cm" svg:y1="2.635cm" svg:x2="6.567cm" svg:y2="4.849cm"><text:p/></draw:line><draw:line draw:style-name="gr74" draw:text-style-name="P71" svg:x1="4.611cm" svg:y1="2.826cm" svg:x2="8.587cm" svg:y2="2.826cm"><text:p/></draw:line><draw:custom-shape draw:style-name="gr76" draw:text-style-name="P71" svg:width="4.948cm" svg:height="4.948cm" svg:x="4.091cm" svg:y="0.3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3" draw:text-style-name="P71" svg:x1="4.977cm" svg:y1="0.796cm" svg:x2="5.11cm" svg:y2="0.935cm"><text:p/></draw:line><draw:line draw:style-name="gr73" draw:text-style-name="P71" svg:x1="4.948cm" svg:y1="0.935cm" svg:x2="5.161cm" svg:y2="0.777cm"><text:p/></draw:line><draw:line draw:style-name="gr71" draw:text-style-name="P60" svg:x1="3.579cm" svg:y1="2.836cm" svg:x2="5.079cm" svg:y2="0.836cm"><text:p/></draw:line><draw:line draw:style-name="gr71" draw:text-style-name="P60" svg:x1="6.58cm" svg:y1="2.836cm" svg:x2="5.08cm" svg:y2="0.836cm"><text:p/></draw:line><draw:line draw:style-name="gr74" draw:text-style-name="P71" svg:x1="6.567cm" svg:y1="4.907cm" svg:x2="6.58cm" svg:y2="7.034cm"><text:p/></draw:line><draw:line draw:style-name="gr74" draw:text-style-name="P71" svg:x1="4.611cm" svg:y1="6.861cm" svg:x2="8.587cm" svg:y2="6.861cm"><text:p/></draw:line><draw:custom-shape draw:style-name="gr76" draw:text-style-name="P71" svg:width="4.948cm" svg:height="4.948cm" svg:x="4.091cm" svg:y="4.38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1" draw:text-style-name="P60" svg:x1="6.58cm" svg:y1="6.872cm" svg:x2="5.08cm" svg:y2="8.837cm"><text:p/></draw:line><draw:line draw:style-name="gr71" draw:text-style-name="P60" svg:x1="3.579cm" svg:y1="6.835cm" svg:x2="6.079cm" svg:y2="6.835cm"><text:p/></draw:line><draw:line draw:style-name="gr73" draw:text-style-name="P71" svg:x1="3.477cm" svg:y1="4.835cm" svg:x2="3.677cm" svg:y2="4.835cm"><text:p/></draw:line><draw:line draw:style-name="gr73" draw:text-style-name="P71" svg:x1="2.177cm" svg:y1="6.935cm" svg:x2="2.277cm" svg:y2="6.735cm"><text:p/></draw:line><draw:line draw:style-name="gr74" draw:text-style-name="P71" svg:x1="3.564cm" svg:y1="4.907cm" svg:x2="3.577cm" svg:y2="7.034cm"><text:p/></draw:line><draw:line draw:style-name="gr74" draw:text-style-name="P71" svg:x1="1.614cm" svg:y1="6.861cm" svg:x2="5.59cm" svg:y2="6.861cm"><text:p/></draw:line><draw:custom-shape draw:style-name="gr76" draw:text-style-name="P71" svg:width="4.948cm" svg:height="4.948cm" svg:x="1.09cm" svg:y="4.38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3" draw:text-style-name="P71" svg:x1="4.977cm" svg:y1="8.735cm" svg:x2="5.177cm" svg:y2="8.935cm"><text:p/></draw:line><draw:line draw:style-name="gr73" draw:text-style-name="P71" svg:x1="4.977cm" svg:y1="8.893cm" svg:x2="5.19cm" svg:y2="8.735cm"><text:p/></draw:line><draw:line draw:style-name="gr71" draw:text-style-name="P60" svg:x1="3.579cm" svg:y1="6.872cm" svg:x2="5.079cm" svg:y2="8.837cm"><text:p/></draw:line><draw:line draw:style-name="gr73" draw:text-style-name="P71" svg:x1="5.877cm" svg:y1="7.935cm" svg:x2="5.777cm" svg:y2="7.735cm"><text:p/></draw:line><draw:line draw:style-name="gr73" draw:text-style-name="P71" svg:x1="5.935cm" svg:y1="7.878cm" svg:x2="5.835cm" svg:y2="7.678cm"><text:p/></draw:line><draw:line draw:style-name="gr73" draw:text-style-name="P71" svg:x1="4.119cm" svg:y1="7.778cm" svg:x2="4.319cm" svg:y2="7.578cm"><text:p/></draw:line><draw:line draw:style-name="gr73" draw:text-style-name="P71" svg:x1="4.177cm" svg:y1="7.835cm" svg:x2="4.377cm" svg:y2="7.635cm"><text:p/></draw:line><draw:line draw:style-name="gr73" draw:text-style-name="P71" svg:x1="4.42cm" svg:y1="1.892cm" svg:x2="4.32cm" svg:y2="1.692cm"><text:p/></draw:line><draw:line draw:style-name="gr73" draw:text-style-name="P71" svg:x1="4.478cm" svg:y1="1.835cm" svg:x2="4.378cm" svg:y2="1.635cm"><text:p/></draw:line><draw:line draw:style-name="gr73" draw:text-style-name="P71" svg:x1="5.678cm" svg:y1="1.835cm" svg:x2="5.878cm" svg:y2="1.635cm"><text:p/></draw:line><draw:line draw:style-name="gr73" draw:text-style-name="P71" svg:x1="5.738cm" svg:y1="1.892cm" svg:x2="5.938cm" svg:y2="1.692cm"><text:p/></draw:line><draw:frame draw:style-name="gr72" draw:text-style-name="P56" svg:width="1.9cm" svg:height="0.701cm" svg:x="5.578cm" svg:y="1.134cm"><draw:text-box><text:p text:style-name="P52"><text:span text:style-name="T15">2,5 cm <text:s/>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sans" svg:font-family="Lucidasan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5cm" draw:dots2="1" draw:dots2-length="0.005cm" draw:distance="0.005cm"/>
    <draw:stroke-dash draw:name="Dashed_20__28_var_29__20_6797" draw:display-name="Dashed (var) 6797" draw:style="rect" draw:dots1="1" draw:dots1-length="0.005cm" draw:dots2="1" draw:dots2-length="0.005cm" draw:distance="0.005cm"/>
    <draw:stroke-dash draw:name="Dashed_20__28_var_29__20_6798" draw:display-name="Dashed (var) 6798" draw:style="rect" draw:dots1="1" draw:dots1-length="0.005cm" draw:dots2="1" draw:dots2-length="0.005cm" draw:distance="0.005cm"/>
    <draw:stroke-dash draw:name="Dashed_20__28_var_29__20_6799" draw:display-name="Dashed (var) 6799" draw:style="rect" draw:dots1="1" draw:dots1-length="0.005cm" draw:dots2="1" draw:dots2-length="0.005cm" draw:distance="0.005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ot" draw:style="rect" draw:dots1="1" draw:dots1-length="57%" draw:distance="57%"/>
    <draw:stroke-dash draw:name="Fine_20_Dashed" draw:display-name="Fine Dashed" draw:style="rect" draw:dots1="1" draw:dots1-length="36%" draw:distance="36%"/>
    <draw:stroke-dash draw:name="Long_20_Dash" draw:display-name="Long Dash" draw:style="rect" draw:dots1="1" draw:dots1-length="227%" draw:distance="170%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_5f_2_5f_Col" style:display-name="_Paragraphe_Réponse_Elève_2_Col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</style:tab-stops>
      </style:paragraph-properties>
      <style:text-properties fo:color="#b3b3b3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_5f_2_5f_Col" style:display-name="_Paragraphe_Réponse_Pointillés_Grisés_2_Col" style:family="paragraph" style:parent-style-name="_5f_Paragraphe_5f_Réponse_5f_Elève_5f_2_5f_Col" style:list-style-name="">
      <style:paragraph-properties>
        <style:tab-stops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20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2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6" draw:name="Ligne_Entete_Impair_Mesures_2col" draw:style-name="Mgr3" draw:text-style-name="MP3" svg:x1="16.023cm" svg:y1="0.36cm" svg:x2="20.496cm" svg:y2="0.36cm"><text:p/></draw:line><draw:line text:anchor-type="paragraph" draw:z-index="53" draw:name="Ligne_Verticale_Impair_Mesures_2col" draw:style-name="Mgr3" draw:text-style-name="MP3" svg:x1="9.477cm" svg:y1="1.979cm" svg:x2="9.477cm" svg:y2="27.016cm"><text:p/></draw:line><draw:g text:anchor-type="paragraph" draw:z-index="13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21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7" draw:name="Ligne_Entete_Pair_Mesures_2col" draw:style-name="Mgr3" draw:text-style-name="MP3" svg:x1="16.023cm" svg:y1="0.36cm" svg:x2="20.496cm" svg:y2="0.36cm"><text:p/></draw:line><draw:line text:anchor-type="paragraph" draw:z-index="54" draw:name="Ligne_Verticale_Pair_Mesures_2col" draw:style-name="Mgr3" draw:text-style-name="MP3" svg:x1="9.502cm" svg:y1="2.046cm" svg:x2="9.502cm" svg:y2="27.083cm"><text:p/></draw:line><draw:g text:anchor-type="paragraph" draw:z-index="14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18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2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4" draw:name="Ligne_Entete_Impair_Mesures_1col" draw:style-name="Mgr3" draw:text-style-name="MP3" svg:x1="16.023cm" svg:y1="0.36cm" svg:x2="20.496cm" svg:y2="0.36cm"><text:p/></draw:line><draw:g text:anchor-type="paragraph" draw:z-index="11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19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3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5" draw:name="Ligne_Entete_Pair_Mesures_1col" draw:style-name="Mgr3" draw:text-style-name="MP3" svg:x1="16.023cm" svg:y1="0.36cm" svg:x2="20.496cm" svg:y2="0.36cm"><text:p/></draw:line><draw:g text:anchor-type="paragraph" draw:z-index="12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78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9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Impair_Donnees_2col" draw:style-name="Mgr7" draw:text-style-name="MP3" svg:x1="16.023cm" svg:y1="0.36cm" svg:x2="20.496cm" svg:y2="0.36cm"><text:p/></draw:line><draw:line text:anchor-type="paragraph" draw:z-index="51" draw:name="Ligne_Verticale_Impair_Donnees_2col" draw:style-name="Mgr7" draw:text-style-name="MP3" svg:x1="9.477cm" svg:y1="2.007cm" svg:x2="9.477cm" svg:y2="27.044cm"><text:p/></draw:line><draw:g text:anchor-type="paragraph" draw:z-index="7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55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80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9" draw:name="Ligne_Entete_Pair_Donnees_2col" draw:style-name="Mgr7" draw:text-style-name="MP3" svg:x1="16.023cm" svg:y1="0.36cm" svg:x2="20.496cm" svg:y2="0.36cm"><text:p/></draw:line><draw:line text:anchor-type="paragraph" draw:z-index="52" draw:name="Ligne_Verticale_Pair_Donnees_2col" draw:style-name="Mgr7" draw:text-style-name="MP3" svg:x1="9.533cm" svg:y1="1.949cm" svg:x2="9.533cm" svg:y2="26.986cm"><text:p/></draw:line><draw:g text:anchor-type="paragraph" draw:z-index="10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71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7" draw:name="Ligne_Entete_Impair_Donnees_1col" draw:style-name="Mgr7" draw:text-style-name="MP3" svg:x1="16.023cm" svg:y1="0.36cm" svg:x2="20.496cm" svg:y2="0.36cm"><text:p/></draw:line><draw:g text:anchor-type="paragraph" draw:z-index="8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72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7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Pair_Donnees_1col" draw:style-name="Mgr7" draw:text-style-name="MP3" svg:x1="16.023cm" svg:y1="0.36cm" svg:x2="20.496cm" svg:y2="0.36cm"><text:p/></draw:line><draw:g text:anchor-type="paragraph" draw:z-index="9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6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6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84" draw:name="Ligne_Entete_Impair_Geometrie_2col" draw:style-name="Mgr10" draw:text-style-name="MP3" svg:x1="55.598cm" svg:y1="0.36cm" svg:x2="45.833cm" svg:y2="0.36cm"><text:p/></draw:line><draw:line text:anchor-type="paragraph" draw:z-index="49" draw:name="Ligne_Verticale_Impair_Geometrie_2col" draw:style-name="Mgr10" draw:text-style-name="MP3" svg:x1="9.477cm" svg:y1="1.949cm" svg:x2="9.477cm" svg:y2="26.986cm"><text:p/></draw:line><draw:g text:anchor-type="paragraph" draw:z-index="5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Pavés et prismes droits</text:span></text:p>
      </style:header>
      <style:header-left>
        <text:p text:style-name="MP25"><draw:path text:anchor-type="paragraph" draw:z-index="17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7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85" draw:name="Ligne_Entete_Pair_Geometrie_2col" draw:style-name="Mgr10" draw:text-style-name="MP3" svg:x1="55.597cm" svg:y1="0.36cm" svg:x2="45.552cm" svg:y2="0.36cm"><text:p/></draw:line><draw:line text:anchor-type="paragraph" draw:z-index="50" draw:name="Ligne_Verticale_Pair_Geometrie_2col" draw:style-name="Mgr10" draw:text-style-name="MP3" svg:x1="9.477cm" svg:y1="2.028cm" svg:x2="9.477cm" svg:y2="27.065cm"><text:p/></draw:line><draw:g text:anchor-type="paragraph" draw:z-index="6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Pavés et prismes droits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76"><draw:text-box fo:min-height="0.499cm" fo:min-width="5.126cm"><text:h text:style-name="MP7" text:outline-level="1">Solid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77"><draw:text-box fo:min-height="0.425cm" fo:min-width="6.994cm"><text:h text:style-name="MP9" text:outline-level="1">Solides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64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2" draw:name="Ligne_Entete_Impair_Geometrie_1col" draw:style-name="Mgr10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65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66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Pair_Geometrie_1col" draw:style-name="Mgr10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56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63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Impair_Numerique_2col" draw:style-name="Mgr14" draw:text-style-name="MP3" svg:x1="16.023cm" svg:y1="0.36cm" svg:x2="20.496cm" svg:y2="0.36cm"><text:p/></draw:line><draw:line text:anchor-type="paragraph" draw:z-index="61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58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59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Pair_Numerique_2col" draw:style-name="Mgr14" draw:text-style-name="MP3" svg:x1="16.023cm" svg:y1="0.36cm" svg:x2="20.496cm" svg:y2="0.36cm"><text:p/></draw:line><draw:line text:anchor-type="paragraph" draw:z-index="62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1:35:22.648000000</meta:creation-date>
    <dc:date>2024-07-14T18:34:02.645000000</dc:date>
    <meta:editing-duration>PT11H4M4S</meta:editing-duration>
    <meta:editing-cycles>33</meta:editing-cycles>
    <meta:generator>LibreOffice/24.2.5.2$Windows_X86_64 LibreOffice_project/bffef4ea93e59bebbeaf7f431bb02b1a39ee8a59</meta:generator>
    <meta:print-date>2024-07-02T07:32:24.318736528</meta:print-date>
    <meta:printed-by>PDF files</meta:printed-by>
    <meta:document-statistic meta:table-count="2" meta:image-count="0" meta:object-count="4" meta:page-count="3" meta:paragraph-count="113" meta:word-count="523" meta:character-count="2899" meta:non-whitespace-character-count="2449"/>
    <meta:template xlink:type="simple" xlink:actuate="onRequest" xlink:title="Modele_Cahier" xlink:href="../../../../../../../../.config/libreoffice/4/user/template/Modele_Cahier.ott" meta:date="2024-07-02T06:57:52.797270448"/>
  </office:meta>
</office:document-meta>
</file>

<file path=Object 1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2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3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4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